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8047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6799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4126in"/>
    </style:style>
    <style:style style:name="co13" style:family="table-column">
      <style:table-column-properties fo:break-before="auto" style:column-width="0.8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062023-160141" table:style-name="ta1">
        <table:shapes>
          <draw:frame draw:z-index="0" draw:style-name="gr1" draw:text-style-name="P1" svg:width="6.2937in" svg:height="3.5386in" svg:x="0in" svg:y="3.0138in">
            <draw:object draw:notify-on-update-of-ranges="'12062023-160141'.C1:'12062023-160141'.C1 '12062023-160141'.C2:'12062023-160141'.C3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pth_Rat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E_rate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47</text:p>
          </table:table-cell>
          <table:table-cell office:value-type="float" office:value="0.001365" calcext:value-type="float">
            <text:p>0.00136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.14212" calcext:value-type="float">
            <text:p>6.14212</text:p>
          </table:table-cell>
          <table:table-cell office:value-type="float" office:value="44" calcext:value-type="float">
            <text:p>4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48</text:p>
          </table:table-cell>
          <table:table-cell office:value-type="float" office:value="0.020398" calcext:value-type="float">
            <text:p>0.020398</text:p>
          </table:table-cell>
          <table:table-cell table:formula="of:=[.C3]-[.C2]" office:value-type="float" office:value="0.019033" calcext:value-type="float">
            <text:p>0.019033</text:p>
          </table:table-cell>
          <table:table-cell office:value-type="float" office:value="362" calcext:value-type="float">
            <text:p>362</text:p>
          </table:table-cell>
          <table:table-cell office:value-type="float" office:value="5.825973" calcext:value-type="float">
            <text:p>5.825973</text:p>
          </table:table-cell>
          <table:table-cell office:value-type="float" office:value="44" calcext:value-type="float">
            <text:p>44</text:p>
          </table:table-cell>
          <table:table-cell table:formula="of:=[.E3]-[.E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49</text:p>
          </table:table-cell>
          <table:table-cell office:value-type="float" office:value="0.039912" calcext:value-type="float">
            <text:p>0.039912</text:p>
          </table:table-cell>
          <table:table-cell table:formula="of:=[.C4]-[.C3]" office:value-type="float" office:value="0.019514" calcext:value-type="float">
            <text:p>0.019514</text:p>
          </table:table-cell>
          <table:table-cell office:value-type="float" office:value="362" calcext:value-type="float">
            <text:p>362</text:p>
          </table:table-cell>
          <table:table-cell office:value-type="float" office:value="5.48487" calcext:value-type="float">
            <text:p>5.48487</text:p>
          </table:table-cell>
          <table:table-cell office:value-type="float" office:value="44" calcext:value-type="float">
            <text:p>44</text:p>
          </table:table-cell>
          <table:table-cell table:formula="of:=[.E4]-[.E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0</text:p>
          </table:table-cell>
          <table:table-cell office:value-type="float" office:value="0.063908" calcext:value-type="float">
            <text:p>0.063908</text:p>
          </table:table-cell>
          <table:table-cell table:formula="of:=[.C5]-[.C4]" office:value-type="float" office:value="0.023996" calcext:value-type="float">
            <text:p>0.023996</text:p>
          </table:table-cell>
          <table:table-cell office:value-type="float" office:value="367" calcext:value-type="float">
            <text:p>367</text:p>
          </table:table-cell>
          <table:table-cell office:value-type="float" office:value="5.118732" calcext:value-type="float">
            <text:p>5.118732</text:p>
          </table:table-cell>
          <table:table-cell office:value-type="float" office:value="44" calcext:value-type="float">
            <text:p>44</text:p>
          </table:table-cell>
          <table:table-cell table:formula="of:=[.E5]-[.E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1</text:p>
          </table:table-cell>
          <table:table-cell office:value-type="float" office:value="0.089855" calcext:value-type="float">
            <text:p>0.089855</text:p>
          </table:table-cell>
          <table:table-cell table:formula="of:=[.C6]-[.C5]" office:value-type="float" office:value="0.025947" calcext:value-type="float">
            <text:p>0.025947</text:p>
          </table:table-cell>
          <table:table-cell office:value-type="float" office:value="352" calcext:value-type="float">
            <text:p>352</text:p>
          </table:table-cell>
          <table:table-cell office:value-type="float" office:value="4.546213" calcext:value-type="float">
            <text:p>4.546213</text:p>
          </table:table-cell>
          <table:table-cell office:value-type="float" office:value="44" calcext:value-type="float">
            <text:p>44</text:p>
          </table:table-cell>
          <table:table-cell table:formula="of:=[.E6]-[.E5]" office:value-type="float" office:value="-15" calcext:value-type="float">
            <text:p>-1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2</text:p>
          </table:table-cell>
          <table:table-cell office:value-type="float" office:value="0.116877" calcext:value-type="float">
            <text:p>0.116877</text:p>
          </table:table-cell>
          <table:table-cell table:formula="of:=[.C7]-[.C6]" office:value-type="float" office:value="0.027022" calcext:value-type="float">
            <text:p>0.027022</text:p>
          </table:table-cell>
          <table:table-cell office:value-type="float" office:value="365" calcext:value-type="float">
            <text:p>365</text:p>
          </table:table-cell>
          <table:table-cell office:value-type="float" office:value="4.074704" calcext:value-type="float">
            <text:p>4.074704</text:p>
          </table:table-cell>
          <table:table-cell office:value-type="float" office:value="44" calcext:value-type="float">
            <text:p>44</text:p>
          </table:table-cell>
          <table:table-cell table:formula="of:=[.E7]-[.E6]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3</text:p>
          </table:table-cell>
          <table:table-cell office:value-type="float" office:value="0.145275" calcext:value-type="float">
            <text:p>0.145275</text:p>
          </table:table-cell>
          <table:table-cell table:formula="of:=[.C8]-[.C7]" office:value-type="float" office:value="0.028398" calcext:value-type="float">
            <text:p>0.028398</text:p>
          </table:table-cell>
          <table:table-cell office:value-type="float" office:value="372" calcext:value-type="float">
            <text:p>372</text:p>
          </table:table-cell>
          <table:table-cell office:value-type="float" office:value="3.531606" calcext:value-type="float">
            <text:p>3.531606</text:p>
          </table:table-cell>
          <table:table-cell office:value-type="float" office:value="43" calcext:value-type="float">
            <text:p>43</text:p>
          </table:table-cell>
          <table:table-cell table:formula="of:=[.E8]-[.E7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4</text:p>
          </table:table-cell>
          <table:table-cell office:value-type="float" office:value="0.178681" calcext:value-type="float">
            <text:p>0.178681</text:p>
          </table:table-cell>
          <table:table-cell table:formula="of:=[.C9]-[.C8]" office:value-type="float" office:value="0.033406" calcext:value-type="float">
            <text:p>0.033406</text:p>
          </table:table-cell>
          <table:table-cell office:value-type="float" office:value="359" calcext:value-type="float">
            <text:p>359</text:p>
          </table:table-cell>
          <table:table-cell office:value-type="float" office:value="2.831892" calcext:value-type="float">
            <text:p>2.831892</text:p>
          </table:table-cell>
          <table:table-cell office:value-type="float" office:value="43" calcext:value-type="float">
            <text:p>43</text:p>
          </table:table-cell>
          <table:table-cell table:formula="of:=[.E9]-[.E8]" office:value-type="float" office:value="-13" calcext:value-type="float">
            <text:p>-1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5</text:p>
          </table:table-cell>
          <table:table-cell office:value-type="float" office:value="0.206582" calcext:value-type="float">
            <text:p>0.206582</text:p>
          </table:table-cell>
          <table:table-cell table:formula="of:=[.C10]-[.C9]" office:value-type="float" office:value="0.027901" calcext:value-type="float">
            <text:p>0.027901</text:p>
          </table:table-cell>
          <table:table-cell office:value-type="float" office:value="352" calcext:value-type="float">
            <text:p>352</text:p>
          </table:table-cell>
          <table:table-cell office:value-type="float" office:value="2.367556" calcext:value-type="float">
            <text:p>2.367556</text:p>
          </table:table-cell>
          <table:table-cell office:value-type="float" office:value="43" calcext:value-type="float">
            <text:p>43</text:p>
          </table:table-cell>
          <table:table-cell table:formula="of:=[.E10]-[.E9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6</text:p>
          </table:table-cell>
          <table:table-cell office:value-type="float" office:value="0.242112" calcext:value-type="float">
            <text:p>0.242112</text:p>
          </table:table-cell>
          <table:table-cell table:formula="of:=[.C11]-[.C10]" office:value-type="float" office:value="0.03553" calcext:value-type="float">
            <text:p>0.03553</text:p>
          </table:table-cell>
          <table:table-cell office:value-type="float" office:value="345" calcext:value-type="float">
            <text:p>345</text:p>
          </table:table-cell>
          <table:table-cell office:value-type="float" office:value="1.557774" calcext:value-type="float">
            <text:p>1.557774</text:p>
          </table:table-cell>
          <table:table-cell office:value-type="float" office:value="43" calcext:value-type="float">
            <text:p>43</text:p>
          </table:table-cell>
          <table:table-cell table:formula="of:=[.E11]-[.E10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7</text:p>
          </table:table-cell>
          <table:table-cell office:value-type="float" office:value="0.272277" calcext:value-type="float">
            <text:p>0.272277</text:p>
          </table:table-cell>
          <table:table-cell table:formula="of:=[.C12]-[.C11]" office:value-type="float" office:value="0.030165" calcext:value-type="float">
            <text:p>0.030165</text:p>
          </table:table-cell>
          <table:table-cell office:value-type="float" office:value="350" calcext:value-type="float">
            <text:p>350</text:p>
          </table:table-cell>
          <table:table-cell office:value-type="float" office:value="1.027882" calcext:value-type="float">
            <text:p>1.027882</text:p>
          </table:table-cell>
          <table:table-cell office:value-type="float" office:value="43" calcext:value-type="float">
            <text:p>43</text:p>
          </table:table-cell>
          <table:table-cell table:formula="of:=[.E12]-[.E1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8</text:p>
          </table:table-cell>
          <table:table-cell office:value-type="float" office:value="0.304282" calcext:value-type="float">
            <text:p>0.304282</text:p>
          </table:table-cell>
          <table:table-cell table:formula="of:=[.C13]-[.C12]" office:value-type="float" office:value="0.032005" calcext:value-type="float">
            <text:p>0.032005</text:p>
          </table:table-cell>
          <table:table-cell office:value-type="float" office:value="357" calcext:value-type="float">
            <text:p>357</text:p>
          </table:table-cell>
          <table:table-cell office:value-type="float" office:value="0.454323" calcext:value-type="float">
            <text:p>0.454323</text:p>
          </table:table-cell>
          <table:table-cell office:value-type="float" office:value="42" calcext:value-type="float">
            <text:p>42</text:p>
          </table:table-cell>
          <table:table-cell table:formula="of:=[.E13]-[.E12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2:59</text:p>
          </table:table-cell>
          <table:table-cell office:value-type="float" office:value="0.338754" calcext:value-type="float">
            <text:p>0.338754</text:p>
          </table:table-cell>
          <table:table-cell table:formula="of:=[.C14]-[.C13]" office:value-type="float" office:value="0.034472" calcext:value-type="float">
            <text:p>0.034472</text:p>
          </table:table-cell>
          <table:table-cell office:value-type="float" office:value="361" calcext:value-type="float">
            <text:p>361</text:p>
          </table:table-cell>
          <table:table-cell office:value-type="float" office:value="-0.299877" calcext:value-type="float">
            <text:p>-0.299877</text:p>
          </table:table-cell>
          <table:table-cell office:value-type="float" office:value="42" calcext:value-type="float">
            <text:p>42</text:p>
          </table:table-cell>
          <table:table-cell table:formula="of:=[.E14]-[.E1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0</text:p>
          </table:table-cell>
          <table:table-cell office:value-type="float" office:value="0.370522" calcext:value-type="float">
            <text:p>0.370522</text:p>
          </table:table-cell>
          <table:table-cell table:formula="of:=[.C15]-[.C14]" office:value-type="float" office:value="0.031768" calcext:value-type="float">
            <text:p>0.031768</text:p>
          </table:table-cell>
          <table:table-cell office:value-type="float" office:value="367" calcext:value-type="float">
            <text:p>367</text:p>
          </table:table-cell>
          <table:table-cell office:value-type="float" office:value="-0.861075" calcext:value-type="float">
            <text:p>-0.861075</text:p>
          </table:table-cell>
          <table:table-cell office:value-type="float" office:value="42" calcext:value-type="float">
            <text:p>42</text:p>
          </table:table-cell>
          <table:table-cell table:formula="of:=[.E15]-[.E14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1</text:p>
          </table:table-cell>
          <table:table-cell office:value-type="float" office:value="0.40015" calcext:value-type="float">
            <text:p>0.40015</text:p>
          </table:table-cell>
          <table:table-cell table:formula="of:=[.C16]-[.C15]" office:value-type="float" office:value="0.029628" calcext:value-type="float">
            <text:p>0.029628</text:p>
          </table:table-cell>
          <table:table-cell office:value-type="float" office:value="365" calcext:value-type="float">
            <text:p>365</text:p>
          </table:table-cell>
          <table:table-cell office:value-type="float" office:value="-1.415007" calcext:value-type="float">
            <text:p>-1.415007</text:p>
          </table:table-cell>
          <table:table-cell office:value-type="float" office:value="42" calcext:value-type="float">
            <text:p>42</text:p>
          </table:table-cell>
          <table:table-cell table:formula="of:=[.E16]-[.E15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2</text:p>
          </table:table-cell>
          <table:table-cell office:value-type="float" office:value="0.435661" calcext:value-type="float">
            <text:p>0.435661</text:p>
          </table:table-cell>
          <table:table-cell table:formula="of:=[.C17]-[.C16]" office:value-type="float" office:value="0.035511" calcext:value-type="float">
            <text:p>0.035511</text:p>
          </table:table-cell>
          <table:table-cell office:value-type="float" office:value="364" calcext:value-type="float">
            <text:p>364</text:p>
          </table:table-cell>
          <table:table-cell office:value-type="float" office:value="-2.119464" calcext:value-type="float">
            <text:p>-2.119464</text:p>
          </table:table-cell>
          <table:table-cell office:value-type="float" office:value="42" calcext:value-type="float">
            <text:p>42</text:p>
          </table:table-cell>
          <table:table-cell table:formula="of:=[.E17]-[.E16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3</text:p>
          </table:table-cell>
          <table:table-cell office:value-type="float" office:value="0.465192" calcext:value-type="float">
            <text:p>0.465192</text:p>
          </table:table-cell>
          <table:table-cell table:formula="of:=[.C18]-[.C17]" office:value-type="float" office:value="0.029531" calcext:value-type="float">
            <text:p>0.029531</text:p>
          </table:table-cell>
          <table:table-cell office:value-type="float" office:value="370" calcext:value-type="float">
            <text:p>370</text:p>
          </table:table-cell>
          <table:table-cell office:value-type="float" office:value="-2.616594" calcext:value-type="float">
            <text:p>-2.616594</text:p>
          </table:table-cell>
          <table:table-cell office:value-type="float" office:value="41" calcext:value-type="float">
            <text:p>41</text:p>
          </table:table-cell>
          <table:table-cell table:formula="of:=[.E18]-[.E17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4</text:p>
          </table:table-cell>
          <table:table-cell office:value-type="float" office:value="0.493293" calcext:value-type="float">
            <text:p>0.493293</text:p>
          </table:table-cell>
          <table:table-cell table:formula="of:=[.C19]-[.C18]" office:value-type="float" office:value="0.028101" calcext:value-type="float">
            <text:p>0.028101</text:p>
          </table:table-cell>
          <table:table-cell office:value-type="float" office:value="377" calcext:value-type="float">
            <text:p>377</text:p>
          </table:table-cell>
          <table:table-cell office:value-type="float" office:value="-3.222884" calcext:value-type="float">
            <text:p>-3.222884</text:p>
          </table:table-cell>
          <table:table-cell office:value-type="float" office:value="41" calcext:value-type="float">
            <text:p>41</text:p>
          </table:table-cell>
          <table:table-cell table:formula="of:=[.E19]-[.E18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5</text:p>
          </table:table-cell>
          <table:table-cell office:value-type="float" office:value="0.523733" calcext:value-type="float">
            <text:p>0.523733</text:p>
          </table:table-cell>
          <table:table-cell table:formula="of:=[.C20]-[.C19]" office:value-type="float" office:value="0.03044" calcext:value-type="float">
            <text:p>0.03044</text:p>
          </table:table-cell>
          <table:table-cell office:value-type="float" office:value="382" calcext:value-type="float">
            <text:p>382</text:p>
          </table:table-cell>
          <table:table-cell office:value-type="float" office:value="-3.636461" calcext:value-type="float">
            <text:p>-3.636461</text:p>
          </table:table-cell>
          <table:table-cell office:value-type="float" office:value="41" calcext:value-type="float">
            <text:p>41</text:p>
          </table:table-cell>
          <table:table-cell table:formula="of:=[.E20]-[.E1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6</text:p>
          </table:table-cell>
          <table:table-cell office:value-type="float" office:value="0.551658" calcext:value-type="float">
            <text:p>0.551658</text:p>
          </table:table-cell>
          <table:table-cell table:formula="of:=[.C21]-[.C20]" office:value-type="float" office:value="0.027925" calcext:value-type="float">
            <text:p>0.027925</text:p>
          </table:table-cell>
          <table:table-cell office:value-type="float" office:value="387" calcext:value-type="float">
            <text:p>387</text:p>
          </table:table-cell>
          <table:table-cell office:value-type="float" office:value="-4.102631" calcext:value-type="float">
            <text:p>-4.102631</text:p>
          </table:table-cell>
          <table:table-cell office:value-type="float" office:value="41" calcext:value-type="float">
            <text:p>41</text:p>
          </table:table-cell>
          <table:table-cell table:formula="of:=[.E21]-[.E2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7</text:p>
          </table:table-cell>
          <table:table-cell office:value-type="float" office:value="0.575747" calcext:value-type="float">
            <text:p>0.575747</text:p>
          </table:table-cell>
          <table:table-cell table:formula="of:=[.C22]-[.C21]" office:value-type="float" office:value="0.024089" calcext:value-type="float">
            <text:p>0.024089</text:p>
          </table:table-cell>
          <table:table-cell office:value-type="float" office:value="386" calcext:value-type="float">
            <text:p>386</text:p>
          </table:table-cell>
          <table:table-cell office:value-type="float" office:value="-4.473107" calcext:value-type="float">
            <text:p>-4.473107</text:p>
          </table:table-cell>
          <table:table-cell office:value-type="float" office:value="41" calcext:value-type="float">
            <text:p>41</text:p>
          </table:table-cell>
          <table:table-cell table:formula="of:=[.E22]-[.E21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8</text:p>
          </table:table-cell>
          <table:table-cell office:value-type="float" office:value="0.600789" calcext:value-type="float">
            <text:p>0.600789</text:p>
          </table:table-cell>
          <table:table-cell table:formula="of:=[.C23]-[.C22]" office:value-type="float" office:value="0.025042" calcext:value-type="float">
            <text:p>0.025042</text:p>
          </table:table-cell>
          <table:table-cell office:value-type="float" office:value="386" calcext:value-type="float">
            <text:p>386</text:p>
          </table:table-cell>
          <table:table-cell office:value-type="float" office:value="-4.789022" calcext:value-type="float">
            <text:p>-4.789022</text:p>
          </table:table-cell>
          <table:table-cell office:value-type="float" office:value="40" calcext:value-type="float">
            <text:p>40</text:p>
          </table:table-cell>
          <table:table-cell table:formula="of:=[.E23]-[.E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09</text:p>
          </table:table-cell>
          <table:table-cell office:value-type="float" office:value="0.623325" calcext:value-type="float">
            <text:p>0.623325</text:p>
          </table:table-cell>
          <table:table-cell table:formula="of:=[.C24]-[.C23]" office:value-type="float" office:value="0.022536" calcext:value-type="float">
            <text:p>0.022536</text:p>
          </table:table-cell>
          <table:table-cell office:value-type="float" office:value="392" calcext:value-type="float">
            <text:p>392</text:p>
          </table:table-cell>
          <table:table-cell office:value-type="float" office:value="-5.130891" calcext:value-type="float">
            <text:p>-5.130891</text:p>
          </table:table-cell>
          <table:table-cell office:value-type="float" office:value="40" calcext:value-type="float">
            <text:p>40</text:p>
          </table:table-cell>
          <table:table-cell table:formula="of:=[.E24]-[.E23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0</text:p>
          </table:table-cell>
          <table:table-cell office:value-type="float" office:value="0.646416" calcext:value-type="float">
            <text:p>0.646416</text:p>
          </table:table-cell>
          <table:table-cell table:formula="of:=[.C25]-[.C24]" office:value-type="float" office:value="0.023091" calcext:value-type="float">
            <text:p>0.023091</text:p>
          </table:table-cell>
          <table:table-cell office:value-type="float" office:value="397" calcext:value-type="float">
            <text:p>397</text:p>
          </table:table-cell>
          <table:table-cell office:value-type="float" office:value="-5.449684" calcext:value-type="float">
            <text:p>-5.449684</text:p>
          </table:table-cell>
          <table:table-cell office:value-type="float" office:value="40" calcext:value-type="float">
            <text:p>40</text:p>
          </table:table-cell>
          <table:table-cell table:formula="of:=[.E25]-[.E2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1</text:p>
          </table:table-cell>
          <table:table-cell office:value-type="float" office:value="0.668432" calcext:value-type="float">
            <text:p>0.668432</text:p>
          </table:table-cell>
          <table:table-cell table:formula="of:=[.C26]-[.C25]" office:value-type="float" office:value="0.022016" calcext:value-type="float">
            <text:p>0.022016</text:p>
          </table:table-cell>
          <table:table-cell office:value-type="float" office:value="402" calcext:value-type="float">
            <text:p>402</text:p>
          </table:table-cell>
          <table:table-cell office:value-type="float" office:value="-5.659986" calcext:value-type="float">
            <text:p>-5.659986</text:p>
          </table:table-cell>
          <table:table-cell office:value-type="float" office:value="40" calcext:value-type="float">
            <text:p>40</text:p>
          </table:table-cell>
          <table:table-cell table:formula="of:=[.E26]-[.E2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2</text:p>
          </table:table-cell>
          <table:table-cell office:value-type="float" office:value="0.68549" calcext:value-type="float">
            <text:p>0.68549</text:p>
          </table:table-cell>
          <table:table-cell table:formula="of:=[.C27]-[.C26]" office:value-type="float" office:value="0.017058" calcext:value-type="float">
            <text:p>0.017058</text:p>
          </table:table-cell>
          <table:table-cell office:value-type="float" office:value="407" calcext:value-type="float">
            <text:p>407</text:p>
          </table:table-cell>
          <table:table-cell office:value-type="float" office:value="-5.820128" calcext:value-type="float">
            <text:p>-5.820128</text:p>
          </table:table-cell>
          <table:table-cell office:value-type="float" office:value="40" calcext:value-type="float">
            <text:p>40</text:p>
          </table:table-cell>
          <table:table-cell table:formula="of:=[.E27]-[.E2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3</text:p>
          </table:table-cell>
          <table:table-cell office:value-type="float" office:value="0.705097" calcext:value-type="float">
            <text:p>0.705097</text:p>
          </table:table-cell>
          <table:table-cell table:formula="of:=[.C28]-[.C27]" office:value-type="float" office:value="0.0196069999999999" calcext:value-type="float">
            <text:p>0.0196069999999999</text:p>
          </table:table-cell>
          <table:table-cell office:value-type="float" office:value="412" calcext:value-type="float">
            <text:p>412</text:p>
          </table:table-cell>
          <table:table-cell office:value-type="float" office:value="-5.956703" calcext:value-type="float">
            <text:p>-5.956703</text:p>
          </table:table-cell>
          <table:table-cell office:value-type="float" office:value="39" calcext:value-type="float">
            <text:p>39</text:p>
          </table:table-cell>
          <table:table-cell table:formula="of:=[.E28]-[.E2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4</text:p>
          </table:table-cell>
          <table:table-cell office:value-type="float" office:value="0.719816" calcext:value-type="float">
            <text:p>0.719816</text:p>
          </table:table-cell>
          <table:table-cell table:formula="of:=[.C29]-[.C28]" office:value-type="float" office:value="0.014719" calcext:value-type="float">
            <text:p>0.014719</text:p>
          </table:table-cell>
          <table:table-cell office:value-type="float" office:value="409" calcext:value-type="float">
            <text:p>409</text:p>
          </table:table-cell>
          <table:table-cell office:value-type="float" office:value="-6.099179" calcext:value-type="float">
            <text:p>-6.099179</text:p>
          </table:table-cell>
          <table:table-cell office:value-type="float" office:value="39" calcext:value-type="float">
            <text:p>39</text:p>
          </table:table-cell>
          <table:table-cell table:formula="of:=[.E29]-[.E28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5</text:p>
          </table:table-cell>
          <table:table-cell office:value-type="float" office:value="0.73497" calcext:value-type="float">
            <text:p>0.73497</text:p>
          </table:table-cell>
          <table:table-cell table:formula="of:=[.C30]-[.C29]" office:value-type="float" office:value="0.015154" calcext:value-type="float">
            <text:p>0.015154</text:p>
          </table:table-cell>
          <table:table-cell office:value-type="float" office:value="416" calcext:value-type="float">
            <text:p>416</text:p>
          </table:table-cell>
          <table:table-cell office:value-type="float" office:value="-6.159679" calcext:value-type="float">
            <text:p>-6.159679</text:p>
          </table:table-cell>
          <table:table-cell office:value-type="float" office:value="39" calcext:value-type="float">
            <text:p>39</text:p>
          </table:table-cell>
          <table:table-cell table:formula="of:=[.E30]-[.E29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6</text:p>
          </table:table-cell>
          <table:table-cell office:value-type="float" office:value="0.750305" calcext:value-type="float">
            <text:p>0.750305</text:p>
          </table:table-cell>
          <table:table-cell table:formula="of:=[.C31]-[.C30]" office:value-type="float" office:value="0.015335" calcext:value-type="float">
            <text:p>0.015335</text:p>
          </table:table-cell>
          <table:table-cell office:value-type="float" office:value="422" calcext:value-type="float">
            <text:p>422</text:p>
          </table:table-cell>
          <table:table-cell office:value-type="float" office:value="-6.229634" calcext:value-type="float">
            <text:p>-6.229634</text:p>
          </table:table-cell>
          <table:table-cell office:value-type="float" office:value="39" calcext:value-type="float">
            <text:p>39</text:p>
          </table:table-cell>
          <table:table-cell table:formula="of:=[.E31]-[.E30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7</text:p>
          </table:table-cell>
          <table:table-cell office:value-type="float" office:value="0.764237" calcext:value-type="float">
            <text:p>0.764237</text:p>
          </table:table-cell>
          <table:table-cell table:formula="of:=[.C32]-[.C31]" office:value-type="float" office:value="0.0139320000000001" calcext:value-type="float">
            <text:p>0.0139320000000001</text:p>
          </table:table-cell>
          <table:table-cell office:value-type="float" office:value="427" calcext:value-type="float">
            <text:p>427</text:p>
          </table:table-cell>
          <table:table-cell office:value-type="float" office:value="-6.226106" calcext:value-type="float">
            <text:p>-6.226106</text:p>
          </table:table-cell>
          <table:table-cell office:value-type="float" office:value="39" calcext:value-type="float">
            <text:p>39</text:p>
          </table:table-cell>
          <table:table-cell table:formula="of:=[.E32]-[.E3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8</text:p>
          </table:table-cell>
          <table:table-cell office:value-type="float" office:value="0.778205" calcext:value-type="float">
            <text:p>0.778205</text:p>
          </table:table-cell>
          <table:table-cell table:formula="of:=[.C33]-[.C32]" office:value-type="float" office:value="0.013968" calcext:value-type="float">
            <text:p>0.013968</text:p>
          </table:table-cell>
          <table:table-cell office:value-type="float" office:value="432" calcext:value-type="float">
            <text:p>432</text:p>
          </table:table-cell>
          <table:table-cell office:value-type="float" office:value="-6.224412" calcext:value-type="float">
            <text:p>-6.224412</text:p>
          </table:table-cell>
          <table:table-cell office:value-type="float" office:value="38" calcext:value-type="float">
            <text:p>38</text:p>
          </table:table-cell>
          <table:table-cell table:formula="of:=[.E33]-[.E3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19</text:p>
          </table:table-cell>
          <table:table-cell office:value-type="float" office:value="0.791857" calcext:value-type="float">
            <text:p>0.791857</text:p>
          </table:table-cell>
          <table:table-cell table:formula="of:=[.C34]-[.C33]" office:value-type="float" office:value="0.013652" calcext:value-type="float">
            <text:p>0.013652</text:p>
          </table:table-cell>
          <table:table-cell office:value-type="float" office:value="437" calcext:value-type="float">
            <text:p>437</text:p>
          </table:table-cell>
          <table:table-cell office:value-type="float" office:value="-6.195994" calcext:value-type="float">
            <text:p>-6.195994</text:p>
          </table:table-cell>
          <table:table-cell office:value-type="float" office:value="38" calcext:value-type="float">
            <text:p>38</text:p>
          </table:table-cell>
          <table:table-cell table:formula="of:=[.E34]-[.E3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0</text:p>
          </table:table-cell>
          <table:table-cell office:value-type="float" office:value="0.805059" calcext:value-type="float">
            <text:p>0.805059</text:p>
          </table:table-cell>
          <table:table-cell table:formula="of:=[.C35]-[.C34]" office:value-type="float" office:value="0.0132019999999999" calcext:value-type="float">
            <text:p>0.0132019999999999</text:p>
          </table:table-cell>
          <table:table-cell office:value-type="float" office:value="438" calcext:value-type="float">
            <text:p>438</text:p>
          </table:table-cell>
          <table:table-cell office:value-type="float" office:value="-6.164343" calcext:value-type="float">
            <text:p>-6.164343</text:p>
          </table:table-cell>
          <table:table-cell office:value-type="float" office:value="38" calcext:value-type="float">
            <text:p>38</text:p>
          </table:table-cell>
          <table:table-cell table:formula="of:=[.E35]-[.E3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1</text:p>
          </table:table-cell>
          <table:table-cell office:value-type="float" office:value="0.819664" calcext:value-type="float">
            <text:p>0.819664</text:p>
          </table:table-cell>
          <table:table-cell table:formula="of:=[.C36]-[.C35]" office:value-type="float" office:value="0.014605" calcext:value-type="float">
            <text:p>0.014605</text:p>
          </table:table-cell>
          <table:table-cell office:value-type="float" office:value="444" calcext:value-type="float">
            <text:p>444</text:p>
          </table:table-cell>
          <table:table-cell office:value-type="float" office:value="-6.143609" calcext:value-type="float">
            <text:p>-6.143609</text:p>
          </table:table-cell>
          <table:table-cell office:value-type="float" office:value="38" calcext:value-type="float">
            <text:p>38</text:p>
          </table:table-cell>
          <table:table-cell table:formula="of:=[.E36]-[.E35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2</text:p>
          </table:table-cell>
          <table:table-cell office:value-type="float" office:value="0.83476" calcext:value-type="float">
            <text:p>0.83476</text:p>
          </table:table-cell>
          <table:table-cell table:formula="of:=[.C37]-[.C36]" office:value-type="float" office:value="0.015096" calcext:value-type="float">
            <text:p>0.015096</text:p>
          </table:table-cell>
          <table:table-cell office:value-type="float" office:value="450" calcext:value-type="float">
            <text:p>450</text:p>
          </table:table-cell>
          <table:table-cell office:value-type="float" office:value="-6.096266" calcext:value-type="float">
            <text:p>-6.096266</text:p>
          </table:table-cell>
          <table:table-cell office:value-type="float" office:value="38" calcext:value-type="float">
            <text:p>38</text:p>
          </table:table-cell>
          <table:table-cell table:formula="of:=[.E37]-[.E36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3</text:p>
          </table:table-cell>
          <table:table-cell office:value-type="float" office:value="0.852381" calcext:value-type="float">
            <text:p>0.852381</text:p>
          </table:table-cell>
          <table:table-cell table:formula="of:=[.C38]-[.C37]" office:value-type="float" office:value="0.0176210000000001" calcext:value-type="float">
            <text:p>0.0176210000000001</text:p>
          </table:table-cell>
          <table:table-cell office:value-type="float" office:value="457" calcext:value-type="float">
            <text:p>457</text:p>
          </table:table-cell>
          <table:table-cell office:value-type="float" office:value="-6.076393" calcext:value-type="float">
            <text:p>-6.076393</text:p>
          </table:table-cell>
          <table:table-cell office:value-type="float" office:value="37" calcext:value-type="float">
            <text:p>37</text:p>
          </table:table-cell>
          <table:table-cell table:formula="of:=[.E38]-[.E37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4</text:p>
          </table:table-cell>
          <table:table-cell office:value-type="float" office:value="0.871291" calcext:value-type="float">
            <text:p>0.871291</text:p>
          </table:table-cell>
          <table:table-cell table:formula="of:=[.C39]-[.C38]" office:value-type="float" office:value="0.01891" calcext:value-type="float">
            <text:p>0.01891</text:p>
          </table:table-cell>
          <table:table-cell office:value-type="float" office:value="462" calcext:value-type="float">
            <text:p>462</text:p>
          </table:table-cell>
          <table:table-cell office:value-type="float" office:value="-6.064114" calcext:value-type="float">
            <text:p>-6.064114</text:p>
          </table:table-cell>
          <table:table-cell office:value-type="float" office:value="37" calcext:value-type="float">
            <text:p>37</text:p>
          </table:table-cell>
          <table:table-cell table:formula="of:=[.E39]-[.E3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5</text:p>
          </table:table-cell>
          <table:table-cell office:value-type="float" office:value="0.892384" calcext:value-type="float">
            <text:p>0.892384</text:p>
          </table:table-cell>
          <table:table-cell table:formula="of:=[.C40]-[.C39]" office:value-type="float" office:value="0.0210929999999999" calcext:value-type="float">
            <text:p>0.0210929999999999</text:p>
          </table:table-cell>
          <table:table-cell office:value-type="float" office:value="467" calcext:value-type="float">
            <text:p>467</text:p>
          </table:table-cell>
          <table:table-cell office:value-type="float" office:value="-6.12897" calcext:value-type="float">
            <text:p>-6.12897</text:p>
          </table:table-cell>
          <table:table-cell office:value-type="float" office:value="37" calcext:value-type="float">
            <text:p>37</text:p>
          </table:table-cell>
          <table:table-cell table:formula="of:=[.E40]-[.E3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6</text:p>
          </table:table-cell>
          <table:table-cell office:value-type="float" office:value="0.914277" calcext:value-type="float">
            <text:p>0.914277</text:p>
          </table:table-cell>
          <table:table-cell table:formula="of:=[.C41]-[.C40]" office:value-type="float" office:value="0.0218930000000001" calcext:value-type="float">
            <text:p>0.0218930000000001</text:p>
          </table:table-cell>
          <table:table-cell office:value-type="float" office:value="472" calcext:value-type="float">
            <text:p>472</text:p>
          </table:table-cell>
          <table:table-cell office:value-type="float" office:value="-6.175767" calcext:value-type="float">
            <text:p>-6.175767</text:p>
          </table:table-cell>
          <table:table-cell office:value-type="float" office:value="37" calcext:value-type="float">
            <text:p>37</text:p>
          </table:table-cell>
          <table:table-cell table:formula="of:=[.E41]-[.E4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7</text:p>
          </table:table-cell>
          <table:table-cell office:value-type="float" office:value="0.940353" calcext:value-type="float">
            <text:p>0.940353</text:p>
          </table:table-cell>
          <table:table-cell table:formula="of:=[.C42]-[.C41]" office:value-type="float" office:value="0.026076" calcext:value-type="float">
            <text:p>0.026076</text:p>
          </table:table-cell>
          <table:table-cell office:value-type="float" office:value="477" calcext:value-type="float">
            <text:p>477</text:p>
          </table:table-cell>
          <table:table-cell office:value-type="float" office:value="-6.28459" calcext:value-type="float">
            <text:p>-6.28459</text:p>
          </table:table-cell>
          <table:table-cell office:value-type="float" office:value="37" calcext:value-type="float">
            <text:p>37</text:p>
          </table:table-cell>
          <table:table-cell table:formula="of:=[.E42]-[.E4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8</text:p>
          </table:table-cell>
          <table:table-cell office:value-type="float" office:value="0.967026" calcext:value-type="float">
            <text:p>0.967026</text:p>
          </table:table-cell>
          <table:table-cell table:formula="of:=[.C43]-[.C42]" office:value-type="float" office:value="0.0266730000000001" calcext:value-type="float">
            <text:p>0.0266730000000001</text:p>
          </table:table-cell>
          <table:table-cell office:value-type="float" office:value="480" calcext:value-type="float">
            <text:p>480</text:p>
          </table:table-cell>
          <table:table-cell office:value-type="float" office:value="-6.4772" calcext:value-type="float">
            <text:p>-6.4772</text:p>
          </table:table-cell>
          <table:table-cell office:value-type="float" office:value="36" calcext:value-type="float">
            <text:p>36</text:p>
          </table:table-cell>
          <table:table-cell table:formula="of:=[.E43]-[.E42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29</text:p>
          </table:table-cell>
          <table:table-cell office:value-type="float" office:value="0.998509" calcext:value-type="float">
            <text:p>0.998509</text:p>
          </table:table-cell>
          <table:table-cell table:formula="of:=[.C44]-[.C43]" office:value-type="float" office:value="0.0314829999999999" calcext:value-type="float">
            <text:p>0.0314829999999999</text:p>
          </table:table-cell>
          <table:table-cell office:value-type="float" office:value="486" calcext:value-type="float">
            <text:p>486</text:p>
          </table:table-cell>
          <table:table-cell office:value-type="float" office:value="-6.659935" calcext:value-type="float">
            <text:p>-6.659935</text:p>
          </table:table-cell>
          <table:table-cell office:value-type="float" office:value="36" calcext:value-type="float">
            <text:p>36</text:p>
          </table:table-cell>
          <table:table-cell table:formula="of:=[.E44]-[.E43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0</text:p>
          </table:table-cell>
          <table:table-cell office:value-type="float" office:value="1.030584" calcext:value-type="float">
            <text:p>1.030584</text:p>
          </table:table-cell>
          <table:table-cell table:formula="of:=[.C45]-[.C44]" office:value-type="float" office:value="0.032075" calcext:value-type="float">
            <text:p>0.032075</text:p>
          </table:table-cell>
          <table:table-cell office:value-type="float" office:value="491" calcext:value-type="float">
            <text:p>491</text:p>
          </table:table-cell>
          <table:table-cell office:value-type="float" office:value="-6.92626" calcext:value-type="float">
            <text:p>-6.92626</text:p>
          </table:table-cell>
          <table:table-cell office:value-type="float" office:value="36" calcext:value-type="float">
            <text:p>36</text:p>
          </table:table-cell>
          <table:table-cell table:formula="of:=[.E45]-[.E4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1</text:p>
          </table:table-cell>
          <table:table-cell office:value-type="float" office:value="1.065651" calcext:value-type="float">
            <text:p>1.065651</text:p>
          </table:table-cell>
          <table:table-cell table:formula="of:=[.C46]-[.C45]" office:value-type="float" office:value="0.035067" calcext:value-type="float">
            <text:p>0.035067</text:p>
          </table:table-cell>
          <table:table-cell office:value-type="float" office:value="496" calcext:value-type="float">
            <text:p>496</text:p>
          </table:table-cell>
          <table:table-cell office:value-type="float" office:value="-7.192335" calcext:value-type="float">
            <text:p>-7.192335</text:p>
          </table:table-cell>
          <table:table-cell office:value-type="float" office:value="36" calcext:value-type="float">
            <text:p>36</text:p>
          </table:table-cell>
          <table:table-cell table:formula="of:=[.E46]-[.E4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2</text:p>
          </table:table-cell>
          <table:table-cell office:value-type="float" office:value="1.104115" calcext:value-type="float">
            <text:p>1.104115</text:p>
          </table:table-cell>
          <table:table-cell table:formula="of:=[.C47]-[.C46]" office:value-type="float" office:value="0.0384640000000001" calcext:value-type="float">
            <text:p>0.0384640000000001</text:p>
          </table:table-cell>
          <table:table-cell office:value-type="float" office:value="502" calcext:value-type="float">
            <text:p>502</text:p>
          </table:table-cell>
          <table:table-cell office:value-type="float" office:value="-7.479449" calcext:value-type="float">
            <text:p>-7.479449</text:p>
          </table:table-cell>
          <table:table-cell office:value-type="float" office:value="36" calcext:value-type="float">
            <text:p>36</text:p>
          </table:table-cell>
          <table:table-cell table:formula="of:=[.E47]-[.E46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3</text:p>
          </table:table-cell>
          <table:table-cell office:value-type="float" office:value="1.144961" calcext:value-type="float">
            <text:p>1.144961</text:p>
          </table:table-cell>
          <table:table-cell table:formula="of:=[.C48]-[.C47]" office:value-type="float" office:value="0.0408459999999999" calcext:value-type="float">
            <text:p>0.0408459999999999</text:p>
          </table:table-cell>
          <table:table-cell office:value-type="float" office:value="507" calcext:value-type="float">
            <text:p>507</text:p>
          </table:table-cell>
          <table:table-cell office:value-type="float" office:value="-7.892007" calcext:value-type="float">
            <text:p>-7.892007</text:p>
          </table:table-cell>
          <table:table-cell office:value-type="float" office:value="35" calcext:value-type="float">
            <text:p>35</text:p>
          </table:table-cell>
          <table:table-cell table:formula="of:=[.E48]-[.E4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4</text:p>
          </table:table-cell>
          <table:table-cell office:value-type="float" office:value="1.18505" calcext:value-type="float">
            <text:p>1.18505</text:p>
          </table:table-cell>
          <table:table-cell table:formula="of:=[.C49]-[.C48]" office:value-type="float" office:value="0.040089" calcext:value-type="float">
            <text:p>0.040089</text:p>
          </table:table-cell>
          <table:table-cell office:value-type="float" office:value="511" calcext:value-type="float">
            <text:p>511</text:p>
          </table:table-cell>
          <table:table-cell office:value-type="float" office:value="-8.265135" calcext:value-type="float">
            <text:p>-8.265135</text:p>
          </table:table-cell>
          <table:table-cell office:value-type="float" office:value="35" calcext:value-type="float">
            <text:p>35</text:p>
          </table:table-cell>
          <table:table-cell table:formula="of:=[.E49]-[.E48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5</text:p>
          </table:table-cell>
          <table:table-cell office:value-type="float" office:value="1.22798" calcext:value-type="float">
            <text:p>1.22798</text:p>
          </table:table-cell>
          <table:table-cell table:formula="of:=[.C50]-[.C49]" office:value-type="float" office:value="0.0429300000000001" calcext:value-type="float">
            <text:p>0.0429300000000001</text:p>
          </table:table-cell>
          <table:table-cell office:value-type="float" office:value="515" calcext:value-type="float">
            <text:p>515</text:p>
          </table:table-cell>
          <table:table-cell office:value-type="float" office:value="-8.630264" calcext:value-type="float">
            <text:p>-8.630264</text:p>
          </table:table-cell>
          <table:table-cell office:value-type="float" office:value="35" calcext:value-type="float">
            <text:p>35</text:p>
          </table:table-cell>
          <table:table-cell table:formula="of:=[.E50]-[.E49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6</text:p>
          </table:table-cell>
          <table:table-cell office:value-type="float" office:value="1.273762" calcext:value-type="float">
            <text:p>1.273762</text:p>
          </table:table-cell>
          <table:table-cell table:formula="of:=[.C51]-[.C50]" office:value-type="float" office:value="0.045782" calcext:value-type="float">
            <text:p>0.045782</text:p>
          </table:table-cell>
          <table:table-cell office:value-type="float" office:value="519" calcext:value-type="float">
            <text:p>519</text:p>
          </table:table-cell>
          <table:table-cell office:value-type="float" office:value="-9.040676" calcext:value-type="float">
            <text:p>-9.040676</text:p>
          </table:table-cell>
          <table:table-cell office:value-type="float" office:value="35" calcext:value-type="float">
            <text:p>35</text:p>
          </table:table-cell>
          <table:table-cell table:formula="of:=[.E51]-[.E50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7</text:p>
          </table:table-cell>
          <table:table-cell office:value-type="float" office:value="1.321797" calcext:value-type="float">
            <text:p>1.321797</text:p>
          </table:table-cell>
          <table:table-cell table:formula="of:=[.C52]-[.C51]" office:value-type="float" office:value="0.0480350000000001" calcext:value-type="float">
            <text:p>0.0480350000000001</text:p>
          </table:table-cell>
          <table:table-cell office:value-type="float" office:value="523" calcext:value-type="float">
            <text:p>523</text:p>
          </table:table-cell>
          <table:table-cell office:value-type="float" office:value="-9.623444" calcext:value-type="float">
            <text:p>-9.623444</text:p>
          </table:table-cell>
          <table:table-cell office:value-type="float" office:value="35" calcext:value-type="float">
            <text:p>35</text:p>
          </table:table-cell>
          <table:table-cell table:formula="of:=[.E52]-[.E51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8</text:p>
          </table:table-cell>
          <table:table-cell office:value-type="float" office:value="1.368774" calcext:value-type="float">
            <text:p>1.368774</text:p>
          </table:table-cell>
          <table:table-cell table:formula="of:=[.C53]-[.C52]" office:value-type="float" office:value="0.0469769999999998" calcext:value-type="float">
            <text:p>0.0469769999999998</text:p>
          </table:table-cell>
          <table:table-cell office:value-type="float" office:value="528" calcext:value-type="float">
            <text:p>528</text:p>
          </table:table-cell>
          <table:table-cell office:value-type="float" office:value="-10.098256" calcext:value-type="float">
            <text:p>-10.098256</text:p>
          </table:table-cell>
          <table:table-cell office:value-type="float" office:value="34" calcext:value-type="float">
            <text:p>34</text:p>
          </table:table-cell>
          <table:table-cell table:formula="of:=[.E53]-[.E5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39</text:p>
          </table:table-cell>
          <table:table-cell office:value-type="float" office:value="1.41758" calcext:value-type="float">
            <text:p>1.41758</text:p>
          </table:table-cell>
          <table:table-cell table:formula="of:=[.C54]-[.C53]" office:value-type="float" office:value="0.0488060000000001" calcext:value-type="float">
            <text:p>0.0488060000000001</text:p>
          </table:table-cell>
          <table:table-cell office:value-type="float" office:value="533" calcext:value-type="float">
            <text:p>533</text:p>
          </table:table-cell>
          <table:table-cell office:value-type="float" office:value="-10.707272" calcext:value-type="float">
            <text:p>-10.707272</text:p>
          </table:table-cell>
          <table:table-cell office:value-type="float" office:value="34" calcext:value-type="float">
            <text:p>34</text:p>
          </table:table-cell>
          <table:table-cell table:formula="of:=[.E54]-[.E5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0</text:p>
          </table:table-cell>
          <table:table-cell office:value-type="float" office:value="1.464859" calcext:value-type="float">
            <text:p>1.464859</text:p>
          </table:table-cell>
          <table:table-cell table:formula="of:=[.C55]-[.C54]" office:value-type="float" office:value="0.0472789999999999" calcext:value-type="float">
            <text:p>0.0472789999999999</text:p>
          </table:table-cell>
          <table:table-cell office:value-type="float" office:value="540" calcext:value-type="float">
            <text:p>540</text:p>
          </table:table-cell>
          <table:table-cell office:value-type="float" office:value="-11.057012" calcext:value-type="float">
            <text:p>-11.057012</text:p>
          </table:table-cell>
          <table:table-cell office:value-type="float" office:value="34" calcext:value-type="float">
            <text:p>34</text:p>
          </table:table-cell>
          <table:table-cell table:formula="of:=[.E55]-[.E54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1</text:p>
          </table:table-cell>
          <table:table-cell office:value-type="float" office:value="1.511427" calcext:value-type="float">
            <text:p>1.511427</text:p>
          </table:table-cell>
          <table:table-cell table:formula="of:=[.C56]-[.C55]" office:value-type="float" office:value="0.0465680000000002" calcext:value-type="float">
            <text:p>0.0465680000000002</text:p>
          </table:table-cell>
          <table:table-cell office:value-type="float" office:value="545" calcext:value-type="float">
            <text:p>545</text:p>
          </table:table-cell>
          <table:table-cell office:value-type="float" office:value="-11.512325" calcext:value-type="float">
            <text:p>-11.512325</text:p>
          </table:table-cell>
          <table:table-cell office:value-type="float" office:value="34" calcext:value-type="float">
            <text:p>34</text:p>
          </table:table-cell>
          <table:table-cell table:formula="of:=[.E56]-[.E5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2</text:p>
          </table:table-cell>
          <table:table-cell office:value-type="float" office:value="1.555262" calcext:value-type="float">
            <text:p>1.555262</text:p>
          </table:table-cell>
          <table:table-cell table:formula="of:=[.C57]-[.C56]" office:value-type="float" office:value="0.0438349999999998" calcext:value-type="float">
            <text:p>0.0438349999999998</text:p>
          </table:table-cell>
          <table:table-cell office:value-type="float" office:value="549" calcext:value-type="float">
            <text:p>549</text:p>
          </table:table-cell>
          <table:table-cell office:value-type="float" office:value="-11.929321" calcext:value-type="float">
            <text:p>-11.929321</text:p>
          </table:table-cell>
          <table:table-cell office:value-type="float" office:value="34" calcext:value-type="float">
            <text:p>34</text:p>
          </table:table-cell>
          <table:table-cell table:formula="of:=[.E57]-[.E56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3</text:p>
          </table:table-cell>
          <table:table-cell office:value-type="float" office:value="1.602888" calcext:value-type="float">
            <text:p>1.602888</text:p>
          </table:table-cell>
          <table:table-cell table:formula="of:=[.C58]-[.C57]" office:value-type="float" office:value="0.0476260000000002" calcext:value-type="float">
            <text:p>0.0476260000000002</text:p>
          </table:table-cell>
          <table:table-cell office:value-type="float" office:value="554" calcext:value-type="float">
            <text:p>554</text:p>
          </table:table-cell>
          <table:table-cell office:value-type="float" office:value="-12.38917" calcext:value-type="float">
            <text:p>-12.38917</text:p>
          </table:table-cell>
          <table:table-cell office:value-type="float" office:value="33" calcext:value-type="float">
            <text:p>33</text:p>
          </table:table-cell>
          <table:table-cell table:formula="of:=[.E58]-[.E5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4</text:p>
          </table:table-cell>
          <table:table-cell office:value-type="float" office:value="1.644776" calcext:value-type="float">
            <text:p>1.644776</text:p>
          </table:table-cell>
          <table:table-cell table:formula="of:=[.C59]-[.C58]" office:value-type="float" office:value="0.0418879999999999" calcext:value-type="float">
            <text:p>0.0418879999999999</text:p>
          </table:table-cell>
          <table:table-cell office:value-type="float" office:value="555" calcext:value-type="float">
            <text:p>555</text:p>
          </table:table-cell>
          <table:table-cell office:value-type="float" office:value="-12.81039" calcext:value-type="float">
            <text:p>-12.81039</text:p>
          </table:table-cell>
          <table:table-cell office:value-type="float" office:value="33" calcext:value-type="float">
            <text:p>33</text:p>
          </table:table-cell>
          <table:table-cell table:formula="of:=[.E59]-[.E5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5</text:p>
          </table:table-cell>
          <table:table-cell office:value-type="float" office:value="1.683839" calcext:value-type="float">
            <text:p>1.683839</text:p>
          </table:table-cell>
          <table:table-cell table:formula="of:=[.C60]-[.C59]" office:value-type="float" office:value="0.0390630000000001" calcext:value-type="float">
            <text:p>0.0390630000000001</text:p>
          </table:table-cell>
          <table:table-cell office:value-type="float" office:value="557" calcext:value-type="float">
            <text:p>557</text:p>
          </table:table-cell>
          <table:table-cell office:value-type="float" office:value="-13.027599" calcext:value-type="float">
            <text:p>-13.027599</text:p>
          </table:table-cell>
          <table:table-cell office:value-type="float" office:value="33" calcext:value-type="float">
            <text:p>33</text:p>
          </table:table-cell>
          <table:table-cell table:formula="of:=[.E60]-[.E59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6</text:p>
          </table:table-cell>
          <table:table-cell office:value-type="float" office:value="1.717395" calcext:value-type="float">
            <text:p>1.717395</text:p>
          </table:table-cell>
          <table:table-cell table:formula="of:=[.C61]-[.C60]" office:value-type="float" office:value="0.0335559999999999" calcext:value-type="float">
            <text:p>0.0335559999999999</text:p>
          </table:table-cell>
          <table:table-cell office:value-type="float" office:value="558" calcext:value-type="float">
            <text:p>558</text:p>
          </table:table-cell>
          <table:table-cell office:value-type="float" office:value="-13.16435" calcext:value-type="float">
            <text:p>-13.16435</text:p>
          </table:table-cell>
          <table:table-cell office:value-type="float" office:value="33" calcext:value-type="float">
            <text:p>33</text:p>
          </table:table-cell>
          <table:table-cell table:formula="of:=[.E61]-[.E6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7</text:p>
          </table:table-cell>
          <table:table-cell office:value-type="float" office:value="1.743745" calcext:value-type="float">
            <text:p>1.743745</text:p>
          </table:table-cell>
          <table:table-cell table:formula="of:=[.C62]-[.C61]" office:value-type="float" office:value="0.0263500000000001" calcext:value-type="float">
            <text:p>0.0263500000000001</text:p>
          </table:table-cell>
          <table:table-cell office:value-type="float" office:value="564" calcext:value-type="float">
            <text:p>564</text:p>
          </table:table-cell>
          <table:table-cell office:value-type="float" office:value="-13.164769" calcext:value-type="float">
            <text:p>-13.164769</text:p>
          </table:table-cell>
          <table:table-cell office:value-type="float" office:value="33" calcext:value-type="float">
            <text:p>33</text:p>
          </table:table-cell>
          <table:table-cell table:formula="of:=[.E62]-[.E61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8</text:p>
          </table:table-cell>
          <table:table-cell office:value-type="float" office:value="1.766891" calcext:value-type="float">
            <text:p>1.766891</text:p>
          </table:table-cell>
          <table:table-cell table:formula="of:=[.C63]-[.C62]" office:value-type="float" office:value="0.0231459999999999" calcext:value-type="float">
            <text:p>0.0231459999999999</text:p>
          </table:table-cell>
          <table:table-cell office:value-type="float" office:value="558" calcext:value-type="float">
            <text:p>558</text:p>
          </table:table-cell>
          <table:table-cell office:value-type="float" office:value="-13.030381" calcext:value-type="float">
            <text:p>-13.030381</text:p>
          </table:table-cell>
          <table:table-cell office:value-type="float" office:value="32" calcext:value-type="float">
            <text:p>32</text:p>
          </table:table-cell>
          <table:table-cell table:formula="of:=[.E63]-[.E62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49</text:p>
          </table:table-cell>
          <table:table-cell office:value-type="float" office:value="1.785291" calcext:value-type="float">
            <text:p>1.785291</text:p>
          </table:table-cell>
          <table:table-cell table:formula="of:=[.C64]-[.C63]" office:value-type="float" office:value="0.0184" calcext:value-type="float">
            <text:p>0.0184</text:p>
          </table:table-cell>
          <table:table-cell office:value-type="float" office:value="562" calcext:value-type="float">
            <text:p>562</text:p>
          </table:table-cell>
          <table:table-cell office:value-type="float" office:value="-12.784436" calcext:value-type="float">
            <text:p>-12.784436</text:p>
          </table:table-cell>
          <table:table-cell office:value-type="float" office:value="32" calcext:value-type="float">
            <text:p>32</text:p>
          </table:table-cell>
          <table:table-cell table:formula="of:=[.E64]-[.E6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0</text:p>
          </table:table-cell>
          <table:table-cell office:value-type="float" office:value="1.800965" calcext:value-type="float">
            <text:p>1.800965</text:p>
          </table:table-cell>
          <table:table-cell table:formula="of:=[.C65]-[.C64]" office:value-type="float" office:value="0.015674" calcext:value-type="float">
            <text:p>0.015674</text:p>
          </table:table-cell>
          <table:table-cell office:value-type="float" office:value="561" calcext:value-type="float">
            <text:p>561</text:p>
          </table:table-cell>
          <table:table-cell office:value-type="float" office:value="-12.44663" calcext:value-type="float">
            <text:p>-12.44663</text:p>
          </table:table-cell>
          <table:table-cell office:value-type="float" office:value="32" calcext:value-type="float">
            <text:p>32</text:p>
          </table:table-cell>
          <table:table-cell table:formula="of:=[.E65]-[.E64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1</text:p>
          </table:table-cell>
          <table:table-cell office:value-type="float" office:value="1.805407" calcext:value-type="float">
            <text:p>1.805407</text:p>
          </table:table-cell>
          <table:table-cell table:formula="of:=[.C66]-[.C65]" office:value-type="float" office:value="0.00444200000000006" calcext:value-type="float">
            <text:p>0.00444200000000006</text:p>
          </table:table-cell>
          <table:table-cell office:value-type="float" office:value="553" calcext:value-type="float">
            <text:p>553</text:p>
          </table:table-cell>
          <table:table-cell office:value-type="float" office:value="-11.830563" calcext:value-type="float">
            <text:p>-11.830563</text:p>
          </table:table-cell>
          <table:table-cell office:value-type="float" office:value="32" calcext:value-type="float">
            <text:p>32</text:p>
          </table:table-cell>
          <table:table-cell table:formula="of:=[.E66]-[.E65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2</text:p>
          </table:table-cell>
          <table:table-cell office:value-type="float" office:value="1.810872" calcext:value-type="float">
            <text:p>1.810872</text:p>
          </table:table-cell>
          <table:table-cell table:formula="of:=[.C67]-[.C66]" office:value-type="float" office:value="0.00546500000000005" calcext:value-type="float">
            <text:p>0.00546500000000005</text:p>
          </table:table-cell>
          <table:table-cell office:value-type="float" office:value="561" calcext:value-type="float">
            <text:p>561</text:p>
          </table:table-cell>
          <table:table-cell office:value-type="float" office:value="-11.270216" calcext:value-type="float">
            <text:p>-11.270216</text:p>
          </table:table-cell>
          <table:table-cell office:value-type="float" office:value="32" calcext:value-type="float">
            <text:p>32</text:p>
          </table:table-cell>
          <table:table-cell table:formula="of:=[.E67]-[.E66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3</text:p>
          </table:table-cell>
          <table:table-cell office:value-type="float" office:value="1.813075" calcext:value-type="float">
            <text:p>1.813075</text:p>
          </table:table-cell>
          <table:table-cell table:formula="of:=[.C68]-[.C67]" office:value-type="float" office:value="0.00220299999999995" calcext:value-type="float">
            <text:p>0.00220299999999995</text:p>
          </table:table-cell>
          <table:table-cell office:value-type="float" office:value="556" calcext:value-type="float">
            <text:p>556</text:p>
          </table:table-cell>
          <table:table-cell office:value-type="float" office:value="-10.59101" calcext:value-type="float">
            <text:p>-10.59101</text:p>
          </table:table-cell>
          <table:table-cell office:value-type="float" office:value="31" calcext:value-type="float">
            <text:p>31</text:p>
          </table:table-cell>
          <table:table-cell table:formula="of:=[.E68]-[.E67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4</text:p>
          </table:table-cell>
          <table:table-cell office:value-type="float" office:value="1.810828" calcext:value-type="float">
            <text:p>1.810828</text:p>
          </table:table-cell>
          <table:table-cell table:formula="of:=[.C69]-[.C68]" office:value-type="float" office:value="-0.00224699999999989" calcext:value-type="float">
            <text:p>-0.00224699999999989</text:p>
          </table:table-cell>
          <table:table-cell office:value-type="float" office:value="555" calcext:value-type="float">
            <text:p>555</text:p>
          </table:table-cell>
          <table:table-cell office:value-type="float" office:value="-9.836571" calcext:value-type="float">
            <text:p>-9.836571</text:p>
          </table:table-cell>
          <table:table-cell office:value-type="float" office:value="31" calcext:value-type="float">
            <text:p>31</text:p>
          </table:table-cell>
          <table:table-cell table:formula="of:=[.E69]-[.E68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5</text:p>
          </table:table-cell>
          <table:table-cell office:value-type="float" office:value="1.806329" calcext:value-type="float">
            <text:p>1.806329</text:p>
          </table:table-cell>
          <table:table-cell table:formula="of:=[.C70]-[.C69]" office:value-type="float" office:value="-0.00449900000000003" calcext:value-type="float">
            <text:p>-0.00449900000000003</text:p>
          </table:table-cell>
          <table:table-cell office:value-type="float" office:value="553" calcext:value-type="float">
            <text:p>553</text:p>
          </table:table-cell>
          <table:table-cell office:value-type="float" office:value="-8.912325" calcext:value-type="float">
            <text:p>-8.912325</text:p>
          </table:table-cell>
          <table:table-cell office:value-type="float" office:value="31" calcext:value-type="float">
            <text:p>31</text:p>
          </table:table-cell>
          <table:table-cell table:formula="of:=[.E70]-[.E69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6</text:p>
          </table:table-cell>
          <table:table-cell office:value-type="float" office:value="1.801577" calcext:value-type="float">
            <text:p>1.801577</text:p>
          </table:table-cell>
          <table:table-cell table:formula="of:=[.C71]-[.C70]" office:value-type="float" office:value="-0.00475200000000009" calcext:value-type="float">
            <text:p>-0.00475200000000009</text:p>
          </table:table-cell>
          <table:table-cell office:value-type="float" office:value="557" calcext:value-type="float">
            <text:p>557</text:p>
          </table:table-cell>
          <table:table-cell office:value-type="float" office:value="-8.134926" calcext:value-type="float">
            <text:p>-8.134926</text:p>
          </table:table-cell>
          <table:table-cell office:value-type="float" office:value="31" calcext:value-type="float">
            <text:p>31</text:p>
          </table:table-cell>
          <table:table-cell table:formula="of:=[.E71]-[.E70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7</text:p>
          </table:table-cell>
          <table:table-cell office:value-type="float" office:value="1.794573" calcext:value-type="float">
            <text:p>1.794573</text:p>
          </table:table-cell>
          <table:table-cell table:formula="of:=[.C72]-[.C71]" office:value-type="float" office:value="-0.00700400000000001" calcext:value-type="float">
            <text:p>-0.00700400000000001</text:p>
          </table:table-cell>
          <table:table-cell office:value-type="float" office:value="553" calcext:value-type="float">
            <text:p>553</text:p>
          </table:table-cell>
          <table:table-cell office:value-type="float" office:value="-7.083169" calcext:value-type="float">
            <text:p>-7.083169</text:p>
          </table:table-cell>
          <table:table-cell office:value-type="float" office:value="31" calcext:value-type="float">
            <text:p>31</text:p>
          </table:table-cell>
          <table:table-cell table:formula="of:=[.E72]-[.E71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8</text:p>
          </table:table-cell>
          <table:table-cell office:value-type="float" office:value="1.792115" calcext:value-type="float">
            <text:p>1.792115</text:p>
          </table:table-cell>
          <table:table-cell table:formula="of:=[.C73]-[.C72]" office:value-type="float" office:value="-0.00245800000000007" calcext:value-type="float">
            <text:p>-0.00245800000000007</text:p>
          </table:table-cell>
          <table:table-cell office:value-type="float" office:value="556" calcext:value-type="float">
            <text:p>556</text:p>
          </table:table-cell>
          <table:table-cell office:value-type="float" office:value="-6.272126" calcext:value-type="float">
            <text:p>-6.272126</text:p>
          </table:table-cell>
          <table:table-cell office:value-type="float" office:value="30" calcext:value-type="float">
            <text:p>30</text:p>
          </table:table-cell>
          <table:table-cell table:formula="of:=[.E73]-[.E72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3:59</text:p>
          </table:table-cell>
          <table:table-cell office:value-type="float" office:value="1.790081" calcext:value-type="float">
            <text:p>1.790081</text:p>
          </table:table-cell>
          <table:table-cell table:formula="of:=[.C74]-[.C73]" office:value-type="float" office:value="-0.00203399999999987" calcext:value-type="float">
            <text:p>-0.00203399999999987</text:p>
          </table:table-cell>
          <table:table-cell office:value-type="float" office:value="557" calcext:value-type="float">
            <text:p>557</text:p>
          </table:table-cell>
          <table:table-cell office:value-type="float" office:value="-5.484484" calcext:value-type="float">
            <text:p>-5.484484</text:p>
          </table:table-cell>
          <table:table-cell office:value-type="float" office:value="30" calcext:value-type="float">
            <text:p>30</text:p>
          </table:table-cell>
          <table:table-cell table:formula="of:=[.E74]-[.E73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0</text:p>
          </table:table-cell>
          <table:table-cell office:value-type="float" office:value="1.79233" calcext:value-type="float">
            <text:p>1.79233</text:p>
          </table:table-cell>
          <table:table-cell table:formula="of:=[.C75]-[.C74]" office:value-type="float" office:value="0.00224899999999995" calcext:value-type="float">
            <text:p>0.00224899999999995</text:p>
          </table:table-cell>
          <table:table-cell office:value-type="float" office:value="553" calcext:value-type="float">
            <text:p>553</text:p>
          </table:table-cell>
          <table:table-cell office:value-type="float" office:value="-4.817317" calcext:value-type="float">
            <text:p>-4.817317</text:p>
          </table:table-cell>
          <table:table-cell office:value-type="float" office:value="30" calcext:value-type="float">
            <text:p>30</text:p>
          </table:table-cell>
          <table:table-cell table:formula="of:=[.E75]-[.E74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1</text:p>
          </table:table-cell>
          <table:table-cell office:value-type="float" office:value="1.791521" calcext:value-type="float">
            <text:p>1.791521</text:p>
          </table:table-cell>
          <table:table-cell table:formula="of:=[.C76]-[.C75]" office:value-type="float" office:value="-0.00080900000000006" calcext:value-type="float">
            <text:p>-0.00080900000000006</text:p>
          </table:table-cell>
          <table:table-cell office:value-type="float" office:value="558" calcext:value-type="float">
            <text:p>558</text:p>
          </table:table-cell>
          <table:table-cell office:value-type="float" office:value="-3.938773" calcext:value-type="float">
            <text:p>-3.938773</text:p>
          </table:table-cell>
          <table:table-cell office:value-type="float" office:value="30" calcext:value-type="float">
            <text:p>30</text:p>
          </table:table-cell>
          <table:table-cell table:formula="of:=[.E76]-[.E7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2</text:p>
          </table:table-cell>
          <table:table-cell office:value-type="float" office:value="1.801956" calcext:value-type="float">
            <text:p>1.801956</text:p>
          </table:table-cell>
          <table:table-cell table:formula="of:=[.C77]-[.C76]" office:value-type="float" office:value="0.010435" calcext:value-type="float">
            <text:p>0.010435</text:p>
          </table:table-cell>
          <table:table-cell office:value-type="float" office:value="557" calcext:value-type="float">
            <text:p>557</text:p>
          </table:table-cell>
          <table:table-cell office:value-type="float" office:value="-3.387078" calcext:value-type="float">
            <text:p>-3.387078</text:p>
          </table:table-cell>
          <table:table-cell office:value-type="float" office:value="30" calcext:value-type="float">
            <text:p>30</text:p>
          </table:table-cell>
          <table:table-cell table:formula="of:=[.E77]-[.E76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3</text:p>
          </table:table-cell>
          <table:table-cell office:value-type="float" office:value="1.816269" calcext:value-type="float">
            <text:p>1.816269</text:p>
          </table:table-cell>
          <table:table-cell table:formula="of:=[.C78]-[.C77]" office:value-type="float" office:value="0.014313" calcext:value-type="float">
            <text:p>0.014313</text:p>
          </table:table-cell>
          <table:table-cell office:value-type="float" office:value="555" calcext:value-type="float">
            <text:p>555</text:p>
          </table:table-cell>
          <table:table-cell office:value-type="float" office:value="-2.933642" calcext:value-type="float">
            <text:p>-2.933642</text:p>
          </table:table-cell>
          <table:table-cell office:value-type="float" office:value="29" calcext:value-type="float">
            <text:p>29</text:p>
          </table:table-cell>
          <table:table-cell table:formula="of:=[.E78]-[.E77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4</text:p>
          </table:table-cell>
          <table:table-cell office:value-type="float" office:value="1.828687" calcext:value-type="float">
            <text:p>1.828687</text:p>
          </table:table-cell>
          <table:table-cell table:formula="of:=[.C79]-[.C78]" office:value-type="float" office:value="0.012418" calcext:value-type="float">
            <text:p>0.012418</text:p>
          </table:table-cell>
          <table:table-cell office:value-type="float" office:value="558" calcext:value-type="float">
            <text:p>558</text:p>
          </table:table-cell>
          <table:table-cell office:value-type="float" office:value="-2.381615" calcext:value-type="float">
            <text:p>-2.381615</text:p>
          </table:table-cell>
          <table:table-cell office:value-type="float" office:value="29" calcext:value-type="float">
            <text:p>29</text:p>
          </table:table-cell>
          <table:table-cell table:formula="of:=[.E79]-[.E7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5</text:p>
          </table:table-cell>
          <table:table-cell office:value-type="float" office:value="1.852906" calcext:value-type="float">
            <text:p>1.852906</text:p>
          </table:table-cell>
          <table:table-cell table:formula="of:=[.C80]-[.C79]" office:value-type="float" office:value="0.024219" calcext:value-type="float">
            <text:p>0.024219</text:p>
          </table:table-cell>
          <table:table-cell office:value-type="float" office:value="558" calcext:value-type="float">
            <text:p>558</text:p>
          </table:table-cell>
          <table:table-cell office:value-type="float" office:value="-2.080073" calcext:value-type="float">
            <text:p>-2.080073</text:p>
          </table:table-cell>
          <table:table-cell office:value-type="float" office:value="29" calcext:value-type="float">
            <text:p>29</text:p>
          </table:table-cell>
          <table:table-cell table:formula="of:=[.E80]-[.E7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6</text:p>
          </table:table-cell>
          <table:table-cell office:value-type="float" office:value="1.878976" calcext:value-type="float">
            <text:p>1.878976</text:p>
          </table:table-cell>
          <table:table-cell table:formula="of:=[.C81]-[.C80]" office:value-type="float" office:value="0.02607" calcext:value-type="float">
            <text:p>0.02607</text:p>
          </table:table-cell>
          <table:table-cell office:value-type="float" office:value="557" calcext:value-type="float">
            <text:p>557</text:p>
          </table:table-cell>
          <table:table-cell office:value-type="float" office:value="-1.875154" calcext:value-type="float">
            <text:p>-1.875154</text:p>
          </table:table-cell>
          <table:table-cell office:value-type="float" office:value="29" calcext:value-type="float">
            <text:p>29</text:p>
          </table:table-cell>
          <table:table-cell table:formula="of:=[.E81]-[.E80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7</text:p>
          </table:table-cell>
          <table:table-cell office:value-type="float" office:value="1.908117" calcext:value-type="float">
            <text:p>1.908117</text:p>
          </table:table-cell>
          <table:table-cell table:formula="of:=[.C82]-[.C81]" office:value-type="float" office:value="0.0291410000000001" calcext:value-type="float">
            <text:p>0.0291410000000001</text:p>
          </table:table-cell>
          <table:table-cell office:value-type="float" office:value="561" calcext:value-type="float">
            <text:p>561</text:p>
          </table:table-cell>
          <table:table-cell office:value-type="float" office:value="-1.726119" calcext:value-type="float">
            <text:p>-1.726119</text:p>
          </table:table-cell>
          <table:table-cell office:value-type="float" office:value="29" calcext:value-type="float">
            <text:p>29</text:p>
          </table:table-cell>
          <table:table-cell table:formula="of:=[.E82]-[.E81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8</text:p>
          </table:table-cell>
          <table:table-cell office:value-type="float" office:value="1.9408" calcext:value-type="float">
            <text:p>1.9408</text:p>
          </table:table-cell>
          <table:table-cell table:formula="of:=[.C83]-[.C82]" office:value-type="float" office:value="0.032683" calcext:value-type="float">
            <text:p>0.032683</text:p>
          </table:table-cell>
          <table:table-cell office:value-type="float" office:value="560" calcext:value-type="float">
            <text:p>560</text:p>
          </table:table-cell>
          <table:table-cell office:value-type="float" office:value="-1.657441" calcext:value-type="float">
            <text:p>-1.657441</text:p>
          </table:table-cell>
          <table:table-cell office:value-type="float" office:value="28" calcext:value-type="float">
            <text:p>28</text:p>
          </table:table-cell>
          <table:table-cell table:formula="of:=[.E83]-[.E82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09</text:p>
          </table:table-cell>
          <table:table-cell office:value-type="float" office:value="1.975445" calcext:value-type="float">
            <text:p>1.975445</text:p>
          </table:table-cell>
          <table:table-cell table:formula="of:=[.C84]-[.C83]" office:value-type="float" office:value="0.0346449999999998" calcext:value-type="float">
            <text:p>0.0346449999999998</text:p>
          </table:table-cell>
          <table:table-cell office:value-type="float" office:value="559" calcext:value-type="float">
            <text:p>559</text:p>
          </table:table-cell>
          <table:table-cell office:value-type="float" office:value="-1.638932" calcext:value-type="float">
            <text:p>-1.638932</text:p>
          </table:table-cell>
          <table:table-cell office:value-type="float" office:value="28" calcext:value-type="float">
            <text:p>28</text:p>
          </table:table-cell>
          <table:table-cell table:formula="of:=[.E84]-[.E83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0</text:p>
          </table:table-cell>
          <table:table-cell office:value-type="float" office:value="2.013674" calcext:value-type="float">
            <text:p>2.013674</text:p>
          </table:table-cell>
          <table:table-cell table:formula="of:=[.C85]-[.C84]" office:value-type="float" office:value="0.0382290000000001" calcext:value-type="float">
            <text:p>0.0382290000000001</text:p>
          </table:table-cell>
          <table:table-cell office:value-type="float" office:value="562" calcext:value-type="float">
            <text:p>562</text:p>
          </table:table-cell>
          <table:table-cell office:value-type="float" office:value="-1.650859" calcext:value-type="float">
            <text:p>-1.650859</text:p>
          </table:table-cell>
          <table:table-cell office:value-type="float" office:value="28" calcext:value-type="float">
            <text:p>28</text:p>
          </table:table-cell>
          <table:table-cell table:formula="of:=[.E85]-[.E84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1</text:p>
          </table:table-cell>
          <table:table-cell office:value-type="float" office:value="2.052429" calcext:value-type="float">
            <text:p>2.052429</text:p>
          </table:table-cell>
          <table:table-cell table:formula="of:=[.C86]-[.C85]" office:value-type="float" office:value="0.0387550000000001" calcext:value-type="float">
            <text:p>0.0387550000000001</text:p>
          </table:table-cell>
          <table:table-cell office:value-type="float" office:value="561" calcext:value-type="float">
            <text:p>561</text:p>
          </table:table-cell>
          <table:table-cell office:value-type="float" office:value="-1.690237" calcext:value-type="float">
            <text:p>-1.690237</text:p>
          </table:table-cell>
          <table:table-cell office:value-type="float" office:value="28" calcext:value-type="float">
            <text:p>28</text:p>
          </table:table-cell>
          <table:table-cell table:formula="of:=[.E86]-[.E85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2</text:p>
          </table:table-cell>
          <table:table-cell office:value-type="float" office:value="2.093307" calcext:value-type="float">
            <text:p>2.093307</text:p>
          </table:table-cell>
          <table:table-cell table:formula="of:=[.C87]-[.C86]" office:value-type="float" office:value="0.0408779999999998" calcext:value-type="float">
            <text:p>0.0408779999999998</text:p>
          </table:table-cell>
          <table:table-cell office:value-type="float" office:value="560" calcext:value-type="float">
            <text:p>560</text:p>
          </table:table-cell>
          <table:table-cell office:value-type="float" office:value="-1.736034" calcext:value-type="float">
            <text:p>-1.736034</text:p>
          </table:table-cell>
          <table:table-cell office:value-type="float" office:value="28" calcext:value-type="float">
            <text:p>28</text:p>
          </table:table-cell>
          <table:table-cell table:formula="of:=[.E87]-[.E86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3</text:p>
          </table:table-cell>
          <table:table-cell office:value-type="float" office:value="2.131675" calcext:value-type="float">
            <text:p>2.131675</text:p>
          </table:table-cell>
          <table:table-cell table:formula="of:=[.C88]-[.C87]" office:value-type="float" office:value="0.0383680000000002" calcext:value-type="float">
            <text:p>0.0383680000000002</text:p>
          </table:table-cell>
          <table:table-cell office:value-type="float" office:value="564" calcext:value-type="float">
            <text:p>564</text:p>
          </table:table-cell>
          <table:table-cell office:value-type="float" office:value="-1.755173" calcext:value-type="float">
            <text:p>-1.755173</text:p>
          </table:table-cell>
          <table:table-cell office:value-type="float" office:value="27" calcext:value-type="float">
            <text:p>27</text:p>
          </table:table-cell>
          <table:table-cell table:formula="of:=[.E88]-[.E87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4</text:p>
          </table:table-cell>
          <table:table-cell office:value-type="float" office:value="2.165399" calcext:value-type="float">
            <text:p>2.165399</text:p>
          </table:table-cell>
          <table:table-cell table:formula="of:=[.C89]-[.C88]" office:value-type="float" office:value="0.0337239999999999" calcext:value-type="float">
            <text:p>0.0337239999999999</text:p>
          </table:table-cell>
          <table:table-cell office:value-type="float" office:value="565" calcext:value-type="float">
            <text:p>565</text:p>
          </table:table-cell>
          <table:table-cell office:value-type="float" office:value="-1.636505" calcext:value-type="float">
            <text:p>-1.636505</text:p>
          </table:table-cell>
          <table:table-cell office:value-type="float" office:value="27" calcext:value-type="float">
            <text:p>27</text:p>
          </table:table-cell>
          <table:table-cell table:formula="of:=[.E89]-[.E8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5</text:p>
          </table:table-cell>
          <table:table-cell office:value-type="float" office:value="2.190344" calcext:value-type="float">
            <text:p>2.190344</text:p>
          </table:table-cell>
          <table:table-cell table:formula="of:=[.C90]-[.C89]" office:value-type="float" office:value="0.0249450000000002" calcext:value-type="float">
            <text:p>0.0249450000000002</text:p>
          </table:table-cell>
          <table:table-cell office:value-type="float" office:value="570" calcext:value-type="float">
            <text:p>570</text:p>
          </table:table-cell>
          <table:table-cell office:value-type="float" office:value="-1.425154" calcext:value-type="float">
            <text:p>-1.425154</text:p>
          </table:table-cell>
          <table:table-cell office:value-type="float" office:value="27" calcext:value-type="float">
            <text:p>27</text:p>
          </table:table-cell>
          <table:table-cell table:formula="of:=[.E90]-[.E8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6</text:p>
          </table:table-cell>
          <table:table-cell office:value-type="float" office:value="2.213253" calcext:value-type="float">
            <text:p>2.213253</text:p>
          </table:table-cell>
          <table:table-cell table:formula="of:=[.C91]-[.C90]" office:value-type="float" office:value="0.0229089999999998" calcext:value-type="float">
            <text:p>0.0229089999999998</text:p>
          </table:table-cell>
          <table:table-cell office:value-type="float" office:value="575" calcext:value-type="float">
            <text:p>575</text:p>
          </table:table-cell>
          <table:table-cell office:value-type="float" office:value="-1.107655" calcext:value-type="float">
            <text:p>-1.107655</text:p>
          </table:table-cell>
          <table:table-cell office:value-type="float" office:value="27" calcext:value-type="float">
            <text:p>27</text:p>
          </table:table-cell>
          <table:table-cell table:formula="of:=[.E91]-[.E9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7</text:p>
          </table:table-cell>
          <table:table-cell office:value-type="float" office:value="2.240615" calcext:value-type="float">
            <text:p>2.240615</text:p>
          </table:table-cell>
          <table:table-cell table:formula="of:=[.C92]-[.C91]" office:value-type="float" office:value="0.0273620000000001" calcext:value-type="float">
            <text:p>0.0273620000000001</text:p>
          </table:table-cell>
          <table:table-cell office:value-type="float" office:value="578" calcext:value-type="float">
            <text:p>578</text:p>
          </table:table-cell>
          <table:table-cell office:value-type="float" office:value="-0.917994" calcext:value-type="float">
            <text:p>-0.917994</text:p>
          </table:table-cell>
          <table:table-cell office:value-type="float" office:value="27" calcext:value-type="float">
            <text:p>27</text:p>
          </table:table-cell>
          <table:table-cell table:formula="of:=[.E92]-[.E9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8</text:p>
          </table:table-cell>
          <table:table-cell office:value-type="float" office:value="2.266409" calcext:value-type="float">
            <text:p>2.266409</text:p>
          </table:table-cell>
          <table:table-cell table:formula="of:=[.C93]-[.C92]" office:value-type="float" office:value="0.0257939999999999" calcext:value-type="float">
            <text:p>0.0257939999999999</text:p>
          </table:table-cell>
          <table:table-cell office:value-type="float" office:value="583" calcext:value-type="float">
            <text:p>583</text:p>
          </table:table-cell>
          <table:table-cell office:value-type="float" office:value="-0.750939" calcext:value-type="float">
            <text:p>-0.750939</text:p>
          </table:table-cell>
          <table:table-cell office:value-type="float" office:value="26" calcext:value-type="float">
            <text:p>26</text:p>
          </table:table-cell>
          <table:table-cell table:formula="of:=[.E93]-[.E9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19</text:p>
          </table:table-cell>
          <table:table-cell office:value-type="float" office:value="2.291591" calcext:value-type="float">
            <text:p>2.291591</text:p>
          </table:table-cell>
          <table:table-cell table:formula="of:=[.C94]-[.C93]" office:value-type="float" office:value="0.025182" calcext:value-type="float">
            <text:p>0.025182</text:p>
          </table:table-cell>
          <table:table-cell office:value-type="float" office:value="586" calcext:value-type="float">
            <text:p>586</text:p>
          </table:table-cell>
          <table:table-cell office:value-type="float" office:value="-0.551961" calcext:value-type="float">
            <text:p>-0.551961</text:p>
          </table:table-cell>
          <table:table-cell office:value-type="float" office:value="26" calcext:value-type="float">
            <text:p>26</text:p>
          </table:table-cell>
          <table:table-cell table:formula="of:=[.E94]-[.E93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0</text:p>
          </table:table-cell>
          <table:table-cell office:value-type="float" office:value="2.314125" calcext:value-type="float">
            <text:p>2.314125</text:p>
          </table:table-cell>
          <table:table-cell table:formula="of:=[.C95]-[.C94]" office:value-type="float" office:value="0.0225340000000003" calcext:value-type="float">
            <text:p>0.0225340000000003</text:p>
          </table:table-cell>
          <table:table-cell office:value-type="float" office:value="589" calcext:value-type="float">
            <text:p>589</text:p>
          </table:table-cell>
          <table:table-cell office:value-type="float" office:value="-0.267054" calcext:value-type="float">
            <text:p>-0.267054</text:p>
          </table:table-cell>
          <table:table-cell office:value-type="float" office:value="26" calcext:value-type="float">
            <text:p>26</text:p>
          </table:table-cell>
          <table:table-cell table:formula="of:=[.E95]-[.E94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1</text:p>
          </table:table-cell>
          <table:table-cell office:value-type="float" office:value="2.338687" calcext:value-type="float">
            <text:p>2.338687</text:p>
          </table:table-cell>
          <table:table-cell table:formula="of:=[.C96]-[.C95]" office:value-type="float" office:value="0.024562" calcext:value-type="float">
            <text:p>0.024562</text:p>
          </table:table-cell>
          <table:table-cell office:value-type="float" office:value="592" calcext:value-type="float">
            <text:p>592</text:p>
          </table:table-cell>
          <table:table-cell office:value-type="float" office:value="-0.035798" calcext:value-type="float">
            <text:p>-0.035798</text:p>
          </table:table-cell>
          <table:table-cell office:value-type="float" office:value="26" calcext:value-type="float">
            <text:p>26</text:p>
          </table:table-cell>
          <table:table-cell table:formula="of:=[.E96]-[.E95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2</text:p>
          </table:table-cell>
          <table:table-cell office:value-type="float" office:value="2.365006" calcext:value-type="float">
            <text:p>2.365006</text:p>
          </table:table-cell>
          <table:table-cell table:formula="of:=[.C97]-[.C96]" office:value-type="float" office:value="0.026319" calcext:value-type="float">
            <text:p>0.026319</text:p>
          </table:table-cell>
          <table:table-cell office:value-type="float" office:value="593" calcext:value-type="float">
            <text:p>593</text:p>
          </table:table-cell>
          <table:table-cell office:value-type="float" office:value="0.156033" calcext:value-type="float">
            <text:p>0.156033</text:p>
          </table:table-cell>
          <table:table-cell office:value-type="float" office:value="26" calcext:value-type="float">
            <text:p>26</text:p>
          </table:table-cell>
          <table:table-cell table:formula="of:=[.E97]-[.E9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3</text:p>
          </table:table-cell>
          <table:table-cell office:value-type="float" office:value="2.388571" calcext:value-type="float">
            <text:p>2.388571</text:p>
          </table:table-cell>
          <table:table-cell table:formula="of:=[.C98]-[.C97]" office:value-type="float" office:value="0.0235650000000001" calcext:value-type="float">
            <text:p>0.0235650000000001</text:p>
          </table:table-cell>
          <table:table-cell office:value-type="float" office:value="595" calcext:value-type="float">
            <text:p>595</text:p>
          </table:table-cell>
          <table:table-cell office:value-type="float" office:value="0.390577" calcext:value-type="float">
            <text:p>0.390577</text:p>
          </table:table-cell>
          <table:table-cell office:value-type="float" office:value="25" calcext:value-type="float">
            <text:p>25</text:p>
          </table:table-cell>
          <table:table-cell table:formula="of:=[.E98]-[.E9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4</text:p>
          </table:table-cell>
          <table:table-cell office:value-type="float" office:value="2.412307" calcext:value-type="float">
            <text:p>2.412307</text:p>
          </table:table-cell>
          <table:table-cell table:formula="of:=[.C99]-[.C98]" office:value-type="float" office:value="0.023736" calcext:value-type="float">
            <text:p>0.023736</text:p>
          </table:table-cell>
          <table:table-cell office:value-type="float" office:value="595" calcext:value-type="float">
            <text:p>595</text:p>
          </table:table-cell>
          <table:table-cell office:value-type="float" office:value="0.557249" calcext:value-type="float">
            <text:p>0.557249</text:p>
          </table:table-cell>
          <table:table-cell office:value-type="float" office:value="25" calcext:value-type="float">
            <text:p>25</text:p>
          </table:table-cell>
          <table:table-cell table:formula="of:=[.E99]-[.E9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5</text:p>
          </table:table-cell>
          <table:table-cell office:value-type="float" office:value="2.433698" calcext:value-type="float">
            <text:p>2.433698</text:p>
          </table:table-cell>
          <table:table-cell table:formula="of:=[.C100]-[.C99]" office:value-type="float" office:value="0.0213909999999999" calcext:value-type="float">
            <text:p>0.0213909999999999</text:p>
          </table:table-cell>
          <table:table-cell office:value-type="float" office:value="594" calcext:value-type="float">
            <text:p>594</text:p>
          </table:table-cell>
          <table:table-cell office:value-type="float" office:value="0.745363" calcext:value-type="float">
            <text:p>0.745363</text:p>
          </table:table-cell>
          <table:table-cell office:value-type="float" office:value="25" calcext:value-type="float">
            <text:p>25</text:p>
          </table:table-cell>
          <table:table-cell table:formula="of:=[.E100]-[.E99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6</text:p>
          </table:table-cell>
          <table:table-cell office:value-type="float" office:value="2.455077" calcext:value-type="float">
            <text:p>2.455077</text:p>
          </table:table-cell>
          <table:table-cell table:formula="of:=[.C101]-[.C100]" office:value-type="float" office:value="0.021379" calcext:value-type="float">
            <text:p>0.021379</text:p>
          </table:table-cell>
          <table:table-cell office:value-type="float" office:value="593" calcext:value-type="float">
            <text:p>593</text:p>
          </table:table-cell>
          <table:table-cell office:value-type="float" office:value="0.989366" calcext:value-type="float">
            <text:p>0.989366</text:p>
          </table:table-cell>
          <table:table-cell office:value-type="float" office:value="25" calcext:value-type="float">
            <text:p>25</text:p>
          </table:table-cell>
          <table:table-cell table:formula="of:=[.E101]-[.E100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7</text:p>
          </table:table-cell>
          <table:table-cell office:value-type="float" office:value="2.474872" calcext:value-type="float">
            <text:p>2.474872</text:p>
          </table:table-cell>
          <table:table-cell table:formula="of:=[.C102]-[.C101]" office:value-type="float" office:value="0.0197949999999998" calcext:value-type="float">
            <text:p>0.0197949999999998</text:p>
          </table:table-cell>
          <table:table-cell office:value-type="float" office:value="592" calcext:value-type="float">
            <text:p>592</text:p>
          </table:table-cell>
          <table:table-cell office:value-type="float" office:value="1.205357" calcext:value-type="float">
            <text:p>1.205357</text:p>
          </table:table-cell>
          <table:table-cell office:value-type="float" office:value="25" calcext:value-type="float">
            <text:p>25</text:p>
          </table:table-cell>
          <table:table-cell table:formula="of:=[.E102]-[.E101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8</text:p>
          </table:table-cell>
          <table:table-cell office:value-type="float" office:value="2.491581" calcext:value-type="float">
            <text:p>2.491581</text:p>
          </table:table-cell>
          <table:table-cell table:formula="of:=[.C103]-[.C102]" office:value-type="float" office:value="0.0167090000000001" calcext:value-type="float">
            <text:p>0.0167090000000001</text:p>
          </table:table-cell>
          <table:table-cell office:value-type="float" office:value="591" calcext:value-type="float">
            <text:p>591</text:p>
          </table:table-cell>
          <table:table-cell office:value-type="float" office:value="1.429069" calcext:value-type="float">
            <text:p>1.429069</text:p>
          </table:table-cell>
          <table:table-cell office:value-type="float" office:value="24" calcext:value-type="float">
            <text:p>24</text:p>
          </table:table-cell>
          <table:table-cell table:formula="of:=[.E103]-[.E102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29</text:p>
          </table:table-cell>
          <table:table-cell office:value-type="float" office:value="2.504833" calcext:value-type="float">
            <text:p>2.504833</text:p>
          </table:table-cell>
          <table:table-cell table:formula="of:=[.C104]-[.C103]" office:value-type="float" office:value="0.013252" calcext:value-type="float">
            <text:p>0.013252</text:p>
          </table:table-cell>
          <table:table-cell office:value-type="float" office:value="591" calcext:value-type="float">
            <text:p>591</text:p>
          </table:table-cell>
          <table:table-cell office:value-type="float" office:value="1.762875" calcext:value-type="float">
            <text:p>1.762875</text:p>
          </table:table-cell>
          <table:table-cell office:value-type="float" office:value="24" calcext:value-type="float">
            <text:p>24</text:p>
          </table:table-cell>
          <table:table-cell table:formula="of:=[.E104]-[.E10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0</text:p>
          </table:table-cell>
          <table:table-cell office:value-type="float" office:value="2.512793" calcext:value-type="float">
            <text:p>2.512793</text:p>
          </table:table-cell>
          <table:table-cell table:formula="of:=[.C105]-[.C104]" office:value-type="float" office:value="0.00795999999999975" calcext:value-type="float">
            <text:p>0.00795999999999975</text:p>
          </table:table-cell>
          <table:table-cell office:value-type="float" office:value="589" calcext:value-type="float">
            <text:p>589</text:p>
          </table:table-cell>
          <table:table-cell office:value-type="float" office:value="2.043669" calcext:value-type="float">
            <text:p>2.043669</text:p>
          </table:table-cell>
          <table:table-cell office:value-type="float" office:value="24" calcext:value-type="float">
            <text:p>24</text:p>
          </table:table-cell>
          <table:table-cell table:formula="of:=[.E105]-[.E104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1</text:p>
          </table:table-cell>
          <table:table-cell office:value-type="float" office:value="2.520957" calcext:value-type="float">
            <text:p>2.520957</text:p>
          </table:table-cell>
          <table:table-cell table:formula="of:=[.C106]-[.C105]" office:value-type="float" office:value="0.00816400000000028" calcext:value-type="float">
            <text:p>0.00816400000000028</text:p>
          </table:table-cell>
          <table:table-cell office:value-type="float" office:value="588" calcext:value-type="float">
            <text:p>588</text:p>
          </table:table-cell>
          <table:table-cell office:value-type="float" office:value="2.347989" calcext:value-type="float">
            <text:p>2.347989</text:p>
          </table:table-cell>
          <table:table-cell office:value-type="float" office:value="24" calcext:value-type="float">
            <text:p>24</text:p>
          </table:table-cell>
          <table:table-cell table:formula="of:=[.E106]-[.E105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2</text:p>
          </table:table-cell>
          <table:table-cell office:value-type="float" office:value="2.525275" calcext:value-type="float">
            <text:p>2.525275</text:p>
          </table:table-cell>
          <table:table-cell table:formula="of:=[.C107]-[.C106]" office:value-type="float" office:value="0.00431800000000004" calcext:value-type="float">
            <text:p>0.00431800000000004</text:p>
          </table:table-cell>
          <table:table-cell office:value-type="float" office:value="587" calcext:value-type="float">
            <text:p>587</text:p>
          </table:table-cell>
          <table:table-cell office:value-type="float" office:value="2.748768" calcext:value-type="float">
            <text:p>2.748768</text:p>
          </table:table-cell>
          <table:table-cell office:value-type="float" office:value="24" calcext:value-type="float">
            <text:p>24</text:p>
          </table:table-cell>
          <table:table-cell table:formula="of:=[.E107]-[.E106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3</text:p>
          </table:table-cell>
          <table:table-cell office:value-type="float" office:value="2.527565" calcext:value-type="float">
            <text:p>2.527565</text:p>
          </table:table-cell>
          <table:table-cell table:formula="of:=[.C108]-[.C107]" office:value-type="float" office:value="0.0022899999999999" calcext:value-type="float">
            <text:p>0.0022899999999999</text:p>
          </table:table-cell>
          <table:table-cell office:value-type="float" office:value="583" calcext:value-type="float">
            <text:p>583</text:p>
          </table:table-cell>
          <table:table-cell office:value-type="float" office:value="3.098876" calcext:value-type="float">
            <text:p>3.098876</text:p>
          </table:table-cell>
          <table:table-cell office:value-type="float" office:value="23" calcext:value-type="float">
            <text:p>23</text:p>
          </table:table-cell>
          <table:table-cell table:formula="of:=[.E108]-[.E107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4</text:p>
          </table:table-cell>
          <table:table-cell office:value-type="float" office:value="2.528822" calcext:value-type="float">
            <text:p>2.528822</text:p>
          </table:table-cell>
          <table:table-cell table:formula="of:=[.C109]-[.C108]" office:value-type="float" office:value="0.00125699999999984" calcext:value-type="float">
            <text:p>0.00125699999999984</text:p>
          </table:table-cell>
          <table:table-cell office:value-type="float" office:value="580" calcext:value-type="float">
            <text:p>580</text:p>
          </table:table-cell>
          <table:table-cell office:value-type="float" office:value="3.346421" calcext:value-type="float">
            <text:p>3.346421</text:p>
          </table:table-cell>
          <table:table-cell office:value-type="float" office:value="23" calcext:value-type="float">
            <text:p>23</text:p>
          </table:table-cell>
          <table:table-cell table:formula="of:=[.E109]-[.E108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5</text:p>
          </table:table-cell>
          <table:table-cell office:value-type="float" office:value="2.523465" calcext:value-type="float">
            <text:p>2.523465</text:p>
          </table:table-cell>
          <table:table-cell table:formula="of:=[.C110]-[.C109]" office:value-type="float" office:value="-0.00535700000000006" calcext:value-type="float">
            <text:p>-0.00535700000000006</text:p>
          </table:table-cell>
          <table:table-cell office:value-type="float" office:value="575" calcext:value-type="float">
            <text:p>575</text:p>
          </table:table-cell>
          <table:table-cell office:value-type="float" office:value="3.890949" calcext:value-type="float">
            <text:p>3.890949</text:p>
          </table:table-cell>
          <table:table-cell office:value-type="float" office:value="23" calcext:value-type="float">
            <text:p>23</text:p>
          </table:table-cell>
          <table:table-cell table:formula="of:=[.E110]-[.E109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6</text:p>
          </table:table-cell>
          <table:table-cell office:value-type="float" office:value="2.520443" calcext:value-type="float">
            <text:p>2.520443</text:p>
          </table:table-cell>
          <table:table-cell table:formula="of:=[.C111]-[.C110]" office:value-type="float" office:value="-0.00302199999999964" calcext:value-type="float">
            <text:p>-0.00302199999999964</text:p>
          </table:table-cell>
          <table:table-cell office:value-type="float" office:value="569" calcext:value-type="float">
            <text:p>569</text:p>
          </table:table-cell>
          <table:table-cell office:value-type="float" office:value="4.201851" calcext:value-type="float">
            <text:p>4.201851</text:p>
          </table:table-cell>
          <table:table-cell office:value-type="float" office:value="23" calcext:value-type="float">
            <text:p>23</text:p>
          </table:table-cell>
          <table:table-cell table:formula="of:=[.E111]-[.E110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7</text:p>
          </table:table-cell>
          <table:table-cell office:value-type="float" office:value="2.51624" calcext:value-type="float">
            <text:p>2.51624</text:p>
          </table:table-cell>
          <table:table-cell table:formula="of:=[.C112]-[.C111]" office:value-type="float" office:value="-0.0042030000000004" calcext:value-type="float">
            <text:p>-0.0042030000000004</text:p>
          </table:table-cell>
          <table:table-cell office:value-type="float" office:value="564" calcext:value-type="float">
            <text:p>564</text:p>
          </table:table-cell>
          <table:table-cell office:value-type="float" office:value="4.473801" calcext:value-type="float">
            <text:p>4.473801</text:p>
          </table:table-cell>
          <table:table-cell office:value-type="float" office:value="23" calcext:value-type="float">
            <text:p>23</text:p>
          </table:table-cell>
          <table:table-cell table:formula="of:=[.E112]-[.E111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8</text:p>
          </table:table-cell>
          <table:table-cell office:value-type="float" office:value="2.514326" calcext:value-type="float">
            <text:p>2.514326</text:p>
          </table:table-cell>
          <table:table-cell table:formula="of:=[.C113]-[.C112]" office:value-type="float" office:value="-0.00191399999999975" calcext:value-type="float">
            <text:p>-0.00191399999999975</text:p>
          </table:table-cell>
          <table:table-cell office:value-type="float" office:value="558" calcext:value-type="float">
            <text:p>558</text:p>
          </table:table-cell>
          <table:table-cell office:value-type="float" office:value="4.678419" calcext:value-type="float">
            <text:p>4.678419</text:p>
          </table:table-cell>
          <table:table-cell office:value-type="float" office:value="22" calcext:value-type="float">
            <text:p>22</text:p>
          </table:table-cell>
          <table:table-cell table:formula="of:=[.E113]-[.E112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39</text:p>
          </table:table-cell>
          <table:table-cell office:value-type="float" office:value="2.512735" calcext:value-type="float">
            <text:p>2.512735</text:p>
          </table:table-cell>
          <table:table-cell table:formula="of:=[.C114]-[.C113]" office:value-type="float" office:value="-0.0015909999999999" calcext:value-type="float">
            <text:p>-0.0015909999999999</text:p>
          </table:table-cell>
          <table:table-cell office:value-type="float" office:value="553" calcext:value-type="float">
            <text:p>553</text:p>
          </table:table-cell>
          <table:table-cell office:value-type="float" office:value="4.866215" calcext:value-type="float">
            <text:p>4.866215</text:p>
          </table:table-cell>
          <table:table-cell office:value-type="float" office:value="22" calcext:value-type="float">
            <text:p>22</text:p>
          </table:table-cell>
          <table:table-cell table:formula="of:=[.E114]-[.E113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0</text:p>
          </table:table-cell>
          <table:table-cell office:value-type="float" office:value="2.513635" calcext:value-type="float">
            <text:p>2.513635</text:p>
          </table:table-cell>
          <table:table-cell table:formula="of:=[.C115]-[.C114]" office:value-type="float" office:value="0.000899999999999679" calcext:value-type="float">
            <text:p>0.000899999999999679</text:p>
          </table:table-cell>
          <table:table-cell office:value-type="float" office:value="548" calcext:value-type="float">
            <text:p>548</text:p>
          </table:table-cell>
          <table:table-cell office:value-type="float" office:value="4.923755" calcext:value-type="float">
            <text:p>4.923755</text:p>
          </table:table-cell>
          <table:table-cell office:value-type="float" office:value="22" calcext:value-type="float">
            <text:p>22</text:p>
          </table:table-cell>
          <table:table-cell table:formula="of:=[.E115]-[.E114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1</text:p>
          </table:table-cell>
          <table:table-cell office:value-type="float" office:value="2.519057" calcext:value-type="float">
            <text:p>2.519057</text:p>
          </table:table-cell>
          <table:table-cell table:formula="of:=[.C116]-[.C115]" office:value-type="float" office:value="0.00542200000000026" calcext:value-type="float">
            <text:p>0.00542200000000026</text:p>
          </table:table-cell>
          <table:table-cell office:value-type="float" office:value="545" calcext:value-type="float">
            <text:p>545</text:p>
          </table:table-cell>
          <table:table-cell office:value-type="float" office:value="4.849383" calcext:value-type="float">
            <text:p>4.849383</text:p>
          </table:table-cell>
          <table:table-cell office:value-type="float" office:value="24" calcext:value-type="float">
            <text:p>24</text:p>
          </table:table-cell>
          <table:table-cell table:formula="of:=[.E116]-[.E115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2</text:p>
          </table:table-cell>
          <table:table-cell office:value-type="float" office:value="2.528127" calcext:value-type="float">
            <text:p>2.528127</text:p>
          </table:table-cell>
          <table:table-cell table:formula="of:=[.C117]-[.C116]" office:value-type="float" office:value="0.00906999999999991" calcext:value-type="float">
            <text:p>0.00906999999999991</text:p>
          </table:table-cell>
          <table:table-cell office:value-type="float" office:value="541" calcext:value-type="float">
            <text:p>541</text:p>
          </table:table-cell>
          <table:table-cell office:value-type="float" office:value="4.63654" calcext:value-type="float">
            <text:p>4.63654</text:p>
          </table:table-cell>
          <table:table-cell office:value-type="float" office:value="24" calcext:value-type="float">
            <text:p>24</text:p>
          </table:table-cell>
          <table:table-cell table:formula="of:=[.E117]-[.E116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3</text:p>
          </table:table-cell>
          <table:table-cell office:value-type="float" office:value="2.543121" calcext:value-type="float">
            <text:p>2.543121</text:p>
          </table:table-cell>
          <table:table-cell table:formula="of:=[.C118]-[.C117]" office:value-type="float" office:value="0.0149940000000002" calcext:value-type="float">
            <text:p>0.0149940000000002</text:p>
          </table:table-cell>
          <table:table-cell office:value-type="float" office:value="540" calcext:value-type="float">
            <text:p>540</text:p>
          </table:table-cell>
          <table:table-cell office:value-type="float" office:value="4.375456" calcext:value-type="float">
            <text:p>4.375456</text:p>
          </table:table-cell>
          <table:table-cell office:value-type="float" office:value="24" calcext:value-type="float">
            <text:p>24</text:p>
          </table:table-cell>
          <table:table-cell table:formula="of:=[.E118]-[.E117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4</text:p>
          </table:table-cell>
          <table:table-cell office:value-type="float" office:value="2.553293" calcext:value-type="float">
            <text:p>2.553293</text:p>
          </table:table-cell>
          <table:table-cell table:formula="of:=[.C119]-[.C118]" office:value-type="float" office:value="0.0101719999999998" calcext:value-type="float">
            <text:p>0.0101719999999998</text:p>
          </table:table-cell>
          <table:table-cell office:value-type="float" office:value="537" calcext:value-type="float">
            <text:p>537</text:p>
          </table:table-cell>
          <table:table-cell office:value-type="float" office:value="4.105224" calcext:value-type="float">
            <text:p>4.105224</text:p>
          </table:table-cell>
          <table:table-cell office:value-type="float" office:value="24" calcext:value-type="float">
            <text:p>24</text:p>
          </table:table-cell>
          <table:table-cell table:formula="of:=[.E119]-[.E118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5</text:p>
          </table:table-cell>
          <table:table-cell office:value-type="float" office:value="2.568591" calcext:value-type="float">
            <text:p>2.568591</text:p>
          </table:table-cell>
          <table:table-cell table:formula="of:=[.C120]-[.C119]" office:value-type="float" office:value="0.015298" calcext:value-type="float">
            <text:p>0.015298</text:p>
          </table:table-cell>
          <table:table-cell office:value-type="float" office:value="537" calcext:value-type="float">
            <text:p>537</text:p>
          </table:table-cell>
          <table:table-cell office:value-type="float" office:value="3.723988" calcext:value-type="float">
            <text:p>3.723988</text:p>
          </table:table-cell>
          <table:table-cell office:value-type="float" office:value="24" calcext:value-type="float">
            <text:p>24</text:p>
          </table:table-cell>
          <table:table-cell table:formula="of:=[.E120]-[.E1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6</text:p>
          </table:table-cell>
          <table:table-cell office:value-type="float" office:value="2.580681" calcext:value-type="float">
            <text:p>2.580681</text:p>
          </table:table-cell>
          <table:table-cell table:formula="of:=[.C121]-[.C120]" office:value-type="float" office:value="0.0120899999999997" calcext:value-type="float">
            <text:p>0.0120899999999997</text:p>
          </table:table-cell>
          <table:table-cell office:value-type="float" office:value="539" calcext:value-type="float">
            <text:p>539</text:p>
          </table:table-cell>
          <table:table-cell office:value-type="float" office:value="3.405995" calcext:value-type="float">
            <text:p>3.405995</text:p>
          </table:table-cell>
          <table:table-cell office:value-type="float" office:value="24" calcext:value-type="float">
            <text:p>24</text:p>
          </table:table-cell>
          <table:table-cell table:formula="of:=[.E121]-[.E120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7</text:p>
          </table:table-cell>
          <table:table-cell office:value-type="float" office:value="2.592042" calcext:value-type="float">
            <text:p>2.592042</text:p>
          </table:table-cell>
          <table:table-cell table:formula="of:=[.C122]-[.C121]" office:value-type="float" office:value="0.0113610000000004" calcext:value-type="float">
            <text:p>0.0113610000000004</text:p>
          </table:table-cell>
          <table:table-cell office:value-type="float" office:value="540" calcext:value-type="float">
            <text:p>540</text:p>
          </table:table-cell>
          <table:table-cell office:value-type="float" office:value="3.073989" calcext:value-type="float">
            <text:p>3.073989</text:p>
          </table:table-cell>
          <table:table-cell office:value-type="float" office:value="24" calcext:value-type="float">
            <text:p>24</text:p>
          </table:table-cell>
          <table:table-cell table:formula="of:=[.E122]-[.E12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8</text:p>
          </table:table-cell>
          <table:table-cell office:value-type="float" office:value="2.602185" calcext:value-type="float">
            <text:p>2.602185</text:p>
          </table:table-cell>
          <table:table-cell table:formula="of:=[.C123]-[.C122]" office:value-type="float" office:value="0.0101429999999998" calcext:value-type="float">
            <text:p>0.0101429999999998</text:p>
          </table:table-cell>
          <table:table-cell office:value-type="float" office:value="548" calcext:value-type="float">
            <text:p>548</text:p>
          </table:table-cell>
          <table:table-cell office:value-type="float" office:value="2.701266" calcext:value-type="float">
            <text:p>2.701266</text:p>
          </table:table-cell>
          <table:table-cell office:value-type="float" office:value="24" calcext:value-type="float">
            <text:p>24</text:p>
          </table:table-cell>
          <table:table-cell table:formula="of:=[.E123]-[.E122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49</text:p>
          </table:table-cell>
          <table:table-cell office:value-type="float" office:value="2.616239" calcext:value-type="float">
            <text:p>2.616239</text:p>
          </table:table-cell>
          <table:table-cell table:formula="of:=[.C124]-[.C123]" office:value-type="float" office:value="0.0140540000000002" calcext:value-type="float">
            <text:p>0.0140540000000002</text:p>
          </table:table-cell>
          <table:table-cell office:value-type="float" office:value="554" calcext:value-type="float">
            <text:p>554</text:p>
          </table:table-cell>
          <table:table-cell office:value-type="float" office:value="2.176818" calcext:value-type="float">
            <text:p>2.176818</text:p>
          </table:table-cell>
          <table:table-cell office:value-type="float" office:value="25" calcext:value-type="float">
            <text:p>25</text:p>
          </table:table-cell>
          <table:table-cell table:formula="of:=[.E124]-[.E123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0</text:p>
          </table:table-cell>
          <table:table-cell office:value-type="float" office:value="2.625662" calcext:value-type="float">
            <text:p>2.625662</text:p>
          </table:table-cell>
          <table:table-cell table:formula="of:=[.C125]-[.C124]" office:value-type="float" office:value="0.00942299999999996" calcext:value-type="float">
            <text:p>0.00942299999999996</text:p>
          </table:table-cell>
          <table:table-cell office:value-type="float" office:value="560" calcext:value-type="float">
            <text:p>560</text:p>
          </table:table-cell>
          <table:table-cell office:value-type="float" office:value="1.737637" calcext:value-type="float">
            <text:p>1.737637</text:p>
          </table:table-cell>
          <table:table-cell office:value-type="float" office:value="25" calcext:value-type="float">
            <text:p>25</text:p>
          </table:table-cell>
          <table:table-cell table:formula="of:=[.E125]-[.E124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1</text:p>
          </table:table-cell>
          <table:table-cell office:value-type="float" office:value="2.637504" calcext:value-type="float">
            <text:p>2.637504</text:p>
          </table:table-cell>
          <table:table-cell table:formula="of:=[.C126]-[.C125]" office:value-type="float" office:value="0.0118419999999997" calcext:value-type="float">
            <text:p>0.0118419999999997</text:p>
          </table:table-cell>
          <table:table-cell office:value-type="float" office:value="567" calcext:value-type="float">
            <text:p>567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25" calcext:value-type="float">
            <text:p>25</text:p>
          </table:table-cell>
          <table:table-cell table:formula="of:=[.E126]-[.E125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2</text:p>
          </table:table-cell>
          <table:table-cell office:value-type="float" office:value="2.6529" calcext:value-type="float">
            <text:p>2.6529</text:p>
          </table:table-cell>
          <table:table-cell table:formula="of:=[.C127]-[.C126]" office:value-type="float" office:value="0.015396" calcext:value-type="float">
            <text:p>0.015396</text:p>
          </table:table-cell>
          <table:table-cell office:value-type="float" office:value="572" calcext:value-type="float">
            <text:p>572</text:p>
          </table:table-cell>
          <table:table-cell office:value-type="float" office:value="0.630606" calcext:value-type="float">
            <text:p>0.630606</text:p>
          </table:table-cell>
          <table:table-cell office:value-type="float" office:value="25" calcext:value-type="float">
            <text:p>25</text:p>
          </table:table-cell>
          <table:table-cell table:formula="of:=[.E127]-[.E12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3</text:p>
          </table:table-cell>
          <table:table-cell office:value-type="float" office:value="2.665309" calcext:value-type="float">
            <text:p>2.665309</text:p>
          </table:table-cell>
          <table:table-cell table:formula="of:=[.C128]-[.C127]" office:value-type="float" office:value="0.0124090000000003" calcext:value-type="float">
            <text:p>0.0124090000000003</text:p>
          </table:table-cell>
          <table:table-cell office:value-type="float" office:value="577" calcext:value-type="float">
            <text:p>577</text:p>
          </table:table-cell>
          <table:table-cell office:value-type="float" office:value="0.088104" calcext:value-type="float">
            <text:p>0.088104</text:p>
          </table:table-cell>
          <table:table-cell office:value-type="float" office:value="25" calcext:value-type="float">
            <text:p>25</text:p>
          </table:table-cell>
          <table:table-cell table:formula="of:=[.E128]-[.E12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4</text:p>
          </table:table-cell>
          <table:table-cell office:value-type="float" office:value="2.679951" calcext:value-type="float">
            <text:p>2.679951</text:p>
          </table:table-cell>
          <table:table-cell table:formula="of:=[.C129]-[.C128]" office:value-type="float" office:value="0.0146419999999998" calcext:value-type="float">
            <text:p>0.0146419999999998</text:p>
          </table:table-cell>
          <table:table-cell office:value-type="float" office:value="582" calcext:value-type="float">
            <text:p>582</text:p>
          </table:table-cell>
          <table:table-cell office:value-type="float" office:value="-0.518568" calcext:value-type="float">
            <text:p>-0.518568</text:p>
          </table:table-cell>
          <table:table-cell office:value-type="float" office:value="26" calcext:value-type="float">
            <text:p>26</text:p>
          </table:table-cell>
          <table:table-cell table:formula="of:=[.E129]-[.E12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5</text:p>
          </table:table-cell>
          <table:table-cell office:value-type="float" office:value="2.697914" calcext:value-type="float">
            <text:p>2.697914</text:p>
          </table:table-cell>
          <table:table-cell table:formula="of:=[.C130]-[.C129]" office:value-type="float" office:value="0.017963" calcext:value-type="float">
            <text:p>0.017963</text:p>
          </table:table-cell>
          <table:table-cell office:value-type="float" office:value="587" calcext:value-type="float">
            <text:p>587</text:p>
          </table:table-cell>
          <table:table-cell office:value-type="float" office:value="-1.298481" calcext:value-type="float">
            <text:p>-1.298481</text:p>
          </table:table-cell>
          <table:table-cell office:value-type="float" office:value="26" calcext:value-type="float">
            <text:p>26</text:p>
          </table:table-cell>
          <table:table-cell table:formula="of:=[.E130]-[.E12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6</text:p>
          </table:table-cell>
          <table:table-cell office:value-type="float" office:value="2.712871" calcext:value-type="float">
            <text:p>2.712871</text:p>
          </table:table-cell>
          <table:table-cell table:formula="of:=[.C131]-[.C130]" office:value-type="float" office:value="0.0149569999999999" calcext:value-type="float">
            <text:p>0.0149569999999999</text:p>
          </table:table-cell>
          <table:table-cell office:value-type="float" office:value="592" calcext:value-type="float">
            <text:p>592</text:p>
          </table:table-cell>
          <table:table-cell office:value-type="float" office:value="-1.921812" calcext:value-type="float">
            <text:p>-1.921812</text:p>
          </table:table-cell>
          <table:table-cell office:value-type="float" office:value="26" calcext:value-type="float">
            <text:p>26</text:p>
          </table:table-cell>
          <table:table-cell table:formula="of:=[.E131]-[.E13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7</text:p>
          </table:table-cell>
          <table:table-cell office:value-type="float" office:value="2.726512" calcext:value-type="float">
            <text:p>2.726512</text:p>
          </table:table-cell>
          <table:table-cell table:formula="of:=[.C132]-[.C131]" office:value-type="float" office:value="0.0136410000000002" calcext:value-type="float">
            <text:p>0.0136410000000002</text:p>
          </table:table-cell>
          <table:table-cell office:value-type="float" office:value="597" calcext:value-type="float">
            <text:p>597</text:p>
          </table:table-cell>
          <table:table-cell office:value-type="float" office:value="-2.528947" calcext:value-type="float">
            <text:p>-2.528947</text:p>
          </table:table-cell>
          <table:table-cell office:value-type="float" office:value="26" calcext:value-type="float">
            <text:p>26</text:p>
          </table:table-cell>
          <table:table-cell table:formula="of:=[.E132]-[.E13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8</text:p>
          </table:table-cell>
          <table:table-cell office:value-type="float" office:value="2.73794" calcext:value-type="float">
            <text:p>2.73794</text:p>
          </table:table-cell>
          <table:table-cell table:formula="of:=[.C133]-[.C132]" office:value-type="float" office:value="0.011428" calcext:value-type="float">
            <text:p>0.011428</text:p>
          </table:table-cell>
          <table:table-cell office:value-type="float" office:value="600" calcext:value-type="float">
            <text:p>600</text:p>
          </table:table-cell>
          <table:table-cell office:value-type="float" office:value="-3.073048" calcext:value-type="float">
            <text:p>-3.073048</text:p>
          </table:table-cell>
          <table:table-cell office:value-type="float" office:value="26" calcext:value-type="float">
            <text:p>26</text:p>
          </table:table-cell>
          <table:table-cell table:formula="of:=[.E133]-[.E132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4:59</text:p>
          </table:table-cell>
          <table:table-cell office:value-type="float" office:value="2.749708" calcext:value-type="float">
            <text:p>2.749708</text:p>
          </table:table-cell>
          <table:table-cell table:formula="of:=[.C134]-[.C133]" office:value-type="float" office:value="0.011768" calcext:value-type="float">
            <text:p>0.011768</text:p>
          </table:table-cell>
          <table:table-cell office:value-type="float" office:value="600" calcext:value-type="float">
            <text:p>600</text:p>
          </table:table-cell>
          <table:table-cell office:value-type="float" office:value="-3.687393" calcext:value-type="float">
            <text:p>-3.687393</text:p>
          </table:table-cell>
          <table:table-cell office:value-type="float" office:value="27" calcext:value-type="float">
            <text:p>27</text:p>
          </table:table-cell>
          <table:table-cell table:formula="of:=[.E134]-[.E1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0</text:p>
          </table:table-cell>
          <table:table-cell office:value-type="float" office:value="2.757112" calcext:value-type="float">
            <text:p>2.757112</text:p>
          </table:table-cell>
          <table:table-cell table:formula="of:=[.C135]-[.C134]" office:value-type="float" office:value="0.00740399999999974" calcext:value-type="float">
            <text:p>0.00740399999999974</text:p>
          </table:table-cell>
          <table:table-cell office:value-type="float" office:value="600" calcext:value-type="float">
            <text:p>600</text:p>
          </table:table-cell>
          <table:table-cell office:value-type="float" office:value="-4.126358" calcext:value-type="float">
            <text:p>-4.126358</text:p>
          </table:table-cell>
          <table:table-cell office:value-type="float" office:value="27" calcext:value-type="float">
            <text:p>27</text:p>
          </table:table-cell>
          <table:table-cell table:formula="of:=[.E135]-[.E1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1</text:p>
          </table:table-cell>
          <table:table-cell office:value-type="float" office:value="2.758589" calcext:value-type="float">
            <text:p>2.758589</text:p>
          </table:table-cell>
          <table:table-cell table:formula="of:=[.C136]-[.C135]" office:value-type="float" office:value="0.00147700000000039" calcext:value-type="float">
            <text:p>0.00147700000000039</text:p>
          </table:table-cell>
          <table:table-cell office:value-type="float" office:value="600" calcext:value-type="float">
            <text:p>600</text:p>
          </table:table-cell>
          <table:table-cell office:value-type="float" office:value="-4.464842" calcext:value-type="float">
            <text:p>-4.464842</text:p>
          </table:table-cell>
          <table:table-cell office:value-type="float" office:value="27" calcext:value-type="float">
            <text:p>27</text:p>
          </table:table-cell>
          <table:table-cell table:formula="of:=[.E136]-[.E13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2</text:p>
          </table:table-cell>
          <table:table-cell office:value-type="float" office:value="2.7581" calcext:value-type="float">
            <text:p>2.7581</text:p>
          </table:table-cell>
          <table:table-cell table:formula="of:=[.C137]-[.C136]" office:value-type="float" office:value="-0.000488999999999962" calcext:value-type="float">
            <text:p>-0.000488999999999962</text:p>
          </table:table-cell>
          <table:table-cell office:value-type="float" office:value="600" calcext:value-type="float">
            <text:p>600</text:p>
          </table:table-cell>
          <table:table-cell office:value-type="float" office:value="-4.805269" calcext:value-type="float">
            <text:p>-4.805269</text:p>
          </table:table-cell>
          <table:table-cell office:value-type="float" office:value="27" calcext:value-type="float">
            <text:p>27</text:p>
          </table:table-cell>
          <table:table-cell table:formula="of:=[.E137]-[.E1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3</text:p>
          </table:table-cell>
          <table:table-cell office:value-type="float" office:value="2.752439" calcext:value-type="float">
            <text:p>2.752439</text:p>
          </table:table-cell>
          <table:table-cell table:formula="of:=[.C138]-[.C137]" office:value-type="float" office:value="-0.00566100000000036" calcext:value-type="float">
            <text:p>-0.00566100000000036</text:p>
          </table:table-cell>
          <table:table-cell office:value-type="float" office:value="600" calcext:value-type="float">
            <text:p>600</text:p>
          </table:table-cell>
          <table:table-cell office:value-type="float" office:value="-4.927595" calcext:value-type="float">
            <text:p>-4.927595</text:p>
          </table:table-cell>
          <table:table-cell office:value-type="float" office:value="27" calcext:value-type="float">
            <text:p>27</text:p>
          </table:table-cell>
          <table:table-cell table:formula="of:=[.E138]-[.E1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4</text:p>
          </table:table-cell>
          <table:table-cell office:value-type="float" office:value="2.745394" calcext:value-type="float">
            <text:p>2.745394</text:p>
          </table:table-cell>
          <table:table-cell table:formula="of:=[.C139]-[.C138]" office:value-type="float" office:value="-0.00704499999999975" calcext:value-type="float">
            <text:p>-0.00704499999999975</text:p>
          </table:table-cell>
          <table:table-cell office:value-type="float" office:value="598" calcext:value-type="float">
            <text:p>598</text:p>
          </table:table-cell>
          <table:table-cell office:value-type="float" office:value="-5.082199" calcext:value-type="float">
            <text:p>-5.082199</text:p>
          </table:table-cell>
          <table:table-cell office:value-type="float" office:value="28" calcext:value-type="float">
            <text:p>28</text:p>
          </table:table-cell>
          <table:table-cell table:formula="of:=[.E139]-[.E138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5</text:p>
          </table:table-cell>
          <table:table-cell office:value-type="float" office:value="2.733542" calcext:value-type="float">
            <text:p>2.733542</text:p>
          </table:table-cell>
          <table:table-cell table:formula="of:=[.C140]-[.C139]" office:value-type="float" office:value="-0.0118520000000002" calcext:value-type="float">
            <text:p>-0.0118520000000002</text:p>
          </table:table-cell>
          <table:table-cell office:value-type="float" office:value="600" calcext:value-type="float">
            <text:p>600</text:p>
          </table:table-cell>
          <table:table-cell office:value-type="float" office:value="-5.089955" calcext:value-type="float">
            <text:p>-5.089955</text:p>
          </table:table-cell>
          <table:table-cell office:value-type="float" office:value="28" calcext:value-type="float">
            <text:p>28</text:p>
          </table:table-cell>
          <table:table-cell table:formula="of:=[.E140]-[.E139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6</text:p>
          </table:table-cell>
          <table:table-cell office:value-type="float" office:value="2.719524" calcext:value-type="float">
            <text:p>2.719524</text:p>
          </table:table-cell>
          <table:table-cell table:formula="of:=[.C141]-[.C140]" office:value-type="float" office:value="-0.0140180000000001" calcext:value-type="float">
            <text:p>-0.0140180000000001</text:p>
          </table:table-cell>
          <table:table-cell office:value-type="float" office:value="591" calcext:value-type="float">
            <text:p>591</text:p>
          </table:table-cell>
          <table:table-cell office:value-type="float" office:value="-5.036675" calcext:value-type="float">
            <text:p>-5.036675</text:p>
          </table:table-cell>
          <table:table-cell office:value-type="float" office:value="28" calcext:value-type="float">
            <text:p>28</text:p>
          </table:table-cell>
          <table:table-cell table:formula="of:=[.E141]-[.E140]" office:value-type="float" office:value="-9" calcext:value-type="float">
            <text:p>-9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7</text:p>
          </table:table-cell>
          <table:table-cell office:value-type="float" office:value="2.702408" calcext:value-type="float">
            <text:p>2.702408</text:p>
          </table:table-cell>
          <table:table-cell table:formula="of:=[.C142]-[.C141]" office:value-type="float" office:value="-0.0171159999999997" calcext:value-type="float">
            <text:p>-0.0171159999999997</text:p>
          </table:table-cell>
          <table:table-cell office:value-type="float" office:value="592" calcext:value-type="float">
            <text:p>592</text:p>
          </table:table-cell>
          <table:table-cell office:value-type="float" office:value="-4.925969" calcext:value-type="float">
            <text:p>-4.925969</text:p>
          </table:table-cell>
          <table:table-cell office:value-type="float" office:value="28" calcext:value-type="float">
            <text:p>28</text:p>
          </table:table-cell>
          <table:table-cell table:formula="of:=[.E142]-[.E14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8</text:p>
          </table:table-cell>
          <table:table-cell office:value-type="float" office:value="2.683412" calcext:value-type="float">
            <text:p>2.683412</text:p>
          </table:table-cell>
          <table:table-cell table:formula="of:=[.C143]-[.C142]" office:value-type="float" office:value="-0.018996" calcext:value-type="float">
            <text:p>-0.018996</text:p>
          </table:table-cell>
          <table:table-cell office:value-type="float" office:value="591" calcext:value-type="float">
            <text:p>591</text:p>
          </table:table-cell>
          <table:table-cell office:value-type="float" office:value="-4.664734" calcext:value-type="float">
            <text:p>-4.664734</text:p>
          </table:table-cell>
          <table:table-cell office:value-type="float" office:value="28" calcext:value-type="float">
            <text:p>28</text:p>
          </table:table-cell>
          <table:table-cell table:formula="of:=[.E143]-[.E142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09</text:p>
          </table:table-cell>
          <table:table-cell office:value-type="float" office:value="2.664595" calcext:value-type="float">
            <text:p>2.664595</text:p>
          </table:table-cell>
          <table:table-cell table:formula="of:=[.C144]-[.C143]" office:value-type="float" office:value="-0.0188170000000003" calcext:value-type="float">
            <text:p>-0.0188170000000003</text:p>
          </table:table-cell>
          <table:table-cell office:value-type="float" office:value="586" calcext:value-type="float">
            <text:p>586</text:p>
          </table:table-cell>
          <table:table-cell office:value-type="float" office:value="-4.412901" calcext:value-type="float">
            <text:p>-4.412901</text:p>
          </table:table-cell>
          <table:table-cell office:value-type="float" office:value="29" calcext:value-type="float">
            <text:p>29</text:p>
          </table:table-cell>
          <table:table-cell table:formula="of:=[.E144]-[.E143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0</text:p>
          </table:table-cell>
          <table:table-cell office:value-type="float" office:value="2.643937" calcext:value-type="float">
            <text:p>2.643937</text:p>
          </table:table-cell>
          <table:table-cell table:formula="of:=[.C145]-[.C144]" office:value-type="float" office:value="-0.0206579999999996" calcext:value-type="float">
            <text:p>-0.0206579999999996</text:p>
          </table:table-cell>
          <table:table-cell office:value-type="float" office:value="585" calcext:value-type="float">
            <text:p>585</text:p>
          </table:table-cell>
          <table:table-cell office:value-type="float" office:value="-4.117238" calcext:value-type="float">
            <text:p>-4.117238</text:p>
          </table:table-cell>
          <table:table-cell office:value-type="float" office:value="29" calcext:value-type="float">
            <text:p>29</text:p>
          </table:table-cell>
          <table:table-cell table:formula="of:=[.E145]-[.E144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1</text:p>
          </table:table-cell>
          <table:table-cell office:value-type="float" office:value="2.620122" calcext:value-type="float">
            <text:p>2.620122</text:p>
          </table:table-cell>
          <table:table-cell table:formula="of:=[.C146]-[.C145]" office:value-type="float" office:value="-0.0238150000000004" calcext:value-type="float">
            <text:p>-0.0238150000000004</text:p>
          </table:table-cell>
          <table:table-cell office:value-type="float" office:value="578" calcext:value-type="float">
            <text:p>578</text:p>
          </table:table-cell>
          <table:table-cell office:value-type="float" office:value="-3.709023" calcext:value-type="float">
            <text:p>-3.709023</text:p>
          </table:table-cell>
          <table:table-cell office:value-type="float" office:value="29" calcext:value-type="float">
            <text:p>29</text:p>
          </table:table-cell>
          <table:table-cell table:formula="of:=[.E146]-[.E145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2</text:p>
          </table:table-cell>
          <table:table-cell office:value-type="float" office:value="2.599835" calcext:value-type="float">
            <text:p>2.599835</text:p>
          </table:table-cell>
          <table:table-cell table:formula="of:=[.C147]-[.C146]" office:value-type="float" office:value="-0.0202869999999997" calcext:value-type="float">
            <text:p>-0.0202869999999997</text:p>
          </table:table-cell>
          <table:table-cell office:value-type="float" office:value="572" calcext:value-type="float">
            <text:p>572</text:p>
          </table:table-cell>
          <table:table-cell office:value-type="float" office:value="-3.380726" calcext:value-type="float">
            <text:p>-3.380726</text:p>
          </table:table-cell>
          <table:table-cell office:value-type="float" office:value="29" calcext:value-type="float">
            <text:p>29</text:p>
          </table:table-cell>
          <table:table-cell table:formula="of:=[.E147]-[.E146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3</text:p>
          </table:table-cell>
          <table:table-cell office:value-type="float" office:value="2.580341" calcext:value-type="float">
            <text:p>2.580341</text:p>
          </table:table-cell>
          <table:table-cell table:formula="of:=[.C148]-[.C147]" office:value-type="float" office:value="-0.0194939999999999" calcext:value-type="float">
            <text:p>-0.0194939999999999</text:p>
          </table:table-cell>
          <table:table-cell office:value-type="float" office:value="565" calcext:value-type="float">
            <text:p>565</text:p>
          </table:table-cell>
          <table:table-cell office:value-type="float" office:value="-3.04177" calcext:value-type="float">
            <text:p>-3.04177</text:p>
          </table:table-cell>
          <table:table-cell office:value-type="float" office:value="29" calcext:value-type="float">
            <text:p>29</text:p>
          </table:table-cell>
          <table:table-cell table:formula="of:=[.E148]-[.E147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4</text:p>
          </table:table-cell>
          <table:table-cell office:value-type="float" office:value="2.562598" calcext:value-type="float">
            <text:p>2.562598</text:p>
          </table:table-cell>
          <table:table-cell table:formula="of:=[.C149]-[.C148]" office:value-type="float" office:value="-0.0177430000000003" calcext:value-type="float">
            <text:p>-0.0177430000000003</text:p>
          </table:table-cell>
          <table:table-cell office:value-type="float" office:value="557" calcext:value-type="float">
            <text:p>557</text:p>
          </table:table-cell>
          <table:table-cell office:value-type="float" office:value="-2.5856" calcext:value-type="float">
            <text:p>-2.5856</text:p>
          </table:table-cell>
          <table:table-cell office:value-type="float" office:value="30" calcext:value-type="float">
            <text:p>30</text:p>
          </table:table-cell>
          <table:table-cell table:formula="of:=[.E149]-[.E148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5</text:p>
          </table:table-cell>
          <table:table-cell office:value-type="float" office:value="2.544553" calcext:value-type="float">
            <text:p>2.544553</text:p>
          </table:table-cell>
          <table:table-cell table:formula="of:=[.C150]-[.C149]" office:value-type="float" office:value="-0.0180449999999999" calcext:value-type="float">
            <text:p>-0.0180449999999999</text:p>
          </table:table-cell>
          <table:table-cell office:value-type="float" office:value="552" calcext:value-type="float">
            <text:p>552</text:p>
          </table:table-cell>
          <table:table-cell office:value-type="float" office:value="-2.218114" calcext:value-type="float">
            <text:p>-2.218114</text:p>
          </table:table-cell>
          <table:table-cell office:value-type="float" office:value="30" calcext:value-type="float">
            <text:p>30</text:p>
          </table:table-cell>
          <table:table-cell table:formula="of:=[.E150]-[.E149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6</text:p>
          </table:table-cell>
          <table:table-cell office:value-type="float" office:value="2.531369" calcext:value-type="float">
            <text:p>2.531369</text:p>
          </table:table-cell>
          <table:table-cell table:formula="of:=[.C151]-[.C150]" office:value-type="float" office:value="-0.0131839999999999" calcext:value-type="float">
            <text:p>-0.0131839999999999</text:p>
          </table:table-cell>
          <table:table-cell office:value-type="float" office:value="553" calcext:value-type="float">
            <text:p>553</text:p>
          </table:table-cell>
          <table:table-cell office:value-type="float" office:value="-1.84353" calcext:value-type="float">
            <text:p>-1.84353</text:p>
          </table:table-cell>
          <table:table-cell office:value-type="float" office:value="30" calcext:value-type="float">
            <text:p>30</text:p>
          </table:table-cell>
          <table:table-cell table:formula="of:=[.E151]-[.E15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7</text:p>
          </table:table-cell>
          <table:table-cell office:value-type="float" office:value="2.516741" calcext:value-type="float">
            <text:p>2.516741</text:p>
          </table:table-cell>
          <table:table-cell table:formula="of:=[.C152]-[.C151]" office:value-type="float" office:value="-0.0146280000000001" calcext:value-type="float">
            <text:p>-0.0146280000000001</text:p>
          </table:table-cell>
          <table:table-cell office:value-type="float" office:value="556" calcext:value-type="float">
            <text:p>556</text:p>
          </table:table-cell>
          <table:table-cell office:value-type="float" office:value="-1.393701" calcext:value-type="float">
            <text:p>-1.393701</text:p>
          </table:table-cell>
          <table:table-cell office:value-type="float" office:value="30" calcext:value-type="float">
            <text:p>30</text:p>
          </table:table-cell>
          <table:table-cell table:formula="of:=[.E152]-[.E15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8</text:p>
          </table:table-cell>
          <table:table-cell office:value-type="float" office:value="2.508814" calcext:value-type="float">
            <text:p>2.508814</text:p>
          </table:table-cell>
          <table:table-cell table:formula="of:=[.C153]-[.C152]" office:value-type="float" office:value="-0.00792700000000002" calcext:value-type="float">
            <text:p>-0.00792700000000002</text:p>
          </table:table-cell>
          <table:table-cell office:value-type="float" office:value="553" calcext:value-type="float">
            <text:p>553</text:p>
          </table:table-cell>
          <table:table-cell office:value-type="float" office:value="-1.084744" calcext:value-type="float">
            <text:p>-1.084744</text:p>
          </table:table-cell>
          <table:table-cell office:value-type="float" office:value="29" calcext:value-type="float">
            <text:p>29</text:p>
          </table:table-cell>
          <table:table-cell table:formula="of:=[.E153]-[.E152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19</text:p>
          </table:table-cell>
          <table:table-cell office:value-type="float" office:value="2.501477" calcext:value-type="float">
            <text:p>2.501477</text:p>
          </table:table-cell>
          <table:table-cell table:formula="of:=[.C154]-[.C153]" office:value-type="float" office:value="-0.00733700000000015" calcext:value-type="float">
            <text:p>-0.00733700000000015</text:p>
          </table:table-cell>
          <table:table-cell office:value-type="float" office:value="552" calcext:value-type="float">
            <text:p>552</text:p>
          </table:table-cell>
          <table:table-cell office:value-type="float" office:value="-0.806592" calcext:value-type="float">
            <text:p>-0.806592</text:p>
          </table:table-cell>
          <table:table-cell office:value-type="float" office:value="29" calcext:value-type="float">
            <text:p>29</text:p>
          </table:table-cell>
          <table:table-cell table:formula="of:=[.E154]-[.E153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0</text:p>
          </table:table-cell>
          <table:table-cell office:value-type="float" office:value="2.496467" calcext:value-type="float">
            <text:p>2.496467</text:p>
          </table:table-cell>
          <table:table-cell table:formula="of:=[.C155]-[.C154]" office:value-type="float" office:value="-0.00500999999999996" calcext:value-type="float">
            <text:p>-0.00500999999999996</text:p>
          </table:table-cell>
          <table:table-cell office:value-type="float" office:value="547" calcext:value-type="float">
            <text:p>547</text:p>
          </table:table-cell>
          <table:table-cell office:value-type="float" office:value="-0.441242" calcext:value-type="float">
            <text:p>-0.441242</text:p>
          </table:table-cell>
          <table:table-cell office:value-type="float" office:value="29" calcext:value-type="float">
            <text:p>29</text:p>
          </table:table-cell>
          <table:table-cell table:formula="of:=[.E155]-[.E154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1</text:p>
          </table:table-cell>
          <table:table-cell office:value-type="float" office:value="2.493447" calcext:value-type="float">
            <text:p>2.493447</text:p>
          </table:table-cell>
          <table:table-cell table:formula="of:=[.C156]-[.C155]" office:value-type="float" office:value="-0.0030199999999998" calcext:value-type="float">
            <text:p>-0.0030199999999998</text:p>
          </table:table-cell>
          <table:table-cell office:value-type="float" office:value="542" calcext:value-type="float">
            <text:p>542</text:p>
          </table:table-cell>
          <table:table-cell office:value-type="float" office:value="-0.179643" calcext:value-type="float">
            <text:p>-0.179643</text:p>
          </table:table-cell>
          <table:table-cell office:value-type="float" office:value="29" calcext:value-type="float">
            <text:p>29</text:p>
          </table:table-cell>
          <table:table-cell table:formula="of:=[.E156]-[.E155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2</text:p>
          </table:table-cell>
          <table:table-cell office:value-type="float" office:value="2.49243" calcext:value-type="float">
            <text:p>2.49243</text:p>
          </table:table-cell>
          <table:table-cell table:formula="of:=[.C157]-[.C156]" office:value-type="float" office:value="-0.00101700000000005" calcext:value-type="float">
            <text:p>-0.00101700000000005</text:p>
          </table:table-cell>
          <table:table-cell office:value-type="float" office:value="538" calcext:value-type="float">
            <text:p>538</text:p>
          </table:table-cell>
          <table:table-cell office:value-type="float" office:value="0.08179" calcext:value-type="float">
            <text:p>0.08179</text:p>
          </table:table-cell>
          <table:table-cell office:value-type="float" office:value="29" calcext:value-type="float">
            <text:p>29</text:p>
          </table:table-cell>
          <table:table-cell table:formula="of:=[.E157]-[.E156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3</text:p>
          </table:table-cell>
          <table:table-cell office:value-type="float" office:value="2.493461" calcext:value-type="float">
            <text:p>2.493461</text:p>
          </table:table-cell>
          <table:table-cell table:formula="of:=[.C158]-[.C157]" office:value-type="float" office:value="0.00103099999999978" calcext:value-type="float">
            <text:p>0.00103099999999978</text:p>
          </table:table-cell>
          <table:table-cell office:value-type="float" office:value="532" calcext:value-type="float">
            <text:p>532</text:p>
          </table:table-cell>
          <table:table-cell office:value-type="float" office:value="0.340752" calcext:value-type="float">
            <text:p>0.340752</text:p>
          </table:table-cell>
          <table:table-cell office:value-type="float" office:value="29" calcext:value-type="float">
            <text:p>29</text:p>
          </table:table-cell>
          <table:table-cell table:formula="of:=[.E158]-[.E157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4</text:p>
          </table:table-cell>
          <table:table-cell office:value-type="float" office:value="2.494406" calcext:value-type="float">
            <text:p>2.494406</text:p>
          </table:table-cell>
          <table:table-cell table:formula="of:=[.C159]-[.C158]" office:value-type="float" office:value="0.000945000000000196" calcext:value-type="float">
            <text:p>0.000945000000000196</text:p>
          </table:table-cell>
          <table:table-cell office:value-type="float" office:value="526" calcext:value-type="float">
            <text:p>526</text:p>
          </table:table-cell>
          <table:table-cell office:value-type="float" office:value="0.656328" calcext:value-type="float">
            <text:p>0.656328</text:p>
          </table:table-cell>
          <table:table-cell office:value-type="float" office:value="29" calcext:value-type="float">
            <text:p>29</text:p>
          </table:table-cell>
          <table:table-cell table:formula="of:=[.E159]-[.E158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5</text:p>
          </table:table-cell>
          <table:table-cell office:value-type="float" office:value="2.495355" calcext:value-type="float">
            <text:p>2.495355</text:p>
          </table:table-cell>
          <table:table-cell table:formula="of:=[.C160]-[.C159]" office:value-type="float" office:value="0.000948999999999867" calcext:value-type="float">
            <text:p>0.000948999999999867</text:p>
          </table:table-cell>
          <table:table-cell office:value-type="float" office:value="520" calcext:value-type="float">
            <text:p>520</text:p>
          </table:table-cell>
          <table:table-cell office:value-type="float" office:value="0.919597" calcext:value-type="float">
            <text:p>0.919597</text:p>
          </table:table-cell>
          <table:table-cell office:value-type="float" office:value="29" calcext:value-type="float">
            <text:p>29</text:p>
          </table:table-cell>
          <table:table-cell table:formula="of:=[.E160]-[.E159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6</text:p>
          </table:table-cell>
          <table:table-cell office:value-type="float" office:value="2.500327" calcext:value-type="float">
            <text:p>2.500327</text:p>
          </table:table-cell>
          <table:table-cell table:formula="of:=[.C161]-[.C160]" office:value-type="float" office:value="0.00497199999999998" calcext:value-type="float">
            <text:p>0.00497199999999998</text:p>
          </table:table-cell>
          <table:table-cell office:value-type="float" office:value="514" calcext:value-type="float">
            <text:p>514</text:p>
          </table:table-cell>
          <table:table-cell office:value-type="float" office:value="1.181673" calcext:value-type="float">
            <text:p>1.181673</text:p>
          </table:table-cell>
          <table:table-cell office:value-type="float" office:value="29" calcext:value-type="float">
            <text:p>29</text:p>
          </table:table-cell>
          <table:table-cell table:formula="of:=[.E161]-[.E160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7</text:p>
          </table:table-cell>
          <table:table-cell office:value-type="float" office:value="2.50129" calcext:value-type="float">
            <text:p>2.50129</text:p>
          </table:table-cell>
          <table:table-cell table:formula="of:=[.C162]-[.C161]" office:value-type="float" office:value="0.000963000000000047" calcext:value-type="float">
            <text:p>0.000963000000000047</text:p>
          </table:table-cell>
          <table:table-cell office:value-type="float" office:value="509" calcext:value-type="float">
            <text:p>509</text:p>
          </table:table-cell>
          <table:table-cell office:value-type="float" office:value="1.54846" calcext:value-type="float">
            <text:p>1.54846</text:p>
          </table:table-cell>
          <table:table-cell office:value-type="float" office:value="29" calcext:value-type="float">
            <text:p>29</text:p>
          </table:table-cell>
          <table:table-cell table:formula="of:=[.E162]-[.E161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8</text:p>
          </table:table-cell>
          <table:table-cell office:value-type="float" office:value="2.503193" calcext:value-type="float">
            <text:p>2.503193</text:p>
          </table:table-cell>
          <table:table-cell table:formula="of:=[.C163]-[.C162]" office:value-type="float" office:value="0.00190299999999999" calcext:value-type="float">
            <text:p>0.00190299999999999</text:p>
          </table:table-cell>
          <table:table-cell office:value-type="float" office:value="504" calcext:value-type="float">
            <text:p>504</text:p>
          </table:table-cell>
          <table:table-cell office:value-type="float" office:value="1.866355" calcext:value-type="float">
            <text:p>1.866355</text:p>
          </table:table-cell>
          <table:table-cell office:value-type="float" office:value="28" calcext:value-type="float">
            <text:p>28</text:p>
          </table:table-cell>
          <table:table-cell table:formula="of:=[.E163]-[.E162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29</text:p>
          </table:table-cell>
          <table:table-cell office:value-type="float" office:value="2.503819" calcext:value-type="float">
            <text:p>2.503819</text:p>
          </table:table-cell>
          <table:table-cell table:formula="of:=[.C164]-[.C163]" office:value-type="float" office:value="0.000626000000000015" calcext:value-type="float">
            <text:p>0.000626000000000015</text:p>
          </table:table-cell>
          <table:table-cell office:value-type="float" office:value="501" calcext:value-type="float">
            <text:p>501</text:p>
          </table:table-cell>
          <table:table-cell office:value-type="float" office:value="2.198761" calcext:value-type="float">
            <text:p>2.198761</text:p>
          </table:table-cell>
          <table:table-cell office:value-type="float" office:value="28" calcext:value-type="float">
            <text:p>28</text:p>
          </table:table-cell>
          <table:table-cell table:formula="of:=[.E164]-[.E163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0</text:p>
          </table:table-cell>
          <table:table-cell office:value-type="float" office:value="2.501473" calcext:value-type="float">
            <text:p>2.501473</text:p>
          </table:table-cell>
          <table:table-cell table:formula="of:=[.C165]-[.C164]" office:value-type="float" office:value="-0.00234600000000018" calcext:value-type="float">
            <text:p>-0.00234600000000018</text:p>
          </table:table-cell>
          <table:table-cell office:value-type="float" office:value="501" calcext:value-type="float">
            <text:p>501</text:p>
          </table:table-cell>
          <table:table-cell office:value-type="float" office:value="2.529714" calcext:value-type="float">
            <text:p>2.529714</text:p>
          </table:table-cell>
          <table:table-cell office:value-type="float" office:value="28" calcext:value-type="float">
            <text:p>28</text:p>
          </table:table-cell>
          <table:table-cell table:formula="of:=[.E165]-[.E1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1</text:p>
          </table:table-cell>
          <table:table-cell office:value-type="float" office:value="2.496561" calcext:value-type="float">
            <text:p>2.496561</text:p>
          </table:table-cell>
          <table:table-cell table:formula="of:=[.C166]-[.C165]" office:value-type="float" office:value="-0.00491200000000003" calcext:value-type="float">
            <text:p>-0.00491200000000003</text:p>
          </table:table-cell>
          <table:table-cell office:value-type="float" office:value="505" calcext:value-type="float">
            <text:p>505</text:p>
          </table:table-cell>
          <table:table-cell office:value-type="float" office:value="2.994701" calcext:value-type="float">
            <text:p>2.994701</text:p>
          </table:table-cell>
          <table:table-cell office:value-type="float" office:value="28" calcext:value-type="float">
            <text:p>28</text:p>
          </table:table-cell>
          <table:table-cell table:formula="of:=[.E166]-[.E165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2</text:p>
          </table:table-cell>
          <table:table-cell office:value-type="float" office:value="2.494303" calcext:value-type="float">
            <text:p>2.494303</text:p>
          </table:table-cell>
          <table:table-cell table:formula="of:=[.C167]-[.C166]" office:value-type="float" office:value="-0.00225799999999987" calcext:value-type="float">
            <text:p>-0.00225799999999987</text:p>
          </table:table-cell>
          <table:table-cell office:value-type="float" office:value="506" calcext:value-type="float">
            <text:p>506</text:p>
          </table:table-cell>
          <table:table-cell office:value-type="float" office:value="3.321365" calcext:value-type="float">
            <text:p>3.321365</text:p>
          </table:table-cell>
          <table:table-cell office:value-type="float" office:value="28" calcext:value-type="float">
            <text:p>28</text:p>
          </table:table-cell>
          <table:table-cell table:formula="of:=[.E167]-[.E16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3</text:p>
          </table:table-cell>
          <table:table-cell office:value-type="float" office:value="2.487603" calcext:value-type="float">
            <text:p>2.487603</text:p>
          </table:table-cell>
          <table:table-cell table:formula="of:=[.C168]-[.C167]" office:value-type="float" office:value="-0.00669999999999993" calcext:value-type="float">
            <text:p>-0.00669999999999993</text:p>
          </table:table-cell>
          <table:table-cell office:value-type="float" office:value="507" calcext:value-type="float">
            <text:p>507</text:p>
          </table:table-cell>
          <table:table-cell office:value-type="float" office:value="3.671145" calcext:value-type="float">
            <text:p>3.671145</text:p>
          </table:table-cell>
          <table:table-cell office:value-type="float" office:value="27" calcext:value-type="float">
            <text:p>27</text:p>
          </table:table-cell>
          <table:table-cell table:formula="of:=[.E168]-[.E167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4</text:p>
          </table:table-cell>
          <table:table-cell office:value-type="float" office:value="2.48149" calcext:value-type="float">
            <text:p>2.48149</text:p>
          </table:table-cell>
          <table:table-cell table:formula="of:=[.C169]-[.C168]" office:value-type="float" office:value="-0.00611300000000004" calcext:value-type="float">
            <text:p>-0.00611300000000004</text:p>
          </table:table-cell>
          <table:table-cell office:value-type="float" office:value="508" calcext:value-type="float">
            <text:p>508</text:p>
          </table:table-cell>
          <table:table-cell office:value-type="float" office:value="4.147181" calcext:value-type="float">
            <text:p>4.147181</text:p>
          </table:table-cell>
          <table:table-cell office:value-type="float" office:value="27" calcext:value-type="float">
            <text:p>27</text:p>
          </table:table-cell>
          <table:table-cell table:formula="of:=[.E169]-[.E16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5</text:p>
          </table:table-cell>
          <table:table-cell office:value-type="float" office:value="2.474953" calcext:value-type="float">
            <text:p>2.474953</text:p>
          </table:table-cell>
          <table:table-cell table:formula="of:=[.C170]-[.C169]" office:value-type="float" office:value="-0.00653699999999979" calcext:value-type="float">
            <text:p>-0.00653699999999979</text:p>
          </table:table-cell>
          <table:table-cell office:value-type="float" office:value="506" calcext:value-type="float">
            <text:p>506</text:p>
          </table:table-cell>
          <table:table-cell office:value-type="float" office:value="4.488823" calcext:value-type="float">
            <text:p>4.488823</text:p>
          </table:table-cell>
          <table:table-cell office:value-type="float" office:value="27" calcext:value-type="float">
            <text:p>27</text:p>
          </table:table-cell>
          <table:table-cell table:formula="of:=[.E170]-[.E169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6</text:p>
          </table:table-cell>
          <table:table-cell office:value-type="float" office:value="2.464656" calcext:value-type="float">
            <text:p>2.464656</text:p>
          </table:table-cell>
          <table:table-cell table:formula="of:=[.C171]-[.C170]" office:value-type="float" office:value="-0.010297" calcext:value-type="float">
            <text:p>-0.010297</text:p>
          </table:table-cell>
          <table:table-cell office:value-type="float" office:value="511" calcext:value-type="float">
            <text:p>511</text:p>
          </table:table-cell>
          <table:table-cell office:value-type="float" office:value="4.818057" calcext:value-type="float">
            <text:p>4.818057</text:p>
          </table:table-cell>
          <table:table-cell office:value-type="float" office:value="27" calcext:value-type="float">
            <text:p>27</text:p>
          </table:table-cell>
          <table:table-cell table:formula="of:=[.E171]-[.E17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7</text:p>
          </table:table-cell>
          <table:table-cell office:value-type="float" office:value="2.453462" calcext:value-type="float">
            <text:p>2.453462</text:p>
          </table:table-cell>
          <table:table-cell table:formula="of:=[.C172]-[.C171]" office:value-type="float" office:value="-0.0111940000000001" calcext:value-type="float">
            <text:p>-0.0111940000000001</text:p>
          </table:table-cell>
          <table:table-cell office:value-type="float" office:value="511" calcext:value-type="float">
            <text:p>511</text:p>
          </table:table-cell>
          <table:table-cell office:value-type="float" office:value="5.194379" calcext:value-type="float">
            <text:p>5.194379</text:p>
          </table:table-cell>
          <table:table-cell office:value-type="float" office:value="27" calcext:value-type="float">
            <text:p>27</text:p>
          </table:table-cell>
          <table:table-cell table:formula="of:=[.E172]-[.E1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8</text:p>
          </table:table-cell>
          <table:table-cell office:value-type="float" office:value="2.44573" calcext:value-type="float">
            <text:p>2.44573</text:p>
          </table:table-cell>
          <table:table-cell table:formula="of:=[.C173]-[.C172]" office:value-type="float" office:value="-0.00773199999999985" calcext:value-type="float">
            <text:p>-0.00773199999999985</text:p>
          </table:table-cell>
          <table:table-cell office:value-type="float" office:value="511" calcext:value-type="float">
            <text:p>511</text:p>
          </table:table-cell>
          <table:table-cell office:value-type="float" office:value="5.389684" calcext:value-type="float">
            <text:p>5.389684</text:p>
          </table:table-cell>
          <table:table-cell office:value-type="float" office:value="26" calcext:value-type="float">
            <text:p>26</text:p>
          </table:table-cell>
          <table:table-cell table:formula="of:=[.E173]-[.E17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39</text:p>
          </table:table-cell>
          <table:table-cell office:value-type="float" office:value="2.439138" calcext:value-type="float">
            <text:p>2.439138</text:p>
          </table:table-cell>
          <table:table-cell table:formula="of:=[.C174]-[.C173]" office:value-type="float" office:value="-0.00659200000000038" calcext:value-type="float">
            <text:p>-0.00659200000000038</text:p>
          </table:table-cell>
          <table:table-cell office:value-type="float" office:value="510" calcext:value-type="float">
            <text:p>510</text:p>
          </table:table-cell>
          <table:table-cell office:value-type="float" office:value="5.525396" calcext:value-type="float">
            <text:p>5.525396</text:p>
          </table:table-cell>
          <table:table-cell office:value-type="float" office:value="26" calcext:value-type="float">
            <text:p>26</text:p>
          </table:table-cell>
          <table:table-cell table:formula="of:=[.E174]-[.E173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0</text:p>
          </table:table-cell>
          <table:table-cell office:value-type="float" office:value="2.436272" calcext:value-type="float">
            <text:p>2.436272</text:p>
          </table:table-cell>
          <table:table-cell table:formula="of:=[.C175]-[.C174]" office:value-type="float" office:value="-0.00286599999999959" calcext:value-type="float">
            <text:p>-0.00286599999999959</text:p>
          </table:table-cell>
          <table:table-cell office:value-type="float" office:value="507" calcext:value-type="float">
            <text:p>507</text:p>
          </table:table-cell>
          <table:table-cell office:value-type="float" office:value="5.570734" calcext:value-type="float">
            <text:p>5.570734</text:p>
          </table:table-cell>
          <table:table-cell office:value-type="float" office:value="26" calcext:value-type="float">
            <text:p>26</text:p>
          </table:table-cell>
          <table:table-cell table:formula="of:=[.E175]-[.E174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1</text:p>
          </table:table-cell>
          <table:table-cell office:value-type="float" office:value="2.429899" calcext:value-type="float">
            <text:p>2.429899</text:p>
          </table:table-cell>
          <table:table-cell table:formula="of:=[.C176]-[.C175]" office:value-type="float" office:value="-0.00637300000000041" calcext:value-type="float">
            <text:p>-0.00637300000000041</text:p>
          </table:table-cell>
          <table:table-cell office:value-type="float" office:value="506" calcext:value-type="float">
            <text:p>506</text:p>
          </table:table-cell>
          <table:table-cell office:value-type="float" office:value="5.590235" calcext:value-type="float">
            <text:p>5.590235</text:p>
          </table:table-cell>
          <table:table-cell office:value-type="float" office:value="26" calcext:value-type="float">
            <text:p>26</text:p>
          </table:table-cell>
          <table:table-cell table:formula="of:=[.E176]-[.E175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2</text:p>
          </table:table-cell>
          <table:table-cell office:value-type="float" office:value="2.428706" calcext:value-type="float">
            <text:p>2.428706</text:p>
          </table:table-cell>
          <table:table-cell table:formula="of:=[.C177]-[.C176]" office:value-type="float" office:value="-0.00119299999999978" calcext:value-type="float">
            <text:p>-0.00119299999999978</text:p>
          </table:table-cell>
          <table:table-cell office:value-type="float" office:value="502" calcext:value-type="float">
            <text:p>502</text:p>
          </table:table-cell>
          <table:table-cell office:value-type="float" office:value="5.548004" calcext:value-type="float">
            <text:p>5.548004</text:p>
          </table:table-cell>
          <table:table-cell office:value-type="float" office:value="26" calcext:value-type="float">
            <text:p>26</text:p>
          </table:table-cell>
          <table:table-cell table:formula="of:=[.E177]-[.E176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3</text:p>
          </table:table-cell>
          <table:table-cell office:value-type="float" office:value="2.426839" calcext:value-type="float">
            <text:p>2.426839</text:p>
          </table:table-cell>
          <table:table-cell table:formula="of:=[.C178]-[.C177]" office:value-type="float" office:value="-0.00186699999999984" calcext:value-type="float">
            <text:p>-0.00186699999999984</text:p>
          </table:table-cell>
          <table:table-cell office:value-type="float" office:value="499" calcext:value-type="float">
            <text:p>499</text:p>
          </table:table-cell>
          <table:table-cell office:value-type="float" office:value="5.436324" calcext:value-type="float">
            <text:p>5.436324</text:p>
          </table:table-cell>
          <table:table-cell office:value-type="float" office:value="25" calcext:value-type="float">
            <text:p>25</text:p>
          </table:table-cell>
          <table:table-cell table:formula="of:=[.E178]-[.E177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4</text:p>
          </table:table-cell>
          <table:table-cell office:value-type="float" office:value="2.425356" calcext:value-type="float">
            <text:p>2.425356</text:p>
          </table:table-cell>
          <table:table-cell table:formula="of:=[.C179]-[.C178]" office:value-type="float" office:value="-0.00148300000000035" calcext:value-type="float">
            <text:p>-0.00148300000000035</text:p>
          </table:table-cell>
          <table:table-cell office:value-type="float" office:value="492" calcext:value-type="float">
            <text:p>492</text:p>
          </table:table-cell>
          <table:table-cell office:value-type="float" office:value="5.199919" calcext:value-type="float">
            <text:p>5.199919</text:p>
          </table:table-cell>
          <table:table-cell office:value-type="float" office:value="25" calcext:value-type="float">
            <text:p>25</text:p>
          </table:table-cell>
          <table:table-cell table:formula="of:=[.E179]-[.E178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5</text:p>
          </table:table-cell>
          <table:table-cell office:value-type="float" office:value="2.425611" calcext:value-type="float">
            <text:p>2.425611</text:p>
          </table:table-cell>
          <table:table-cell table:formula="of:=[.C180]-[.C179]" office:value-type="float" office:value="0.000255000000000116" calcext:value-type="float">
            <text:p>0.000255000000000116</text:p>
          </table:table-cell>
          <table:table-cell office:value-type="float" office:value="487" calcext:value-type="float">
            <text:p>487</text:p>
          </table:table-cell>
          <table:table-cell office:value-type="float" office:value="4.97732" calcext:value-type="float">
            <text:p>4.97732</text:p>
          </table:table-cell>
          <table:table-cell office:value-type="float" office:value="25" calcext:value-type="float">
            <text:p>25</text:p>
          </table:table-cell>
          <table:table-cell table:formula="of:=[.E180]-[.E179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6</text:p>
          </table:table-cell>
          <table:table-cell office:value-type="float" office:value="2.427511" calcext:value-type="float">
            <text:p>2.427511</text:p>
          </table:table-cell>
          <table:table-cell table:formula="of:=[.C181]-[.C180]" office:value-type="float" office:value="0.00190000000000001" calcext:value-type="float">
            <text:p>0.00190000000000001</text:p>
          </table:table-cell>
          <table:table-cell office:value-type="float" office:value="481" calcext:value-type="float">
            <text:p>481</text:p>
          </table:table-cell>
          <table:table-cell office:value-type="float" office:value="4.721023" calcext:value-type="float">
            <text:p>4.721023</text:p>
          </table:table-cell>
          <table:table-cell office:value-type="float" office:value="25" calcext:value-type="float">
            <text:p>25</text:p>
          </table:table-cell>
          <table:table-cell table:formula="of:=[.E181]-[.E180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7</text:p>
          </table:table-cell>
          <table:table-cell office:value-type="float" office:value="2.426997" calcext:value-type="float">
            <text:p>2.426997</text:p>
          </table:table-cell>
          <table:table-cell table:formula="of:=[.C182]-[.C181]" office:value-type="float" office:value="-0.000513999999999903" calcext:value-type="float">
            <text:p>-0.000513999999999903</text:p>
          </table:table-cell>
          <table:table-cell office:value-type="float" office:value="479" calcext:value-type="float">
            <text:p>479</text:p>
          </table:table-cell>
          <table:table-cell office:value-type="float" office:value="4.329682" calcext:value-type="float">
            <text:p>4.329682</text:p>
          </table:table-cell>
          <table:table-cell office:value-type="float" office:value="25" calcext:value-type="float">
            <text:p>25</text:p>
          </table:table-cell>
          <table:table-cell table:formula="of:=[.E182]-[.E181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8</text:p>
          </table:table-cell>
          <table:table-cell office:value-type="float" office:value="2.427263" calcext:value-type="float">
            <text:p>2.427263</text:p>
          </table:table-cell>
          <table:table-cell table:formula="of:=[.C183]-[.C182]" office:value-type="float" office:value="0.000265999999999877" calcext:value-type="float">
            <text:p>0.000265999999999877</text:p>
          </table:table-cell>
          <table:table-cell office:value-type="float" office:value="479" calcext:value-type="float">
            <text:p>479</text:p>
          </table:table-cell>
          <table:table-cell office:value-type="float" office:value="4.002292" calcext:value-type="float">
            <text:p>4.002292</text:p>
          </table:table-cell>
          <table:table-cell office:value-type="float" office:value="24" calcext:value-type="float">
            <text:p>24</text:p>
          </table:table-cell>
          <table:table-cell table:formula="of:=[.E183]-[.E1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49</text:p>
          </table:table-cell>
          <table:table-cell office:value-type="float" office:value="2.426363" calcext:value-type="float">
            <text:p>2.426363</text:p>
          </table:table-cell>
          <table:table-cell table:formula="of:=[.C184]-[.C183]" office:value-type="float" office:value="-0.000900000000000123" calcext:value-type="float">
            <text:p>-0.000900000000000123</text:p>
          </table:table-cell>
          <table:table-cell office:value-type="float" office:value="478" calcext:value-type="float">
            <text:p>478</text:p>
          </table:table-cell>
          <table:table-cell office:value-type="float" office:value="3.631485" calcext:value-type="float">
            <text:p>3.631485</text:p>
          </table:table-cell>
          <table:table-cell office:value-type="float" office:value="24" calcext:value-type="float">
            <text:p>24</text:p>
          </table:table-cell>
          <table:table-cell table:formula="of:=[.E184]-[.E183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0</text:p>
          </table:table-cell>
          <table:table-cell office:value-type="float" office:value="2.42321" calcext:value-type="float">
            <text:p>2.42321</text:p>
          </table:table-cell>
          <table:table-cell table:formula="of:=[.C185]-[.C184]" office:value-type="float" office:value="-0.00315299999999974" calcext:value-type="float">
            <text:p>-0.00315299999999974</text:p>
          </table:table-cell>
          <table:table-cell office:value-type="float" office:value="478" calcext:value-type="float">
            <text:p>478</text:p>
          </table:table-cell>
          <table:table-cell office:value-type="float" office:value="3.273995" calcext:value-type="float">
            <text:p>3.273995</text:p>
          </table:table-cell>
          <table:table-cell office:value-type="float" office:value="24" calcext:value-type="float">
            <text:p>24</text:p>
          </table:table-cell>
          <table:table-cell table:formula="of:=[.E185]-[.E1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1</text:p>
          </table:table-cell>
          <table:table-cell office:value-type="float" office:value="2.423804" calcext:value-type="float">
            <text:p>2.423804</text:p>
          </table:table-cell>
          <table:table-cell table:formula="of:=[.C186]-[.C185]" office:value-type="float" office:value="0.000593999999999983" calcext:value-type="float">
            <text:p>0.000593999999999983</text:p>
          </table:table-cell>
          <table:table-cell office:value-type="float" office:value="479" calcext:value-type="float">
            <text:p>479</text:p>
          </table:table-cell>
          <table:table-cell office:value-type="float" office:value="2.721121" calcext:value-type="float">
            <text:p>2.721121</text:p>
          </table:table-cell>
          <table:table-cell office:value-type="float" office:value="24" calcext:value-type="float">
            <text:p>24</text:p>
          </table:table-cell>
          <table:table-cell table:formula="of:=[.E186]-[.E185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2</text:p>
          </table:table-cell>
          <table:table-cell office:value-type="float" office:value="2.425073" calcext:value-type="float">
            <text:p>2.425073</text:p>
          </table:table-cell>
          <table:table-cell table:formula="of:=[.C187]-[.C186]" office:value-type="float" office:value="0.00126899999999974" calcext:value-type="float">
            <text:p>0.00126899999999974</text:p>
          </table:table-cell>
          <table:table-cell office:value-type="float" office:value="478" calcext:value-type="float">
            <text:p>478</text:p>
          </table:table-cell>
          <table:table-cell office:value-type="float" office:value="2.237622" calcext:value-type="float">
            <text:p>2.237622</text:p>
          </table:table-cell>
          <table:table-cell office:value-type="float" office:value="24" calcext:value-type="float">
            <text:p>24</text:p>
          </table:table-cell>
          <table:table-cell table:formula="of:=[.E187]-[.E186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3</text:p>
          </table:table-cell>
          <table:table-cell office:value-type="float" office:value="2.422318" calcext:value-type="float">
            <text:p>2.422318</text:p>
          </table:table-cell>
          <table:table-cell table:formula="of:=[.C188]-[.C187]" office:value-type="float" office:value="-0.00275499999999962" calcext:value-type="float">
            <text:p>-0.00275499999999962</text:p>
          </table:table-cell>
          <table:table-cell office:value-type="float" office:value="475" calcext:value-type="float">
            <text:p>475</text:p>
          </table:table-cell>
          <table:table-cell office:value-type="float" office:value="1.80773" calcext:value-type="float">
            <text:p>1.80773</text:p>
          </table:table-cell>
          <table:table-cell office:value-type="float" office:value="24" calcext:value-type="float">
            <text:p>24</text:p>
          </table:table-cell>
          <table:table-cell table:formula="of:=[.E188]-[.E187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4</text:p>
          </table:table-cell>
          <table:table-cell office:value-type="float" office:value="2.417112" calcext:value-type="float">
            <text:p>2.417112</text:p>
          </table:table-cell>
          <table:table-cell table:formula="of:=[.C189]-[.C188]" office:value-type="float" office:value="-0.00520600000000027" calcext:value-type="float">
            <text:p>-0.00520600000000027</text:p>
          </table:table-cell>
          <table:table-cell office:value-type="float" office:value="473" calcext:value-type="float">
            <text:p>473</text:p>
          </table:table-cell>
          <table:table-cell office:value-type="float" office:value="1.401373" calcext:value-type="float">
            <text:p>1.401373</text:p>
          </table:table-cell>
          <table:table-cell office:value-type="float" office:value="24" calcext:value-type="float">
            <text:p>24</text:p>
          </table:table-cell>
          <table:table-cell table:formula="of:=[.E189]-[.E188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5</text:p>
          </table:table-cell>
          <table:table-cell office:value-type="float" office:value="2.4077" calcext:value-type="float">
            <text:p>2.4077</text:p>
          </table:table-cell>
          <table:table-cell table:formula="of:=[.C190]-[.C189]" office:value-type="float" office:value="-0.00941199999999975" calcext:value-type="float">
            <text:p>-0.00941199999999975</text:p>
          </table:table-cell>
          <table:table-cell office:value-type="float" office:value="469" calcext:value-type="float">
            <text:p>469</text:p>
          </table:table-cell>
          <table:table-cell office:value-type="float" office:value="1.005834" calcext:value-type="float">
            <text:p>1.005834</text:p>
          </table:table-cell>
          <table:table-cell office:value-type="float" office:value="24" calcext:value-type="float">
            <text:p>24</text:p>
          </table:table-cell>
          <table:table-cell table:formula="of:=[.E190]-[.E189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6</text:p>
          </table:table-cell>
          <table:table-cell office:value-type="float" office:value="2.39309" calcext:value-type="float">
            <text:p>2.39309</text:p>
          </table:table-cell>
          <table:table-cell table:formula="of:=[.C191]-[.C190]" office:value-type="float" office:value="-0.0146100000000002" calcext:value-type="float">
            <text:p>-0.0146100000000002</text:p>
          </table:table-cell>
          <table:table-cell office:value-type="float" office:value="463" calcext:value-type="float">
            <text:p>463</text:p>
          </table:table-cell>
          <table:table-cell office:value-type="float" office:value="0.777051" calcext:value-type="float">
            <text:p>0.777051</text:p>
          </table:table-cell>
          <table:table-cell office:value-type="float" office:value="25" calcext:value-type="float">
            <text:p>25</text:p>
          </table:table-cell>
          <table:table-cell table:formula="of:=[.E191]-[.E190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7</text:p>
          </table:table-cell>
          <table:table-cell office:value-type="float" office:value="2.374385" calcext:value-type="float">
            <text:p>2.374385</text:p>
          </table:table-cell>
          <table:table-cell table:formula="of:=[.C192]-[.C191]" office:value-type="float" office:value="-0.0187049999999998" calcext:value-type="float">
            <text:p>-0.0187049999999998</text:p>
          </table:table-cell>
          <table:table-cell office:value-type="float" office:value="462" calcext:value-type="float">
            <text:p>462</text:p>
          </table:table-cell>
          <table:table-cell office:value-type="float" office:value="0.605294" calcext:value-type="float">
            <text:p>0.605294</text:p>
          </table:table-cell>
          <table:table-cell office:value-type="float" office:value="25" calcext:value-type="float">
            <text:p>25</text:p>
          </table:table-cell>
          <table:table-cell table:formula="of:=[.E192]-[.E191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8</text:p>
          </table:table-cell>
          <table:table-cell office:value-type="float" office:value="2.351566" calcext:value-type="float">
            <text:p>2.351566</text:p>
          </table:table-cell>
          <table:table-cell table:formula="of:=[.C193]-[.C192]" office:value-type="float" office:value="-0.0228190000000001" calcext:value-type="float">
            <text:p>-0.0228190000000001</text:p>
          </table:table-cell>
          <table:table-cell office:value-type="float" office:value="459" calcext:value-type="float">
            <text:p>459</text:p>
          </table:table-cell>
          <table:table-cell office:value-type="float" office:value="0.43953" calcext:value-type="float">
            <text:p>0.43953</text:p>
          </table:table-cell>
          <table:table-cell office:value-type="float" office:value="25" calcext:value-type="float">
            <text:p>25</text:p>
          </table:table-cell>
          <table:table-cell table:formula="of:=[.E193]-[.E192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5:59</text:p>
          </table:table-cell>
          <table:table-cell office:value-type="float" office:value="2.324298" calcext:value-type="float">
            <text:p>2.324298</text:p>
          </table:table-cell>
          <table:table-cell table:formula="of:=[.C194]-[.C193]" office:value-type="float" office:value="-0.0272679999999998" calcext:value-type="float">
            <text:p>-0.0272679999999998</text:p>
          </table:table-cell>
          <table:table-cell office:value-type="float" office:value="458" calcext:value-type="float">
            <text:p>458</text:p>
          </table:table-cell>
          <table:table-cell office:value-type="float" office:value="0.401384" calcext:value-type="float">
            <text:p>0.401384</text:p>
          </table:table-cell>
          <table:table-cell office:value-type="float" office:value="25" calcext:value-type="float">
            <text:p>25</text:p>
          </table:table-cell>
          <table:table-cell table:formula="of:=[.E194]-[.E193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0</text:p>
          </table:table-cell>
          <table:table-cell office:value-type="float" office:value="2.29704" calcext:value-type="float">
            <text:p>2.29704</text:p>
          </table:table-cell>
          <table:table-cell table:formula="of:=[.C195]-[.C194]" office:value-type="float" office:value="-0.0272580000000002" calcext:value-type="float">
            <text:p>-0.0272580000000002</text:p>
          </table:table-cell>
          <table:table-cell office:value-type="float" office:value="460" calcext:value-type="float">
            <text:p>460</text:p>
          </table:table-cell>
          <table:table-cell office:value-type="float" office:value="0.428973" calcext:value-type="float">
            <text:p>0.428973</text:p>
          </table:table-cell>
          <table:table-cell office:value-type="float" office:value="25" calcext:value-type="float">
            <text:p>25</text:p>
          </table:table-cell>
          <table:table-cell table:formula="of:=[.E195]-[.E194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1</text:p>
          </table:table-cell>
          <table:table-cell office:value-type="float" office:value="2.262278" calcext:value-type="float">
            <text:p>2.262278</text:p>
          </table:table-cell>
          <table:table-cell table:formula="of:=[.C196]-[.C195]" office:value-type="float" office:value="-0.0347620000000002" calcext:value-type="float">
            <text:p>-0.0347620000000002</text:p>
          </table:table-cell>
          <table:table-cell office:value-type="float" office:value="462" calcext:value-type="float">
            <text:p>462</text:p>
          </table:table-cell>
          <table:table-cell office:value-type="float" office:value="0.506672" calcext:value-type="float">
            <text:p>0.506672</text:p>
          </table:table-cell>
          <table:table-cell office:value-type="float" office:value="26" calcext:value-type="float">
            <text:p>26</text:p>
          </table:table-cell>
          <table:table-cell table:formula="of:=[.E196]-[.E19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2</text:p>
          </table:table-cell>
          <table:table-cell office:value-type="float" office:value="2.228124" calcext:value-type="float">
            <text:p>2.228124</text:p>
          </table:table-cell>
          <table:table-cell table:formula="of:=[.C197]-[.C196]" office:value-type="float" office:value="-0.0341539999999996" calcext:value-type="float">
            <text:p>-0.0341539999999996</text:p>
          </table:table-cell>
          <table:table-cell office:value-type="float" office:value="464" calcext:value-type="float">
            <text:p>464</text:p>
          </table:table-cell>
          <table:table-cell office:value-type="float" office:value="0.618906" calcext:value-type="float">
            <text:p>0.618906</text:p>
          </table:table-cell>
          <table:table-cell office:value-type="float" office:value="26" calcext:value-type="float">
            <text:p>26</text:p>
          </table:table-cell>
          <table:table-cell table:formula="of:=[.E197]-[.E19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3</text:p>
          </table:table-cell>
          <table:table-cell office:value-type="float" office:value="2.191447" calcext:value-type="float">
            <text:p>2.191447</text:p>
          </table:table-cell>
          <table:table-cell table:formula="of:=[.C198]-[.C197]" office:value-type="float" office:value="-0.0366770000000001" calcext:value-type="float">
            <text:p>-0.0366770000000001</text:p>
          </table:table-cell>
          <table:table-cell office:value-type="float" office:value="465" calcext:value-type="float">
            <text:p>465</text:p>
          </table:table-cell>
          <table:table-cell office:value-type="float" office:value="0.758442" calcext:value-type="float">
            <text:p>0.758442</text:p>
          </table:table-cell>
          <table:table-cell office:value-type="float" office:value="26" calcext:value-type="float">
            <text:p>26</text:p>
          </table:table-cell>
          <table:table-cell table:formula="of:=[.E198]-[.E197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4</text:p>
          </table:table-cell>
          <table:table-cell office:value-type="float" office:value="2.153636" calcext:value-type="float">
            <text:p>2.153636</text:p>
          </table:table-cell>
          <table:table-cell table:formula="of:=[.C199]-[.C198]" office:value-type="float" office:value="-0.037811" calcext:value-type="float">
            <text:p>-0.037811</text:p>
          </table:table-cell>
          <table:table-cell office:value-type="float" office:value="470" calcext:value-type="float">
            <text:p>470</text:p>
          </table:table-cell>
          <table:table-cell office:value-type="float" office:value="0.957029" calcext:value-type="float">
            <text:p>0.957029</text:p>
          </table:table-cell>
          <table:table-cell office:value-type="float" office:value="26" calcext:value-type="float">
            <text:p>26</text:p>
          </table:table-cell>
          <table:table-cell table:formula="of:=[.E199]-[.E19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5</text:p>
          </table:table-cell>
          <table:table-cell office:value-type="float" office:value="2.115268" calcext:value-type="float">
            <text:p>2.115268</text:p>
          </table:table-cell>
          <table:table-cell table:formula="of:=[.C200]-[.C199]" office:value-type="float" office:value="-0.0383680000000002" calcext:value-type="float">
            <text:p>-0.0383680000000002</text:p>
          </table:table-cell>
          <table:table-cell office:value-type="float" office:value="475" calcext:value-type="float">
            <text:p>475</text:p>
          </table:table-cell>
          <table:table-cell office:value-type="float" office:value="1.132581" calcext:value-type="float">
            <text:p>1.132581</text:p>
          </table:table-cell>
          <table:table-cell office:value-type="float" office:value="26" calcext:value-type="float">
            <text:p>26</text:p>
          </table:table-cell>
          <table:table-cell table:formula="of:=[.E200]-[.E19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6</text:p>
          </table:table-cell>
          <table:table-cell office:value-type="float" office:value="2.075891" calcext:value-type="float">
            <text:p>2.075891</text:p>
          </table:table-cell>
          <table:table-cell table:formula="of:=[.C201]-[.C200]" office:value-type="float" office:value="-0.039377" calcext:value-type="float">
            <text:p>-0.039377</text:p>
          </table:table-cell>
          <table:table-cell office:value-type="float" office:value="481" calcext:value-type="float">
            <text:p>481</text:p>
          </table:table-cell>
          <table:table-cell office:value-type="float" office:value="1.308656" calcext:value-type="float">
            <text:p>1.308656</text:p>
          </table:table-cell>
          <table:table-cell office:value-type="float" office:value="27" calcext:value-type="float">
            <text:p>27</text:p>
          </table:table-cell>
          <table:table-cell table:formula="of:=[.E201]-[.E200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7</text:p>
          </table:table-cell>
          <table:table-cell office:value-type="float" office:value="2.038797" calcext:value-type="float">
            <text:p>2.038797</text:p>
          </table:table-cell>
          <table:table-cell table:formula="of:=[.C202]-[.C201]" office:value-type="float" office:value="-0.0370939999999997" calcext:value-type="float">
            <text:p>-0.0370939999999997</text:p>
          </table:table-cell>
          <table:table-cell office:value-type="float" office:value="487" calcext:value-type="float">
            <text:p>487</text:p>
          </table:table-cell>
          <table:table-cell office:value-type="float" office:value="1.522046" calcext:value-type="float">
            <text:p>1.522046</text:p>
          </table:table-cell>
          <table:table-cell office:value-type="float" office:value="27" calcext:value-type="float">
            <text:p>27</text:p>
          </table:table-cell>
          <table:table-cell table:formula="of:=[.E202]-[.E201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8</text:p>
          </table:table-cell>
          <table:table-cell office:value-type="float" office:value="1.999048" calcext:value-type="float">
            <text:p>1.999048</text:p>
          </table:table-cell>
          <table:table-cell table:formula="of:=[.C203]-[.C202]" office:value-type="float" office:value="-0.0397490000000003" calcext:value-type="float">
            <text:p>-0.0397490000000003</text:p>
          </table:table-cell>
          <table:table-cell office:value-type="float" office:value="492" calcext:value-type="float">
            <text:p>492</text:p>
          </table:table-cell>
          <table:table-cell office:value-type="float" office:value="1.665343" calcext:value-type="float">
            <text:p>1.665343</text:p>
          </table:table-cell>
          <table:table-cell office:value-type="float" office:value="27" calcext:value-type="float">
            <text:p>27</text:p>
          </table:table-cell>
          <table:table-cell table:formula="of:=[.E203]-[.E20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09</text:p>
          </table:table-cell>
          <table:table-cell office:value-type="float" office:value="1.963522" calcext:value-type="float">
            <text:p>1.963522</text:p>
          </table:table-cell>
          <table:table-cell table:formula="of:=[.C204]-[.C203]" office:value-type="float" office:value="-0.0355259999999999" calcext:value-type="float">
            <text:p>-0.0355259999999999</text:p>
          </table:table-cell>
          <table:table-cell office:value-type="float" office:value="497" calcext:value-type="float">
            <text:p>497</text:p>
          </table:table-cell>
          <table:table-cell office:value-type="float" office:value="1.797084" calcext:value-type="float">
            <text:p>1.797084</text:p>
          </table:table-cell>
          <table:table-cell office:value-type="float" office:value="27" calcext:value-type="float">
            <text:p>27</text:p>
          </table:table-cell>
          <table:table-cell table:formula="of:=[.E204]-[.E20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0</text:p>
          </table:table-cell>
          <table:table-cell office:value-type="float" office:value="1.924216" calcext:value-type="float">
            <text:p>1.924216</text:p>
          </table:table-cell>
          <table:table-cell table:formula="of:=[.C205]-[.C204]" office:value-type="float" office:value="-0.0393060000000001" calcext:value-type="float">
            <text:p>-0.0393060000000001</text:p>
          </table:table-cell>
          <table:table-cell office:value-type="float" office:value="502" calcext:value-type="float">
            <text:p>502</text:p>
          </table:table-cell>
          <table:table-cell office:value-type="float" office:value="1.917284" calcext:value-type="float">
            <text:p>1.917284</text:p>
          </table:table-cell>
          <table:table-cell office:value-type="float" office:value="27" calcext:value-type="float">
            <text:p>27</text:p>
          </table:table-cell>
          <table:table-cell table:formula="of:=[.E205]-[.E20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1</text:p>
          </table:table-cell>
          <table:table-cell office:value-type="float" office:value="1.888532" calcext:value-type="float">
            <text:p>1.888532</text:p>
          </table:table-cell>
          <table:table-cell table:formula="of:=[.C206]-[.C205]" office:value-type="float" office:value="-0.0356839999999998" calcext:value-type="float">
            <text:p>-0.0356839999999998</text:p>
          </table:table-cell>
          <table:table-cell office:value-type="float" office:value="507" calcext:value-type="float">
            <text:p>507</text:p>
          </table:table-cell>
          <table:table-cell office:value-type="float" office:value="2.057273" calcext:value-type="float">
            <text:p>2.057273</text:p>
          </table:table-cell>
          <table:table-cell office:value-type="float" office:value="28" calcext:value-type="float">
            <text:p>28</text:p>
          </table:table-cell>
          <table:table-cell table:formula="of:=[.E206]-[.E20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2</text:p>
          </table:table-cell>
          <table:table-cell office:value-type="float" office:value="1.850738" calcext:value-type="float">
            <text:p>1.850738</text:p>
          </table:table-cell>
          <table:table-cell table:formula="of:=[.C207]-[.C206]" office:value-type="float" office:value="-0.0377940000000001" calcext:value-type="float">
            <text:p>-0.0377940000000001</text:p>
          </table:table-cell>
          <table:table-cell office:value-type="float" office:value="512" calcext:value-type="float">
            <text:p>512</text:p>
          </table:table-cell>
          <table:table-cell office:value-type="float" office:value="2.150808" calcext:value-type="float">
            <text:p>2.150808</text:p>
          </table:table-cell>
          <table:table-cell office:value-type="float" office:value="28" calcext:value-type="float">
            <text:p>28</text:p>
          </table:table-cell>
          <table:table-cell table:formula="of:=[.E207]-[.E20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3</text:p>
          </table:table-cell>
          <table:table-cell office:value-type="float" office:value="1.815801" calcext:value-type="float">
            <text:p>1.815801</text:p>
          </table:table-cell>
          <table:table-cell table:formula="of:=[.C208]-[.C207]" office:value-type="float" office:value="-0.034937" calcext:value-type="float">
            <text:p>-0.034937</text:p>
          </table:table-cell>
          <table:table-cell office:value-type="float" office:value="516" calcext:value-type="float">
            <text:p>516</text:p>
          </table:table-cell>
          <table:table-cell office:value-type="float" office:value="2.251842" calcext:value-type="float">
            <text:p>2.251842</text:p>
          </table:table-cell>
          <table:table-cell office:value-type="float" office:value="28" calcext:value-type="float">
            <text:p>28</text:p>
          </table:table-cell>
          <table:table-cell table:formula="of:=[.E208]-[.E207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4</text:p>
          </table:table-cell>
          <table:table-cell office:value-type="float" office:value="1.782292" calcext:value-type="float">
            <text:p>1.782292</text:p>
          </table:table-cell>
          <table:table-cell table:formula="of:=[.C209]-[.C208]" office:value-type="float" office:value="-0.033509" calcext:value-type="float">
            <text:p>-0.033509</text:p>
          </table:table-cell>
          <table:table-cell office:value-type="float" office:value="520" calcext:value-type="float">
            <text:p>520</text:p>
          </table:table-cell>
          <table:table-cell office:value-type="float" office:value="2.38268" calcext:value-type="float">
            <text:p>2.38268</text:p>
          </table:table-cell>
          <table:table-cell office:value-type="float" office:value="28" calcext:value-type="float">
            <text:p>28</text:p>
          </table:table-cell>
          <table:table-cell table:formula="of:=[.E209]-[.E208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5</text:p>
          </table:table-cell>
          <table:table-cell office:value-type="float" office:value="1.740693" calcext:value-type="float">
            <text:p>1.740693</text:p>
          </table:table-cell>
          <table:table-cell table:formula="of:=[.C210]-[.C209]" office:value-type="float" office:value="-0.0415989999999999" calcext:value-type="float">
            <text:p>-0.0415989999999999</text:p>
          </table:table-cell>
          <table:table-cell office:value-type="float" office:value="523" calcext:value-type="float">
            <text:p>523</text:p>
          </table:table-cell>
          <table:table-cell office:value-type="float" office:value="2.518281" calcext:value-type="float">
            <text:p>2.518281</text:p>
          </table:table-cell>
          <table:table-cell office:value-type="float" office:value="28" calcext:value-type="float">
            <text:p>28</text:p>
          </table:table-cell>
          <table:table-cell table:formula="of:=[.E210]-[.E209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6</text:p>
          </table:table-cell>
          <table:table-cell office:value-type="float" office:value="1.703153" calcext:value-type="float">
            <text:p>1.703153</text:p>
          </table:table-cell>
          <table:table-cell table:formula="of:=[.C211]-[.C210]" office:value-type="float" office:value="-0.0375400000000001" calcext:value-type="float">
            <text:p>-0.0375400000000001</text:p>
          </table:table-cell>
          <table:table-cell office:value-type="float" office:value="524" calcext:value-type="float">
            <text:p>524</text:p>
          </table:table-cell>
          <table:table-cell office:value-type="float" office:value="2.702955" calcext:value-type="float">
            <text:p>2.702955</text:p>
          </table:table-cell>
          <table:table-cell office:value-type="float" office:value="29" calcext:value-type="float">
            <text:p>29</text:p>
          </table:table-cell>
          <table:table-cell table:formula="of:=[.E211]-[.E21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7</text:p>
          </table:table-cell>
          <table:table-cell office:value-type="float" office:value="1.663849" calcext:value-type="float">
            <text:p>1.663849</text:p>
          </table:table-cell>
          <table:table-cell table:formula="of:=[.C212]-[.C211]" office:value-type="float" office:value="-0.039304" calcext:value-type="float">
            <text:p>-0.039304</text:p>
          </table:table-cell>
          <table:table-cell office:value-type="float" office:value="523" calcext:value-type="float">
            <text:p>523</text:p>
          </table:table-cell>
          <table:table-cell office:value-type="float" office:value="2.875293" calcext:value-type="float">
            <text:p>2.875293</text:p>
          </table:table-cell>
          <table:table-cell office:value-type="float" office:value="29" calcext:value-type="float">
            <text:p>29</text:p>
          </table:table-cell>
          <table:table-cell table:formula="of:=[.E212]-[.E211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8</text:p>
          </table:table-cell>
          <table:table-cell office:value-type="float" office:value="1.626105" calcext:value-type="float">
            <text:p>1.626105</text:p>
          </table:table-cell>
          <table:table-cell table:formula="of:=[.C213]-[.C212]" office:value-type="float" office:value="-0.037744" calcext:value-type="float">
            <text:p>-0.037744</text:p>
          </table:table-cell>
          <table:table-cell office:value-type="float" office:value="523" calcext:value-type="float">
            <text:p>523</text:p>
          </table:table-cell>
          <table:table-cell office:value-type="float" office:value="3.070686" calcext:value-type="float">
            <text:p>3.070686</text:p>
          </table:table-cell>
          <table:table-cell office:value-type="float" office:value="29" calcext:value-type="float">
            <text:p>29</text:p>
          </table:table-cell>
          <table:table-cell table:formula="of:=[.E213]-[.E2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19</text:p>
          </table:table-cell>
          <table:table-cell office:value-type="float" office:value="1.585288" calcext:value-type="float">
            <text:p>1.585288</text:p>
          </table:table-cell>
          <table:table-cell table:formula="of:=[.C214]-[.C213]" office:value-type="float" office:value="-0.0408169999999999" calcext:value-type="float">
            <text:p>-0.0408169999999999</text:p>
          </table:table-cell>
          <table:table-cell office:value-type="float" office:value="520" calcext:value-type="float">
            <text:p>520</text:p>
          </table:table-cell>
          <table:table-cell office:value-type="float" office:value="3.322129" calcext:value-type="float">
            <text:p>3.322129</text:p>
          </table:table-cell>
          <table:table-cell office:value-type="float" office:value="29" calcext:value-type="float">
            <text:p>29</text:p>
          </table:table-cell>
          <table:table-cell table:formula="of:=[.E214]-[.E213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0</text:p>
          </table:table-cell>
          <table:table-cell office:value-type="float" office:value="1.54219" calcext:value-type="float">
            <text:p>1.54219</text:p>
          </table:table-cell>
          <table:table-cell table:formula="of:=[.C215]-[.C214]" office:value-type="float" office:value="-0.0430980000000001" calcext:value-type="float">
            <text:p>-0.0430980000000001</text:p>
          </table:table-cell>
          <table:table-cell office:value-type="float" office:value="519" calcext:value-type="float">
            <text:p>519</text:p>
          </table:table-cell>
          <table:table-cell office:value-type="float" office:value="3.692698" calcext:value-type="float">
            <text:p>3.692698</text:p>
          </table:table-cell>
          <table:table-cell office:value-type="float" office:value="29" calcext:value-type="float">
            <text:p>29</text:p>
          </table:table-cell>
          <table:table-cell table:formula="of:=[.E215]-[.E214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1</text:p>
          </table:table-cell>
          <table:table-cell office:value-type="float" office:value="1.502244" calcext:value-type="float">
            <text:p>1.502244</text:p>
          </table:table-cell>
          <table:table-cell table:formula="of:=[.C216]-[.C215]" office:value-type="float" office:value="-0.039946" calcext:value-type="float">
            <text:p>-0.039946</text:p>
          </table:table-cell>
          <table:table-cell office:value-type="float" office:value="520" calcext:value-type="float">
            <text:p>520</text:p>
          </table:table-cell>
          <table:table-cell office:value-type="float" office:value="3.95106" calcext:value-type="float">
            <text:p>3.95106</text:p>
          </table:table-cell>
          <table:table-cell office:value-type="float" office:value="30" calcext:value-type="float">
            <text:p>30</text:p>
          </table:table-cell>
          <table:table-cell table:formula="of:=[.E216]-[.E215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2</text:p>
          </table:table-cell>
          <table:table-cell office:value-type="float" office:value="1.465286" calcext:value-type="float">
            <text:p>1.465286</text:p>
          </table:table-cell>
          <table:table-cell table:formula="of:=[.C217]-[.C216]" office:value-type="float" office:value="-0.0369579999999998" calcext:value-type="float">
            <text:p>-0.0369579999999998</text:p>
          </table:table-cell>
          <table:table-cell office:value-type="float" office:value="518" calcext:value-type="float">
            <text:p>518</text:p>
          </table:table-cell>
          <table:table-cell office:value-type="float" office:value="4.210069" calcext:value-type="float">
            <text:p>4.210069</text:p>
          </table:table-cell>
          <table:table-cell office:value-type="float" office:value="30" calcext:value-type="float">
            <text:p>30</text:p>
          </table:table-cell>
          <table:table-cell table:formula="of:=[.E217]-[.E216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3</text:p>
          </table:table-cell>
          <table:table-cell office:value-type="float" office:value="1.424699" calcext:value-type="float">
            <text:p>1.424699</text:p>
          </table:table-cell>
          <table:table-cell table:formula="of:=[.C218]-[.C217]" office:value-type="float" office:value="-0.0405870000000002" calcext:value-type="float">
            <text:p>-0.0405870000000002</text:p>
          </table:table-cell>
          <table:table-cell office:value-type="float" office:value="519" calcext:value-type="float">
            <text:p>519</text:p>
          </table:table-cell>
          <table:table-cell office:value-type="float" office:value="4.554338" calcext:value-type="float">
            <text:p>4.554338</text:p>
          </table:table-cell>
          <table:table-cell office:value-type="float" office:value="30" calcext:value-type="float">
            <text:p>30</text:p>
          </table:table-cell>
          <table:table-cell table:formula="of:=[.E218]-[.E217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4</text:p>
          </table:table-cell>
          <table:table-cell office:value-type="float" office:value="1.384113" calcext:value-type="float">
            <text:p>1.384113</text:p>
          </table:table-cell>
          <table:table-cell table:formula="of:=[.C219]-[.C218]" office:value-type="float" office:value="-0.040586" calcext:value-type="float">
            <text:p>-0.040586</text:p>
          </table:table-cell>
          <table:table-cell office:value-type="float" office:value="517" calcext:value-type="float">
            <text:p>517</text:p>
          </table:table-cell>
          <table:table-cell office:value-type="float" office:value="4.846413" calcext:value-type="float">
            <text:p>4.846413</text:p>
          </table:table-cell>
          <table:table-cell office:value-type="float" office:value="30" calcext:value-type="float">
            <text:p>30</text:p>
          </table:table-cell>
          <table:table-cell table:formula="of:=[.E219]-[.E218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5</text:p>
          </table:table-cell>
          <table:table-cell office:value-type="float" office:value="1.344502" calcext:value-type="float">
            <text:p>1.344502</text:p>
          </table:table-cell>
          <table:table-cell table:formula="of:=[.C220]-[.C219]" office:value-type="float" office:value="-0.0396109999999998" calcext:value-type="float">
            <text:p>-0.0396109999999998</text:p>
          </table:table-cell>
          <table:table-cell office:value-type="float" office:value="510" calcext:value-type="float">
            <text:p>510</text:p>
          </table:table-cell>
          <table:table-cell office:value-type="float" office:value="5.192263" calcext:value-type="float">
            <text:p>5.192263</text:p>
          </table:table-cell>
          <table:table-cell office:value-type="float" office:value="30" calcext:value-type="float">
            <text:p>30</text:p>
          </table:table-cell>
          <table:table-cell table:formula="of:=[.E220]-[.E219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6</text:p>
          </table:table-cell>
          <table:table-cell office:value-type="float" office:value="1.302444" calcext:value-type="float">
            <text:p>1.302444</text:p>
          </table:table-cell>
          <table:table-cell table:formula="of:=[.C221]-[.C220]" office:value-type="float" office:value="-0.0420580000000002" calcext:value-type="float">
            <text:p>-0.0420580000000002</text:p>
          </table:table-cell>
          <table:table-cell office:value-type="float" office:value="502" calcext:value-type="float">
            <text:p>502</text:p>
          </table:table-cell>
          <table:table-cell office:value-type="float" office:value="5.666462" calcext:value-type="float">
            <text:p>5.666462</text:p>
          </table:table-cell>
          <table:table-cell office:value-type="float" office:value="31" calcext:value-type="float">
            <text:p>31</text:p>
          </table:table-cell>
          <table:table-cell table:formula="of:=[.E221]-[.E220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7</text:p>
          </table:table-cell>
          <table:table-cell office:value-type="float" office:value="1.260302" calcext:value-type="float">
            <text:p>1.260302</text:p>
          </table:table-cell>
          <table:table-cell table:formula="of:=[.C222]-[.C221]" office:value-type="float" office:value="-0.0421419999999999" calcext:value-type="float">
            <text:p>-0.0421419999999999</text:p>
          </table:table-cell>
          <table:table-cell office:value-type="float" office:value="495" calcext:value-type="float">
            <text:p>495</text:p>
          </table:table-cell>
          <table:table-cell office:value-type="float" office:value="6.040589" calcext:value-type="float">
            <text:p>6.040589</text:p>
          </table:table-cell>
          <table:table-cell office:value-type="float" office:value="31" calcext:value-type="float">
            <text:p>31</text:p>
          </table:table-cell>
          <table:table-cell table:formula="of:=[.E222]-[.E221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8</text:p>
          </table:table-cell>
          <table:table-cell office:value-type="float" office:value="1.219869" calcext:value-type="float">
            <text:p>1.219869</text:p>
          </table:table-cell>
          <table:table-cell table:formula="of:=[.C223]-[.C222]" office:value-type="float" office:value="-0.0404329999999999" calcext:value-type="float">
            <text:p>-0.0404329999999999</text:p>
          </table:table-cell>
          <table:table-cell office:value-type="float" office:value="487" calcext:value-type="float">
            <text:p>487</text:p>
          </table:table-cell>
          <table:table-cell office:value-type="float" office:value="6.430238" calcext:value-type="float">
            <text:p>6.430238</text:p>
          </table:table-cell>
          <table:table-cell office:value-type="float" office:value="31" calcext:value-type="float">
            <text:p>31</text:p>
          </table:table-cell>
          <table:table-cell table:formula="of:=[.E223]-[.E222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29</text:p>
          </table:table-cell>
          <table:table-cell office:value-type="float" office:value="1.180911" calcext:value-type="float">
            <text:p>1.180911</text:p>
          </table:table-cell>
          <table:table-cell table:formula="of:=[.C224]-[.C223]" office:value-type="float" office:value="-0.038958" calcext:value-type="float">
            <text:p>-0.038958</text:p>
          </table:table-cell>
          <table:table-cell office:value-type="float" office:value="480" calcext:value-type="float">
            <text:p>480</text:p>
          </table:table-cell>
          <table:table-cell office:value-type="float" office:value="6.795294" calcext:value-type="float">
            <text:p>6.795294</text:p>
          </table:table-cell>
          <table:table-cell office:value-type="float" office:value="31" calcext:value-type="float">
            <text:p>31</text:p>
          </table:table-cell>
          <table:table-cell table:formula="of:=[.E224]-[.E223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0</text:p>
          </table:table-cell>
          <table:table-cell office:value-type="float" office:value="1.141861" calcext:value-type="float">
            <text:p>1.141861</text:p>
          </table:table-cell>
          <table:table-cell table:formula="of:=[.C225]-[.C224]" office:value-type="float" office:value="-0.03905" calcext:value-type="float">
            <text:p>-0.03905</text:p>
          </table:table-cell>
          <table:table-cell office:value-type="float" office:value="472" calcext:value-type="float">
            <text:p>472</text:p>
          </table:table-cell>
          <table:table-cell office:value-type="float" office:value="7.217967" calcext:value-type="float">
            <text:p>7.217967</text:p>
          </table:table-cell>
          <table:table-cell office:value-type="float" office:value="31" calcext:value-type="float">
            <text:p>31</text:p>
          </table:table-cell>
          <table:table-cell table:formula="of:=[.E225]-[.E224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1</text:p>
          </table:table-cell>
          <table:table-cell office:value-type="float" office:value="1.104998" calcext:value-type="float">
            <text:p>1.104998</text:p>
          </table:table-cell>
          <table:table-cell table:formula="of:=[.C226]-[.C225]" office:value-type="float" office:value="-0.0368630000000001" calcext:value-type="float">
            <text:p>-0.0368630000000001</text:p>
          </table:table-cell>
          <table:table-cell office:value-type="float" office:value="467" calcext:value-type="float">
            <text:p>467</text:p>
          </table:table-cell>
          <table:table-cell office:value-type="float" office:value="7.526026" calcext:value-type="float">
            <text:p>7.526026</text:p>
          </table:table-cell>
          <table:table-cell office:value-type="float" office:value="32" calcext:value-type="float">
            <text:p>32</text:p>
          </table:table-cell>
          <table:table-cell table:formula="of:=[.E226]-[.E225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2</text:p>
          </table:table-cell>
          <table:table-cell office:value-type="float" office:value="1.073155" calcext:value-type="float">
            <text:p>1.073155</text:p>
          </table:table-cell>
          <table:table-cell table:formula="of:=[.C227]-[.C226]" office:value-type="float" office:value="-0.0318429999999998" calcext:value-type="float">
            <text:p>-0.0318429999999998</text:p>
          </table:table-cell>
          <table:table-cell office:value-type="float" office:value="462" calcext:value-type="float">
            <text:p>462</text:p>
          </table:table-cell>
          <table:table-cell office:value-type="float" office:value="7.780706" calcext:value-type="float">
            <text:p>7.780706</text:p>
          </table:table-cell>
          <table:table-cell office:value-type="float" office:value="32" calcext:value-type="float">
            <text:p>32</text:p>
          </table:table-cell>
          <table:table-cell table:formula="of:=[.E227]-[.E226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3</text:p>
          </table:table-cell>
          <table:table-cell office:value-type="float" office:value="1.040054" calcext:value-type="float">
            <text:p>1.040054</text:p>
          </table:table-cell>
          <table:table-cell table:formula="of:=[.C228]-[.C227]" office:value-type="float" office:value="-0.033101" calcext:value-type="float">
            <text:p>-0.033101</text:p>
          </table:table-cell>
          <table:table-cell office:value-type="float" office:value="456" calcext:value-type="float">
            <text:p>456</text:p>
          </table:table-cell>
          <table:table-cell office:value-type="float" office:value="8.101727" calcext:value-type="float">
            <text:p>8.101727</text:p>
          </table:table-cell>
          <table:table-cell office:value-type="float" office:value="32" calcext:value-type="float">
            <text:p>32</text:p>
          </table:table-cell>
          <table:table-cell table:formula="of:=[.E228]-[.E227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4</text:p>
          </table:table-cell>
          <table:table-cell office:value-type="float" office:value="1.010998" calcext:value-type="float">
            <text:p>1.010998</text:p>
          </table:table-cell>
          <table:table-cell table:formula="of:=[.C229]-[.C228]" office:value-type="float" office:value="-0.029056" calcext:value-type="float">
            <text:p>-0.029056</text:p>
          </table:table-cell>
          <table:table-cell office:value-type="float" office:value="454" calcext:value-type="float">
            <text:p>454</text:p>
          </table:table-cell>
          <table:table-cell office:value-type="float" office:value="8.262634" calcext:value-type="float">
            <text:p>8.262634</text:p>
          </table:table-cell>
          <table:table-cell office:value-type="float" office:value="32" calcext:value-type="float">
            <text:p>32</text:p>
          </table:table-cell>
          <table:table-cell table:formula="of:=[.E229]-[.E228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5</text:p>
          </table:table-cell>
          <table:table-cell office:value-type="float" office:value="0.985681" calcext:value-type="float">
            <text:p>0.985681</text:p>
          </table:table-cell>
          <table:table-cell table:formula="of:=[.C230]-[.C229]" office:value-type="float" office:value="-0.025317" calcext:value-type="float">
            <text:p>-0.025317</text:p>
          </table:table-cell>
          <table:table-cell office:value-type="float" office:value="449" calcext:value-type="float">
            <text:p>449</text:p>
          </table:table-cell>
          <table:table-cell office:value-type="float" office:value="8.384639" calcext:value-type="float">
            <text:p>8.384639</text:p>
          </table:table-cell>
          <table:table-cell office:value-type="float" office:value="32" calcext:value-type="float">
            <text:p>32</text:p>
          </table:table-cell>
          <table:table-cell table:formula="of:=[.E230]-[.E229]"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6</text:p>
          </table:table-cell>
          <table:table-cell office:value-type="float" office:value="0.962572" calcext:value-type="float">
            <text:p>0.962572</text:p>
          </table:table-cell>
          <table:table-cell table:formula="of:=[.C231]-[.C230]" office:value-type="float" office:value="-0.023109" calcext:value-type="float">
            <text:p>-0.023109</text:p>
          </table:table-cell>
          <table:table-cell office:value-type="float" office:value="443" calcext:value-type="float">
            <text:p>443</text:p>
          </table:table-cell>
          <table:table-cell office:value-type="float" office:value="8.443075" calcext:value-type="float">
            <text:p>8.443075</text:p>
          </table:table-cell>
          <table:table-cell office:value-type="float" office:value="33" calcext:value-type="float">
            <text:p>33</text:p>
          </table:table-cell>
          <table:table-cell table:formula="of:=[.E231]-[.E230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7</text:p>
          </table:table-cell>
          <table:table-cell office:value-type="float" office:value="0.943104" calcext:value-type="float">
            <text:p>0.943104</text:p>
          </table:table-cell>
          <table:table-cell table:formula="of:=[.C232]-[.C231]" office:value-type="float" office:value="-0.0194679999999999" calcext:value-type="float">
            <text:p>-0.0194679999999999</text:p>
          </table:table-cell>
          <table:table-cell office:value-type="float" office:value="442" calcext:value-type="float">
            <text:p>442</text:p>
          </table:table-cell>
          <table:table-cell office:value-type="float" office:value="8.46771" calcext:value-type="float">
            <text:p>8.46771</text:p>
          </table:table-cell>
          <table:table-cell office:value-type="float" office:value="33" calcext:value-type="float">
            <text:p>33</text:p>
          </table:table-cell>
          <table:table-cell table:formula="of:=[.E232]-[.E231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8</text:p>
          </table:table-cell>
          <table:table-cell office:value-type="float" office:value="0.927997" calcext:value-type="float">
            <text:p>0.927997</text:p>
          </table:table-cell>
          <table:table-cell table:formula="of:=[.C233]-[.C232]" office:value-type="float" office:value="-0.0151070000000001" calcext:value-type="float">
            <text:p>-0.0151070000000001</text:p>
          </table:table-cell>
          <table:table-cell office:value-type="float" office:value="439" calcext:value-type="float">
            <text:p>439</text:p>
          </table:table-cell>
          <table:table-cell office:value-type="float" office:value="8.420668" calcext:value-type="float">
            <text:p>8.420668</text:p>
          </table:table-cell>
          <table:table-cell office:value-type="float" office:value="33" calcext:value-type="float">
            <text:p>33</text:p>
          </table:table-cell>
          <table:table-cell table:formula="of:=[.E233]-[.E232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39</text:p>
          </table:table-cell>
          <table:table-cell office:value-type="float" office:value="0.91384" calcext:value-type="float">
            <text:p>0.91384</text:p>
          </table:table-cell>
          <table:table-cell table:formula="of:=[.C234]-[.C233]" office:value-type="float" office:value="-0.014157" calcext:value-type="float">
            <text:p>-0.014157</text:p>
          </table:table-cell>
          <table:table-cell office:value-type="float" office:value="435" calcext:value-type="float">
            <text:p>435</text:p>
          </table:table-cell>
          <table:table-cell office:value-type="float" office:value="8.323605" calcext:value-type="float">
            <text:p>8.323605</text:p>
          </table:table-cell>
          <table:table-cell office:value-type="float" office:value="33" calcext:value-type="float">
            <text:p>33</text:p>
          </table:table-cell>
          <table:table-cell table:formula="of:=[.E234]-[.E233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0</text:p>
          </table:table-cell>
          <table:table-cell office:value-type="float" office:value="0.905007" calcext:value-type="float">
            <text:p>0.905007</text:p>
          </table:table-cell>
          <table:table-cell table:formula="of:=[.C235]-[.C234]" office:value-type="float" office:value="-0.00883299999999998" calcext:value-type="float">
            <text:p>-0.00883299999999998</text:p>
          </table:table-cell>
          <table:table-cell office:value-type="float" office:value="429" calcext:value-type="float">
            <text:p>429</text:p>
          </table:table-cell>
          <table:table-cell office:value-type="float" office:value="8.156838" calcext:value-type="float">
            <text:p>8.156838</text:p>
          </table:table-cell>
          <table:table-cell office:value-type="float" office:value="33" calcext:value-type="float">
            <text:p>33</text:p>
          </table:table-cell>
          <table:table-cell table:formula="of:=[.E235]-[.E234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1</text:p>
          </table:table-cell>
          <table:table-cell office:value-type="float" office:value="0.900833" calcext:value-type="float">
            <text:p>0.900833</text:p>
          </table:table-cell>
          <table:table-cell table:formula="of:=[.C236]-[.C235]" office:value-type="float" office:value="-0.00417400000000001" calcext:value-type="float">
            <text:p>-0.00417400000000001</text:p>
          </table:table-cell>
          <table:table-cell office:value-type="float" office:value="422" calcext:value-type="float">
            <text:p>422</text:p>
          </table:table-cell>
          <table:table-cell office:value-type="float" office:value="7.850233" calcext:value-type="float">
            <text:p>7.850233</text:p>
          </table:table-cell>
          <table:table-cell office:value-type="float" office:value="34" calcext:value-type="float">
            <text:p>34</text:p>
          </table:table-cell>
          <table:table-cell table:formula="of:=[.E236]-[.E235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2</text:p>
          </table:table-cell>
          <table:table-cell office:value-type="float" office:value="0.89541" calcext:value-type="float">
            <text:p>0.89541</text:p>
          </table:table-cell>
          <table:table-cell table:formula="of:=[.C237]-[.C236]" office:value-type="float" office:value="-0.00542299999999996" calcext:value-type="float">
            <text:p>-0.00542299999999996</text:p>
          </table:table-cell>
          <table:table-cell office:value-type="float" office:value="415" calcext:value-type="float">
            <text:p>415</text:p>
          </table:table-cell>
          <table:table-cell office:value-type="float" office:value="7.556983" calcext:value-type="float">
            <text:p>7.556983</text:p>
          </table:table-cell>
          <table:table-cell office:value-type="float" office:value="34" calcext:value-type="float">
            <text:p>34</text:p>
          </table:table-cell>
          <table:table-cell table:formula="of:=[.E237]-[.E236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3</text:p>
          </table:table-cell>
          <table:table-cell office:value-type="float" office:value="0.893277" calcext:value-type="float">
            <text:p>0.893277</text:p>
          </table:table-cell>
          <table:table-cell table:formula="of:=[.C238]-[.C237]" office:value-type="float" office:value="-0.00213300000000005" calcext:value-type="float">
            <text:p>-0.00213300000000005</text:p>
          </table:table-cell>
          <table:table-cell office:value-type="float" office:value="407" calcext:value-type="float">
            <text:p>407</text:p>
          </table:table-cell>
          <table:table-cell office:value-type="float" office:value="7.248652" calcext:value-type="float">
            <text:p>7.248652</text:p>
          </table:table-cell>
          <table:table-cell office:value-type="float" office:value="34" calcext:value-type="float">
            <text:p>34</text:p>
          </table:table-cell>
          <table:table-cell table:formula="of:=[.E238]-[.E237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4</text:p>
          </table:table-cell>
          <table:table-cell office:value-type="float" office:value="0.893806" calcext:value-type="float">
            <text:p>0.893806</text:p>
          </table:table-cell>
          <table:table-cell table:formula="of:=[.C239]-[.C238]" office:value-type="float" office:value="0.000529000000000002" calcext:value-type="float">
            <text:p>0.000529000000000002</text:p>
          </table:table-cell>
          <table:table-cell office:value-type="float" office:value="400" calcext:value-type="float">
            <text:p>400</text:p>
          </table:table-cell>
          <table:table-cell office:value-type="float" office:value="6.905777" calcext:value-type="float">
            <text:p>6.905777</text:p>
          </table:table-cell>
          <table:table-cell office:value-type="float" office:value="34" calcext:value-type="float">
            <text:p>34</text:p>
          </table:table-cell>
          <table:table-cell table:formula="of:=[.E239]-[.E238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5</text:p>
          </table:table-cell>
          <table:table-cell office:value-type="float" office:value="0.897394" calcext:value-type="float">
            <text:p>0.897394</text:p>
          </table:table-cell>
          <table:table-cell table:formula="of:=[.C240]-[.C239]" office:value-type="float" office:value="0.00358800000000004" calcext:value-type="float">
            <text:p>0.00358800000000004</text:p>
          </table:table-cell>
          <table:table-cell office:value-type="float" office:value="392" calcext:value-type="float">
            <text:p>392</text:p>
          </table:table-cell>
          <table:table-cell office:value-type="float" office:value="6.371479" calcext:value-type="float">
            <text:p>6.371479</text:p>
          </table:table-cell>
          <table:table-cell office:value-type="float" office:value="34" calcext:value-type="float">
            <text:p>34</text:p>
          </table:table-cell>
          <table:table-cell table:formula="of:=[.E240]-[.E239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6</text:p>
          </table:table-cell>
          <table:table-cell office:value-type="float" office:value="0.904717" calcext:value-type="float">
            <text:p>0.904717</text:p>
          </table:table-cell>
          <table:table-cell table:formula="of:=[.C241]-[.C240]" office:value-type="float" office:value="0.00732299999999997" calcext:value-type="float">
            <text:p>0.00732299999999997</text:p>
          </table:table-cell>
          <table:table-cell office:value-type="float" office:value="385" calcext:value-type="float">
            <text:p>385</text:p>
          </table:table-cell>
          <table:table-cell office:value-type="float" office:value="5.966463" calcext:value-type="float">
            <text:p>5.966463</text:p>
          </table:table-cell>
          <table:table-cell office:value-type="float" office:value="35" calcext:value-type="float">
            <text:p>35</text:p>
          </table:table-cell>
          <table:table-cell table:formula="of:=[.E241]-[.E240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7</text:p>
          </table:table-cell>
          <table:table-cell office:value-type="float" office:value="0.912131" calcext:value-type="float">
            <text:p>0.912131</text:p>
          </table:table-cell>
          <table:table-cell table:formula="of:=[.C242]-[.C241]" office:value-type="float" office:value="0.00741400000000003" calcext:value-type="float">
            <text:p>0.00741400000000003</text:p>
          </table:table-cell>
          <table:table-cell office:value-type="float" office:value="377" calcext:value-type="float">
            <text:p>377</text:p>
          </table:table-cell>
          <table:table-cell office:value-type="float" office:value="5.525746" calcext:value-type="float">
            <text:p>5.525746</text:p>
          </table:table-cell>
          <table:table-cell office:value-type="float" office:value="35" calcext:value-type="float">
            <text:p>35</text:p>
          </table:table-cell>
          <table:table-cell table:formula="of:=[.E242]-[.E241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8</text:p>
          </table:table-cell>
          <table:table-cell office:value-type="float" office:value="0.917156" calcext:value-type="float">
            <text:p>0.917156</text:p>
          </table:table-cell>
          <table:table-cell table:formula="of:=[.C243]-[.C242]" office:value-type="float" office:value="0.00502499999999995" calcext:value-type="float">
            <text:p>0.00502499999999995</text:p>
          </table:table-cell>
          <table:table-cell office:value-type="float" office:value="370" calcext:value-type="float">
            <text:p>370</text:p>
          </table:table-cell>
          <table:table-cell office:value-type="float" office:value="5.053447" calcext:value-type="float">
            <text:p>5.053447</text:p>
          </table:table-cell>
          <table:table-cell office:value-type="float" office:value="35" calcext:value-type="float">
            <text:p>35</text:p>
          </table:table-cell>
          <table:table-cell table:formula="of:=[.E243]-[.E242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49</text:p>
          </table:table-cell>
          <table:table-cell office:value-type="float" office:value="0.928189" calcext:value-type="float">
            <text:p>0.928189</text:p>
          </table:table-cell>
          <table:table-cell table:formula="of:=[.C244]-[.C243]" office:value-type="float" office:value="0.0110330000000001" calcext:value-type="float">
            <text:p>0.0110330000000001</text:p>
          </table:table-cell>
          <table:table-cell office:value-type="float" office:value="362" calcext:value-type="float">
            <text:p>362</text:p>
          </table:table-cell>
          <table:table-cell office:value-type="float" office:value="4.476455" calcext:value-type="float">
            <text:p>4.476455</text:p>
          </table:table-cell>
          <table:table-cell office:value-type="float" office:value="35" calcext:value-type="float">
            <text:p>35</text:p>
          </table:table-cell>
          <table:table-cell table:formula="of:=[.E244]-[.E243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0</text:p>
          </table:table-cell>
          <table:table-cell office:value-type="float" office:value="0.938142" calcext:value-type="float">
            <text:p>0.938142</text:p>
          </table:table-cell>
          <table:table-cell table:formula="of:=[.C245]-[.C244]" office:value-type="float" office:value="0.00995299999999999" calcext:value-type="float">
            <text:p>0.00995299999999999</text:p>
          </table:table-cell>
          <table:table-cell office:value-type="float" office:value="355" calcext:value-type="float">
            <text:p>355</text:p>
          </table:table-cell>
          <table:table-cell office:value-type="float" office:value="4.008612" calcext:value-type="float">
            <text:p>4.008612</text:p>
          </table:table-cell>
          <table:table-cell office:value-type="float" office:value="35" calcext:value-type="float">
            <text:p>35</text:p>
          </table:table-cell>
          <table:table-cell table:formula="of:=[.E245]-[.E244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1</text:p>
          </table:table-cell>
          <table:table-cell office:value-type="float" office:value="0.943901" calcext:value-type="float">
            <text:p>0.943901</text:p>
          </table:table-cell>
          <table:table-cell table:formula="of:=[.C246]-[.C245]" office:value-type="float" office:value="0.00575899999999996" calcext:value-type="float">
            <text:p>0.00575899999999996</text:p>
          </table:table-cell>
          <table:table-cell office:value-type="float" office:value="348" calcext:value-type="float">
            <text:p>348</text:p>
          </table:table-cell>
          <table:table-cell office:value-type="float" office:value="3.551135" calcext:value-type="float">
            <text:p>3.551135</text:p>
          </table:table-cell>
          <table:table-cell office:value-type="float" office:value="36" calcext:value-type="float">
            <text:p>36</text:p>
          </table:table-cell>
          <table:table-cell table:formula="of:=[.E246]-[.E245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2</text:p>
          </table:table-cell>
          <table:table-cell office:value-type="float" office:value="0.952612" calcext:value-type="float">
            <text:p>0.952612</text:p>
          </table:table-cell>
          <table:table-cell table:formula="of:=[.C247]-[.C246]" office:value-type="float" office:value="0.00871100000000002" calcext:value-type="float">
            <text:p>0.00871100000000002</text:p>
          </table:table-cell>
          <table:table-cell office:value-type="float" office:value="342" calcext:value-type="float">
            <text:p>342</text:p>
          </table:table-cell>
          <table:table-cell office:value-type="float" office:value="3.096443" calcext:value-type="float">
            <text:p>3.096443</text:p>
          </table:table-cell>
          <table:table-cell office:value-type="float" office:value="36" calcext:value-type="float">
            <text:p>36</text:p>
          </table:table-cell>
          <table:table-cell table:formula="of:=[.E247]-[.E246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3</text:p>
          </table:table-cell>
          <table:table-cell office:value-type="float" office:value="0.959069" calcext:value-type="float">
            <text:p>0.959069</text:p>
          </table:table-cell>
          <table:table-cell table:formula="of:=[.C248]-[.C247]" office:value-type="float" office:value="0.00645699999999994" calcext:value-type="float">
            <text:p>0.00645699999999994</text:p>
          </table:table-cell>
          <table:table-cell office:value-type="float" office:value="335" calcext:value-type="float">
            <text:p>335</text:p>
          </table:table-cell>
          <table:table-cell office:value-type="float" office:value="2.707323" calcext:value-type="float">
            <text:p>2.707323</text:p>
          </table:table-cell>
          <table:table-cell office:value-type="float" office:value="36" calcext:value-type="float">
            <text:p>36</text:p>
          </table:table-cell>
          <table:table-cell table:formula="of:=[.E248]-[.E247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4</text:p>
          </table:table-cell>
          <table:table-cell office:value-type="float" office:value="0.966607" calcext:value-type="float">
            <text:p>0.966607</text:p>
          </table:table-cell>
          <table:table-cell table:formula="of:=[.C249]-[.C248]" office:value-type="float" office:value="0.00753800000000004" calcext:value-type="float">
            <text:p>0.00753800000000004</text:p>
          </table:table-cell>
          <table:table-cell office:value-type="float" office:value="327" calcext:value-type="float">
            <text:p>327</text:p>
          </table:table-cell>
          <table:table-cell office:value-type="float" office:value="2.209797" calcext:value-type="float">
            <text:p>2.209797</text:p>
          </table:table-cell>
          <table:table-cell office:value-type="float" office:value="36" calcext:value-type="float">
            <text:p>36</text:p>
          </table:table-cell>
          <table:table-cell table:formula="of:=[.E249]-[.E248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5</text:p>
          </table:table-cell>
          <table:table-cell office:value-type="float" office:value="0.969765" calcext:value-type="float">
            <text:p>0.969765</text:p>
          </table:table-cell>
          <table:table-cell table:formula="of:=[.C250]-[.C249]" office:value-type="float" office:value="0.00315799999999999" calcext:value-type="float">
            <text:p>0.00315799999999999</text:p>
          </table:table-cell>
          <table:table-cell office:value-type="float" office:value="320" calcext:value-type="float">
            <text:p>320</text:p>
          </table:table-cell>
          <table:table-cell office:value-type="float" office:value="1.836506" calcext:value-type="float">
            <text:p>1.836506</text:p>
          </table:table-cell>
          <table:table-cell office:value-type="float" office:value="36" calcext:value-type="float">
            <text:p>36</text:p>
          </table:table-cell>
          <table:table-cell table:formula="of:=[.E250]-[.E249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6</text:p>
          </table:table-cell>
          <table:table-cell office:value-type="float" office:value="0.975746" calcext:value-type="float">
            <text:p>0.975746</text:p>
          </table:table-cell>
          <table:table-cell table:formula="of:=[.C251]-[.C250]" office:value-type="float" office:value="0.00598100000000001" calcext:value-type="float">
            <text:p>0.00598100000000001</text:p>
          </table:table-cell>
          <table:table-cell office:value-type="float" office:value="317" calcext:value-type="float">
            <text:p>317</text:p>
          </table:table-cell>
          <table:table-cell office:value-type="float" office:value="1.472556" calcext:value-type="float">
            <text:p>1.472556</text:p>
          </table:table-cell>
          <table:table-cell office:value-type="float" office:value="37" calcext:value-type="float">
            <text:p>37</text:p>
          </table:table-cell>
          <table:table-cell table:formula="of:=[.E251]-[.E250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7</text:p>
          </table:table-cell>
          <table:table-cell office:value-type="float" office:value="0.979666" calcext:value-type="float">
            <text:p>0.979666</text:p>
          </table:table-cell>
          <table:table-cell table:formula="of:=[.C252]-[.C251]" office:value-type="float" office:value="0.00392000000000003" calcext:value-type="float">
            <text:p>0.00392000000000003</text:p>
          </table:table-cell>
          <table:table-cell office:value-type="float" office:value="320" calcext:value-type="float">
            <text:p>320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37" calcext:value-type="float">
            <text:p>37</text:p>
          </table:table-cell>
          <table:table-cell table:formula="of:=[.E252]-[.E25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8</text:p>
          </table:table-cell>
          <table:table-cell office:value-type="float" office:value="0.978201" calcext:value-type="float">
            <text:p>0.978201</text:p>
          </table:table-cell>
          <table:table-cell table:formula="of:=[.C253]-[.C252]" office:value-type="float" office:value="-0.00146500000000005" calcext:value-type="float">
            <text:p>-0.00146500000000005</text:p>
          </table:table-cell>
          <table:table-cell office:value-type="float" office:value="320" calcext:value-type="float">
            <text:p>320</text:p>
          </table:table-cell>
          <table:table-cell office:value-type="float" office:value="0.771252" calcext:value-type="float">
            <text:p>0.771252</text:p>
          </table:table-cell>
          <table:table-cell office:value-type="float" office:value="37" calcext:value-type="float">
            <text:p>37</text:p>
          </table:table-cell>
          <table:table-cell table:formula="of:=[.E253]-[.E2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6:59</text:p>
          </table:table-cell>
          <table:table-cell office:value-type="float" office:value="0.976677" calcext:value-type="float">
            <text:p>0.976677</text:p>
          </table:table-cell>
          <table:table-cell table:formula="of:=[.C254]-[.C253]" office:value-type="float" office:value="-0.00152399999999997" calcext:value-type="float">
            <text:p>-0.00152399999999997</text:p>
          </table:table-cell>
          <table:table-cell office:value-type="float" office:value="323" calcext:value-type="float">
            <text:p>323</text:p>
          </table:table-cell>
          <table:table-cell office:value-type="float" office:value="0.537953" calcext:value-type="float">
            <text:p>0.537953</text:p>
          </table:table-cell>
          <table:table-cell office:value-type="float" office:value="37" calcext:value-type="float">
            <text:p>37</text:p>
          </table:table-cell>
          <table:table-cell table:formula="of:=[.E254]-[.E253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0</text:p>
          </table:table-cell>
          <table:table-cell office:value-type="float" office:value="0.974301" calcext:value-type="float">
            <text:p>0.974301</text:p>
          </table:table-cell>
          <table:table-cell table:formula="of:=[.C255]-[.C254]" office:value-type="float" office:value="-0.00237600000000004" calcext:value-type="float">
            <text:p>-0.00237600000000004</text:p>
          </table:table-cell>
          <table:table-cell office:value-type="float" office:value="325" calcext:value-type="float">
            <text:p>325</text:p>
          </table:table-cell>
          <table:table-cell office:value-type="float" office:value="0.297004" calcext:value-type="float">
            <text:p>0.297004</text:p>
          </table:table-cell>
          <table:table-cell office:value-type="float" office:value="37" calcext:value-type="float">
            <text:p>37</text:p>
          </table:table-cell>
          <table:table-cell table:formula="of:=[.E255]-[.E254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1</text:p>
          </table:table-cell>
          <table:table-cell office:value-type="float" office:value="0.971399" calcext:value-type="float">
            <text:p>0.971399</text:p>
          </table:table-cell>
          <table:table-cell table:formula="of:=[.C256]-[.C255]" office:value-type="float" office:value="-0.00290199999999996" calcext:value-type="float">
            <text:p>-0.00290199999999996</text:p>
          </table:table-cell>
          <table:table-cell office:value-type="float" office:value="325" calcext:value-type="float">
            <text:p>325</text:p>
          </table:table-cell>
          <table:table-cell office:value-type="float" office:value="0.083447" calcext:value-type="float">
            <text:p>0.083447</text:p>
          </table:table-cell>
          <table:table-cell office:value-type="float" office:value="38" calcext:value-type="float">
            <text:p>38</text:p>
          </table:table-cell>
          <table:table-cell table:formula="of:=[.E256]-[.E2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2</text:p>
          </table:table-cell>
          <table:table-cell office:value-type="float" office:value="0.96431" calcext:value-type="float">
            <text:p>0.96431</text:p>
          </table:table-cell>
          <table:table-cell table:formula="of:=[.C257]-[.C256]" office:value-type="float" office:value="-0.00708900000000001" calcext:value-type="float">
            <text:p>-0.00708900000000001</text:p>
          </table:table-cell>
          <table:table-cell office:value-type="float" office:value="329" calcext:value-type="float">
            <text:p>329</text:p>
          </table:table-cell>
          <table:table-cell office:value-type="float" office:value="-0.016166" calcext:value-type="float">
            <text:p>-0.016166</text:p>
          </table:table-cell>
          <table:table-cell office:value-type="float" office:value="38" calcext:value-type="float">
            <text:p>38</text:p>
          </table:table-cell>
          <table:table-cell table:formula="of:=[.E257]-[.E256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3</text:p>
          </table:table-cell>
          <table:table-cell office:value-type="float" office:value="0.953802" calcext:value-type="float">
            <text:p>0.953802</text:p>
          </table:table-cell>
          <table:table-cell table:formula="of:=[.C258]-[.C257]" office:value-type="float" office:value="-0.010508" calcext:value-type="float">
            <text:p>-0.010508</text:p>
          </table:table-cell>
          <table:table-cell office:value-type="float" office:value="331" calcext:value-type="float">
            <text:p>331</text:p>
          </table:table-cell>
          <table:table-cell office:value-type="float" office:value="-0.041773" calcext:value-type="float">
            <text:p>-0.041773</text:p>
          </table:table-cell>
          <table:table-cell office:value-type="float" office:value="38" calcext:value-type="float">
            <text:p>38</text:p>
          </table:table-cell>
          <table:table-cell table:formula="of:=[.E258]-[.E25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4</text:p>
          </table:table-cell>
          <table:table-cell office:value-type="float" office:value="0.939161" calcext:value-type="float">
            <text:p>0.939161</text:p>
          </table:table-cell>
          <table:table-cell table:formula="of:=[.C259]-[.C258]" office:value-type="float" office:value="-0.014641" calcext:value-type="float">
            <text:p>-0.014641</text:p>
          </table:table-cell>
          <table:table-cell office:value-type="float" office:value="332" calcext:value-type="float">
            <text:p>332</text:p>
          </table:table-cell>
          <table:table-cell office:value-type="float" office:value="-0.008383" calcext:value-type="float">
            <text:p>-0.008383</text:p>
          </table:table-cell>
          <table:table-cell office:value-type="float" office:value="38" calcext:value-type="float">
            <text:p>38</text:p>
          </table:table-cell>
          <table:table-cell table:formula="of:=[.E259]-[.E25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5</text:p>
          </table:table-cell>
          <table:table-cell office:value-type="float" office:value="0.921292" calcext:value-type="float">
            <text:p>0.921292</text:p>
          </table:table-cell>
          <table:table-cell table:formula="of:=[.C260]-[.C259]" office:value-type="float" office:value="-0.017869" calcext:value-type="float">
            <text:p>-0.017869</text:p>
          </table:table-cell>
          <table:table-cell office:value-type="float" office:value="334" calcext:value-type="float">
            <text:p>334</text:p>
          </table:table-cell>
          <table:table-cell office:value-type="float" office:value="0.141145" calcext:value-type="float">
            <text:p>0.141145</text:p>
          </table:table-cell>
          <table:table-cell office:value-type="float" office:value="38" calcext:value-type="float">
            <text:p>38</text:p>
          </table:table-cell>
          <table:table-cell table:formula="of:=[.E260]-[.E259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6</text:p>
          </table:table-cell>
          <table:table-cell office:value-type="float" office:value="0.901877" calcext:value-type="float">
            <text:p>0.901877</text:p>
          </table:table-cell>
          <table:table-cell table:formula="of:=[.C261]-[.C260]" office:value-type="float" office:value="-0.019415" calcext:value-type="float">
            <text:p>-0.019415</text:p>
          </table:table-cell>
          <table:table-cell office:value-type="float" office:value="334" calcext:value-type="float">
            <text:p>334</text:p>
          </table:table-cell>
          <table:table-cell office:value-type="float" office:value="0.319096" calcext:value-type="float">
            <text:p>0.319096</text:p>
          </table:table-cell>
          <table:table-cell office:value-type="float" office:value="39" calcext:value-type="float">
            <text:p>39</text:p>
          </table:table-cell>
          <table:table-cell table:formula="of:=[.E261]-[.E2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7</text:p>
          </table:table-cell>
          <table:table-cell office:value-type="float" office:value="0.879647" calcext:value-type="float">
            <text:p>0.879647</text:p>
          </table:table-cell>
          <table:table-cell table:formula="of:=[.C262]-[.C261]" office:value-type="float" office:value="-0.0222300000000001" calcext:value-type="float">
            <text:p>-0.0222300000000001</text:p>
          </table:table-cell>
          <table:table-cell office:value-type="float" office:value="335" calcext:value-type="float">
            <text:p>335</text:p>
          </table:table-cell>
          <table:table-cell office:value-type="float" office:value="0.539516" calcext:value-type="float">
            <text:p>0.539516</text:p>
          </table:table-cell>
          <table:table-cell office:value-type="float" office:value="39" calcext:value-type="float">
            <text:p>39</text:p>
          </table:table-cell>
          <table:table-cell table:formula="of:=[.E262]-[.E26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8</text:p>
          </table:table-cell>
          <table:table-cell office:value-type="float" office:value="0.854105" calcext:value-type="float">
            <text:p>0.854105</text:p>
          </table:table-cell>
          <table:table-cell table:formula="of:=[.C263]-[.C262]" office:value-type="float" office:value="-0.025542" calcext:value-type="float">
            <text:p>-0.025542</text:p>
          </table:table-cell>
          <table:table-cell office:value-type="float" office:value="335" calcext:value-type="float">
            <text:p>335</text:p>
          </table:table-cell>
          <table:table-cell office:value-type="float" office:value="0.880476" calcext:value-type="float">
            <text:p>0.880476</text:p>
          </table:table-cell>
          <table:table-cell office:value-type="float" office:value="39" calcext:value-type="float">
            <text:p>39</text:p>
          </table:table-cell>
          <table:table-cell table:formula="of:=[.E263]-[.E2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09</text:p>
          </table:table-cell>
          <table:table-cell office:value-type="float" office:value="0.827366" calcext:value-type="float">
            <text:p>0.827366</text:p>
          </table:table-cell>
          <table:table-cell table:formula="of:=[.C264]-[.C263]" office:value-type="float" office:value="-0.026739" calcext:value-type="float">
            <text:p>-0.026739</text:p>
          </table:table-cell>
          <table:table-cell office:value-type="float" office:value="336" calcext:value-type="float">
            <text:p>336</text:p>
          </table:table-cell>
          <table:table-cell office:value-type="float" office:value="1.179607" calcext:value-type="float">
            <text:p>1.179607</text:p>
          </table:table-cell>
          <table:table-cell office:value-type="float" office:value="39" calcext:value-type="float">
            <text:p>39</text:p>
          </table:table-cell>
          <table:table-cell table:formula="of:=[.E264]-[.E263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0</text:p>
          </table:table-cell>
          <table:table-cell office:value-type="float" office:value="0.799888" calcext:value-type="float">
            <text:p>0.799888</text:p>
          </table:table-cell>
          <table:table-cell table:formula="of:=[.C265]-[.C264]" office:value-type="float" office:value="-0.027478" calcext:value-type="float">
            <text:p>-0.027478</text:p>
          </table:table-cell>
          <table:table-cell office:value-type="float" office:value="338" calcext:value-type="float">
            <text:p>338</text:p>
          </table:table-cell>
          <table:table-cell office:value-type="float" office:value="1.517314" calcext:value-type="float">
            <text:p>1.517314</text:p>
          </table:table-cell>
          <table:table-cell office:value-type="float" office:value="39" calcext:value-type="float">
            <text:p>39</text:p>
          </table:table-cell>
          <table:table-cell table:formula="of:=[.E265]-[.E264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1</text:p>
          </table:table-cell>
          <table:table-cell office:value-type="float" office:value="0.772509" calcext:value-type="float">
            <text:p>0.772509</text:p>
          </table:table-cell>
          <table:table-cell table:formula="of:=[.C266]-[.C265]" office:value-type="float" office:value="-0.027379" calcext:value-type="float">
            <text:p>-0.027379</text:p>
          </table:table-cell>
          <table:table-cell office:value-type="float" office:value="344" calcext:value-type="float">
            <text:p>344</text:p>
          </table:table-cell>
          <table:table-cell office:value-type="float" office:value="2.006337" calcext:value-type="float">
            <text:p>2.006337</text:p>
          </table:table-cell>
          <table:table-cell office:value-type="float" office:value="40" calcext:value-type="float">
            <text:p>40</text:p>
          </table:table-cell>
          <table:table-cell table:formula="of:=[.E266]-[.E265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2</text:p>
          </table:table-cell>
          <table:table-cell office:value-type="float" office:value="0.743062" calcext:value-type="float">
            <text:p>0.743062</text:p>
          </table:table-cell>
          <table:table-cell table:formula="of:=[.C267]-[.C266]" office:value-type="float" office:value="-0.029447" calcext:value-type="float">
            <text:p>-0.029447</text:p>
          </table:table-cell>
          <table:table-cell office:value-type="float" office:value="349" calcext:value-type="float">
            <text:p>349</text:p>
          </table:table-cell>
          <table:table-cell office:value-type="float" office:value="2.34252" calcext:value-type="float">
            <text:p>2.34252</text:p>
          </table:table-cell>
          <table:table-cell office:value-type="float" office:value="40" calcext:value-type="float">
            <text:p>40</text:p>
          </table:table-cell>
          <table:table-cell table:formula="of:=[.E267]-[.E26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3</text:p>
          </table:table-cell>
          <table:table-cell office:value-type="float" office:value="0.719207" calcext:value-type="float">
            <text:p>0.719207</text:p>
          </table:table-cell>
          <table:table-cell table:formula="of:=[.C268]-[.C267]" office:value-type="float" office:value="-0.023855" calcext:value-type="float">
            <text:p>-0.023855</text:p>
          </table:table-cell>
          <table:table-cell office:value-type="float" office:value="354" calcext:value-type="float">
            <text:p>354</text:p>
          </table:table-cell>
          <table:table-cell office:value-type="float" office:value="2.647945" calcext:value-type="float">
            <text:p>2.647945</text:p>
          </table:table-cell>
          <table:table-cell office:value-type="float" office:value="40" calcext:value-type="float">
            <text:p>40</text:p>
          </table:table-cell>
          <table:table-cell table:formula="of:=[.E268]-[.E26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4</text:p>
          </table:table-cell>
          <table:table-cell office:value-type="float" office:value="0.694603" calcext:value-type="float">
            <text:p>0.694603</text:p>
          </table:table-cell>
          <table:table-cell table:formula="of:=[.C269]-[.C268]" office:value-type="float" office:value="-0.0246040000000001" calcext:value-type="float">
            <text:p>-0.0246040000000001</text:p>
          </table:table-cell>
          <table:table-cell office:value-type="float" office:value="360" calcext:value-type="float">
            <text:p>360</text:p>
          </table:table-cell>
          <table:table-cell office:value-type="float" office:value="2.992521" calcext:value-type="float">
            <text:p>2.992521</text:p>
          </table:table-cell>
          <table:table-cell office:value-type="float" office:value="40" calcext:value-type="float">
            <text:p>40</text:p>
          </table:table-cell>
          <table:table-cell table:formula="of:=[.E269]-[.E268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5</text:p>
          </table:table-cell>
          <table:table-cell office:value-type="float" office:value="0.673767" calcext:value-type="float">
            <text:p>0.673767</text:p>
          </table:table-cell>
          <table:table-cell table:formula="of:=[.C270]-[.C269]" office:value-type="float" office:value="-0.020836" calcext:value-type="float">
            <text:p>-0.020836</text:p>
          </table:table-cell>
          <table:table-cell office:value-type="float" office:value="365" calcext:value-type="float">
            <text:p>365</text:p>
          </table:table-cell>
          <table:table-cell office:value-type="float" office:value="3.192733" calcext:value-type="float">
            <text:p>3.192733</text:p>
          </table:table-cell>
          <table:table-cell office:value-type="float" office:value="40" calcext:value-type="float">
            <text:p>40</text:p>
          </table:table-cell>
          <table:table-cell table:formula="of:=[.E270]-[.E26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6</text:p>
          </table:table-cell>
          <table:table-cell office:value-type="float" office:value="0.657955" calcext:value-type="float">
            <text:p>0.657955</text:p>
          </table:table-cell>
          <table:table-cell table:formula="of:=[.C271]-[.C270]" office:value-type="float" office:value="-0.015812" calcext:value-type="float">
            <text:p>-0.015812</text:p>
          </table:table-cell>
          <table:table-cell office:value-type="float" office:value="372" calcext:value-type="float">
            <text:p>372</text:p>
          </table:table-cell>
          <table:table-cell office:value-type="float" office:value="3.339491" calcext:value-type="float">
            <text:p>3.339491</text:p>
          </table:table-cell>
          <table:table-cell office:value-type="float" office:value="41" calcext:value-type="float">
            <text:p>41</text:p>
          </table:table-cell>
          <table:table-cell table:formula="of:=[.E271]-[.E270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7</text:p>
          </table:table-cell>
          <table:table-cell office:value-type="float" office:value="0.644902" calcext:value-type="float">
            <text:p>0.644902</text:p>
          </table:table-cell>
          <table:table-cell table:formula="of:=[.C272]-[.C271]" office:value-type="float" office:value="-0.013053" calcext:value-type="float">
            <text:p>-0.013053</text:p>
          </table:table-cell>
          <table:table-cell office:value-type="float" office:value="377" calcext:value-type="float">
            <text:p>377</text:p>
          </table:table-cell>
          <table:table-cell office:value-type="float" office:value="3.446657" calcext:value-type="float">
            <text:p>3.446657</text:p>
          </table:table-cell>
          <table:table-cell office:value-type="float" office:value="41" calcext:value-type="float">
            <text:p>41</text:p>
          </table:table-cell>
          <table:table-cell table:formula="of:=[.E272]-[.E27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8</text:p>
          </table:table-cell>
          <table:table-cell office:value-type="float" office:value="0.635025" calcext:value-type="float">
            <text:p>0.635025</text:p>
          </table:table-cell>
          <table:table-cell table:formula="of:=[.C273]-[.C272]" office:value-type="float" office:value="-0.00987700000000002" calcext:value-type="float">
            <text:p>-0.00987700000000002</text:p>
          </table:table-cell>
          <table:table-cell office:value-type="float" office:value="382" calcext:value-type="float">
            <text:p>382</text:p>
          </table:table-cell>
          <table:table-cell office:value-type="float" office:value="3.440237" calcext:value-type="float">
            <text:p>3.440237</text:p>
          </table:table-cell>
          <table:table-cell office:value-type="float" office:value="41" calcext:value-type="float">
            <text:p>41</text:p>
          </table:table-cell>
          <table:table-cell table:formula="of:=[.E273]-[.E27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19</text:p>
          </table:table-cell>
          <table:table-cell office:value-type="float" office:value="0.629574" calcext:value-type="float">
            <text:p>0.629574</text:p>
          </table:table-cell>
          <table:table-cell table:formula="of:=[.C274]-[.C273]" office:value-type="float" office:value="-0.00545099999999998" calcext:value-type="float">
            <text:p>-0.00545099999999998</text:p>
          </table:table-cell>
          <table:table-cell office:value-type="float" office:value="387" calcext:value-type="float">
            <text:p>387</text:p>
          </table:table-cell>
          <table:table-cell office:value-type="float" office:value="3.359375" calcext:value-type="float">
            <text:p>3.359375</text:p>
          </table:table-cell>
          <table:table-cell office:value-type="float" office:value="41" calcext:value-type="float">
            <text:p>41</text:p>
          </table:table-cell>
          <table:table-cell table:formula="of:=[.E274]-[.E27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0</text:p>
          </table:table-cell>
          <table:table-cell office:value-type="float" office:value="0.628403" calcext:value-type="float">
            <text:p>0.628403</text:p>
          </table:table-cell>
          <table:table-cell table:formula="of:=[.C275]-[.C274]" office:value-type="float" office:value="-0.00117099999999992" calcext:value-type="float">
            <text:p>-0.00117099999999992</text:p>
          </table:table-cell>
          <table:table-cell office:value-type="float" office:value="392" calcext:value-type="float">
            <text:p>392</text:p>
          </table:table-cell>
          <table:table-cell office:value-type="float" office:value="3.2117" calcext:value-type="float">
            <text:p>3.2117</text:p>
          </table:table-cell>
          <table:table-cell office:value-type="float" office:value="41" calcext:value-type="float">
            <text:p>41</text:p>
          </table:table-cell>
          <table:table-cell table:formula="of:=[.E275]-[.E27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1</text:p>
          </table:table-cell>
          <table:table-cell office:value-type="float" office:value="0.634787" calcext:value-type="float">
            <text:p>0.634787</text:p>
          </table:table-cell>
          <table:table-cell table:formula="of:=[.C276]-[.C275]" office:value-type="float" office:value="0.00638399999999995" calcext:value-type="float">
            <text:p>0.00638399999999995</text:p>
          </table:table-cell>
          <table:table-cell office:value-type="float" office:value="397" calcext:value-type="float">
            <text:p>397</text:p>
          </table:table-cell>
          <table:table-cell office:value-type="float" office:value="2.878545" calcext:value-type="float">
            <text:p>2.878545</text:p>
          </table:table-cell>
          <table:table-cell office:value-type="float" office:value="42" calcext:value-type="float">
            <text:p>42</text:p>
          </table:table-cell>
          <table:table-cell table:formula="of:=[.E276]-[.E27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2</text:p>
          </table:table-cell>
          <table:table-cell office:value-type="float" office:value="0.642497" calcext:value-type="float">
            <text:p>0.642497</text:p>
          </table:table-cell>
          <table:table-cell table:formula="of:=[.C277]-[.C276]" office:value-type="float" office:value="0.00770999999999999" calcext:value-type="float">
            <text:p>0.00770999999999999</text:p>
          </table:table-cell>
          <table:table-cell office:value-type="float" office:value="402" calcext:value-type="float">
            <text:p>402</text:p>
          </table:table-cell>
          <table:table-cell office:value-type="float" office:value="2.580651" calcext:value-type="float">
            <text:p>2.580651</text:p>
          </table:table-cell>
          <table:table-cell office:value-type="float" office:value="42" calcext:value-type="float">
            <text:p>42</text:p>
          </table:table-cell>
          <table:table-cell table:formula="of:=[.E277]-[.E27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3</text:p>
          </table:table-cell>
          <table:table-cell office:value-type="float" office:value="0.656428" calcext:value-type="float">
            <text:p>0.656428</text:p>
          </table:table-cell>
          <table:table-cell table:formula="of:=[.C278]-[.C277]" office:value-type="float" office:value="0.013931" calcext:value-type="float">
            <text:p>0.013931</text:p>
          </table:table-cell>
          <table:table-cell office:value-type="float" office:value="407" calcext:value-type="float">
            <text:p>407</text:p>
          </table:table-cell>
          <table:table-cell office:value-type="float" office:value="2.114855" calcext:value-type="float">
            <text:p>2.114855</text:p>
          </table:table-cell>
          <table:table-cell office:value-type="float" office:value="42" calcext:value-type="float">
            <text:p>42</text:p>
          </table:table-cell>
          <table:table-cell table:formula="of:=[.E278]-[.E27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4</text:p>
          </table:table-cell>
          <table:table-cell office:value-type="float" office:value="0.670712" calcext:value-type="float">
            <text:p>0.670712</text:p>
          </table:table-cell>
          <table:table-cell table:formula="of:=[.C279]-[.C278]" office:value-type="float" office:value="0.014284" calcext:value-type="float">
            <text:p>0.014284</text:p>
          </table:table-cell>
          <table:table-cell office:value-type="float" office:value="412" calcext:value-type="float">
            <text:p>412</text:p>
          </table:table-cell>
          <table:table-cell office:value-type="float" office:value="1.63077" calcext:value-type="float">
            <text:p>1.63077</text:p>
          </table:table-cell>
          <table:table-cell office:value-type="float" office:value="42" calcext:value-type="float">
            <text:p>42</text:p>
          </table:table-cell>
          <table:table-cell table:formula="of:=[.E279]-[.E27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5</text:p>
          </table:table-cell>
          <table:table-cell office:value-type="float" office:value="0.693006" calcext:value-type="float">
            <text:p>0.693006</text:p>
          </table:table-cell>
          <table:table-cell table:formula="of:=[.C280]-[.C279]" office:value-type="float" office:value="0.022294" calcext:value-type="float">
            <text:p>0.022294</text:p>
          </table:table-cell>
          <table:table-cell office:value-type="float" office:value="417" calcext:value-type="float">
            <text:p>417</text:p>
          </table:table-cell>
          <table:table-cell office:value-type="float" office:value="0.885642" calcext:value-type="float">
            <text:p>0.885642</text:p>
          </table:table-cell>
          <table:table-cell office:value-type="float" office:value="42" calcext:value-type="float">
            <text:p>42</text:p>
          </table:table-cell>
          <table:table-cell table:formula="of:=[.E280]-[.E27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6</text:p>
          </table:table-cell>
          <table:table-cell office:value-type="float" office:value="0.714492" calcext:value-type="float">
            <text:p>0.714492</text:p>
          </table:table-cell>
          <table:table-cell table:formula="of:=[.C281]-[.C280]" office:value-type="float" office:value="0.021486" calcext:value-type="float">
            <text:p>0.021486</text:p>
          </table:table-cell>
          <table:table-cell office:value-type="float" office:value="422" calcext:value-type="float">
            <text:p>422</text:p>
          </table:table-cell>
          <table:table-cell office:value-type="float" office:value="0.287019" calcext:value-type="float">
            <text:p>0.287019</text:p>
          </table:table-cell>
          <table:table-cell office:value-type="float" office:value="41" calcext:value-type="float">
            <text:p>41</text:p>
          </table:table-cell>
          <table:table-cell table:formula="of:=[.E281]-[.E28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7</text:p>
          </table:table-cell>
          <table:table-cell office:value-type="float" office:value="0.738863" calcext:value-type="float">
            <text:p>0.738863</text:p>
          </table:table-cell>
          <table:table-cell table:formula="of:=[.C282]-[.C281]" office:value-type="float" office:value="0.024371" calcext:value-type="float">
            <text:p>0.024371</text:p>
          </table:table-cell>
          <table:table-cell office:value-type="float" office:value="427" calcext:value-type="float">
            <text:p>427</text:p>
          </table:table-cell>
          <table:table-cell office:value-type="float" office:value="-0.357659" calcext:value-type="float">
            <text:p>-0.357659</text:p>
          </table:table-cell>
          <table:table-cell office:value-type="float" office:value="41" calcext:value-type="float">
            <text:p>41</text:p>
          </table:table-cell>
          <table:table-cell table:formula="of:=[.E282]-[.E28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8</text:p>
          </table:table-cell>
          <table:table-cell office:value-type="float" office:value="0.765603" calcext:value-type="float">
            <text:p>0.765603</text:p>
          </table:table-cell>
          <table:table-cell table:formula="of:=[.C283]-[.C282]" office:value-type="float" office:value="0.02674" calcext:value-type="float">
            <text:p>0.02674</text:p>
          </table:table-cell>
          <table:table-cell office:value-type="float" office:value="432" calcext:value-type="float">
            <text:p>432</text:p>
          </table:table-cell>
          <table:table-cell office:value-type="float" office:value="-1.073777" calcext:value-type="float">
            <text:p>-1.073777</text:p>
          </table:table-cell>
          <table:table-cell office:value-type="float" office:value="41" calcext:value-type="float">
            <text:p>41</text:p>
          </table:table-cell>
          <table:table-cell table:formula="of:=[.E283]-[.E28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29</text:p>
          </table:table-cell>
          <table:table-cell office:value-type="float" office:value="0.792473" calcext:value-type="float">
            <text:p>0.792473</text:p>
          </table:table-cell>
          <table:table-cell table:formula="of:=[.C284]-[.C283]" office:value-type="float" office:value="0.0268699999999999" calcext:value-type="float">
            <text:p>0.0268699999999999</text:p>
          </table:table-cell>
          <table:table-cell office:value-type="float" office:value="437" calcext:value-type="float">
            <text:p>437</text:p>
          </table:table-cell>
          <table:table-cell office:value-type="float" office:value="-1.953202" calcext:value-type="float">
            <text:p>-1.953202</text:p>
          </table:table-cell>
          <table:table-cell office:value-type="float" office:value="41" calcext:value-type="float">
            <text:p>41</text:p>
          </table:table-cell>
          <table:table-cell table:formula="of:=[.E284]-[.E28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0</text:p>
          </table:table-cell>
          <table:table-cell office:value-type="float" office:value="0.814998" calcext:value-type="float">
            <text:p>0.814998</text:p>
          </table:table-cell>
          <table:table-cell table:formula="of:=[.C285]-[.C284]" office:value-type="float" office:value="0.022525" calcext:value-type="float">
            <text:p>0.022525</text:p>
          </table:table-cell>
          <table:table-cell office:value-type="float" office:value="442" calcext:value-type="float">
            <text:p>442</text:p>
          </table:table-cell>
          <table:table-cell office:value-type="float" office:value="-2.60648" calcext:value-type="float">
            <text:p>-2.60648</text:p>
          </table:table-cell>
          <table:table-cell office:value-type="float" office:value="41" calcext:value-type="float">
            <text:p>41</text:p>
          </table:table-cell>
          <table:table-cell table:formula="of:=[.E285]-[.E28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1</text:p>
          </table:table-cell>
          <table:table-cell office:value-type="float" office:value="0.838741" calcext:value-type="float">
            <text:p>0.838741</text:p>
          </table:table-cell>
          <table:table-cell table:formula="of:=[.C286]-[.C285]" office:value-type="float" office:value="0.023743" calcext:value-type="float">
            <text:p>0.023743</text:p>
          </table:table-cell>
          <table:table-cell office:value-type="float" office:value="447" calcext:value-type="float">
            <text:p>447</text:p>
          </table:table-cell>
          <table:table-cell office:value-type="float" office:value="-3.428031" calcext:value-type="float">
            <text:p>-3.428031</text:p>
          </table:table-cell>
          <table:table-cell office:value-type="float" office:value="40" calcext:value-type="float">
            <text:p>40</text:p>
          </table:table-cell>
          <table:table-cell table:formula="of:=[.E286]-[.E28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2</text:p>
          </table:table-cell>
          <table:table-cell office:value-type="float" office:value="0.855952" calcext:value-type="float">
            <text:p>0.855952</text:p>
          </table:table-cell>
          <table:table-cell table:formula="of:=[.C287]-[.C286]" office:value-type="float" office:value="0.0172110000000001" calcext:value-type="float">
            <text:p>0.0172110000000001</text:p>
          </table:table-cell>
          <table:table-cell office:value-type="float" office:value="452" calcext:value-type="float">
            <text:p>452</text:p>
          </table:table-cell>
          <table:table-cell office:value-type="float" office:value="-3.961281" calcext:value-type="float">
            <text:p>-3.961281</text:p>
          </table:table-cell>
          <table:table-cell office:value-type="float" office:value="40" calcext:value-type="float">
            <text:p>40</text:p>
          </table:table-cell>
          <table:table-cell table:formula="of:=[.E287]-[.E28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3</text:p>
          </table:table-cell>
          <table:table-cell office:value-type="float" office:value="0.870162" calcext:value-type="float">
            <text:p>0.870162</text:p>
          </table:table-cell>
          <table:table-cell table:formula="of:=[.C288]-[.C287]" office:value-type="float" office:value="0.0142099999999999" calcext:value-type="float">
            <text:p>0.0142099999999999</text:p>
          </table:table-cell>
          <table:table-cell office:value-type="float" office:value="457" calcext:value-type="float">
            <text:p>457</text:p>
          </table:table-cell>
          <table:table-cell office:value-type="float" office:value="-4.44256" calcext:value-type="float">
            <text:p>-4.44256</text:p>
          </table:table-cell>
          <table:table-cell office:value-type="float" office:value="40" calcext:value-type="float">
            <text:p>40</text:p>
          </table:table-cell>
          <table:table-cell table:formula="of:=[.E288]-[.E28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4</text:p>
          </table:table-cell>
          <table:table-cell office:value-type="float" office:value="0.879968" calcext:value-type="float">
            <text:p>0.879968</text:p>
          </table:table-cell>
          <table:table-cell table:formula="of:=[.C289]-[.C288]" office:value-type="float" office:value="0.00980599999999998" calcext:value-type="float">
            <text:p>0.00980599999999998</text:p>
          </table:table-cell>
          <table:table-cell office:value-type="float" office:value="462" calcext:value-type="float">
            <text:p>462</text:p>
          </table:table-cell>
          <table:table-cell office:value-type="float" office:value="-4.955284" calcext:value-type="float">
            <text:p>-4.955284</text:p>
          </table:table-cell>
          <table:table-cell office:value-type="float" office:value="40" calcext:value-type="float">
            <text:p>40</text:p>
          </table:table-cell>
          <table:table-cell table:formula="of:=[.E289]-[.E28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5</text:p>
          </table:table-cell>
          <table:table-cell office:value-type="float" office:value="0.881692" calcext:value-type="float">
            <text:p>0.881692</text:p>
          </table:table-cell>
          <table:table-cell table:formula="of:=[.C290]-[.C289]" office:value-type="float" office:value="0.00172400000000006" calcext:value-type="float">
            <text:p>0.00172400000000006</text:p>
          </table:table-cell>
          <table:table-cell office:value-type="float" office:value="465" calcext:value-type="float">
            <text:p>465</text:p>
          </table:table-cell>
          <table:table-cell office:value-type="float" office:value="-5.254749" calcext:value-type="float">
            <text:p>-5.254749</text:p>
          </table:table-cell>
          <table:table-cell office:value-type="float" office:value="40" calcext:value-type="float">
            <text:p>40</text:p>
          </table:table-cell>
          <table:table-cell table:formula="of:=[.E290]-[.E289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6</text:p>
          </table:table-cell>
          <table:table-cell office:value-type="float" office:value="0.875598" calcext:value-type="float">
            <text:p>0.875598</text:p>
          </table:table-cell>
          <table:table-cell table:formula="of:=[.C291]-[.C290]" office:value-type="float" office:value="-0.00609400000000004" calcext:value-type="float">
            <text:p>-0.00609400000000004</text:p>
          </table:table-cell>
          <table:table-cell office:value-type="float" office:value="468" calcext:value-type="float">
            <text:p>468</text:p>
          </table:table-cell>
          <table:table-cell office:value-type="float" office:value="-5.354549" calcext:value-type="float">
            <text:p>-5.354549</text:p>
          </table:table-cell>
          <table:table-cell office:value-type="float" office:value="39" calcext:value-type="float">
            <text:p>39</text:p>
          </table:table-cell>
          <table:table-cell table:formula="of:=[.E291]-[.E290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7</text:p>
          </table:table-cell>
          <table:table-cell office:value-type="float" office:value="0.86359" calcext:value-type="float">
            <text:p>0.86359</text:p>
          </table:table-cell>
          <table:table-cell table:formula="of:=[.C292]-[.C291]" office:value-type="float" office:value="-0.012008" calcext:value-type="float">
            <text:p>-0.012008</text:p>
          </table:table-cell>
          <table:table-cell office:value-type="float" office:value="471" calcext:value-type="float">
            <text:p>471</text:p>
          </table:table-cell>
          <table:table-cell office:value-type="float" office:value="-5.318421" calcext:value-type="float">
            <text:p>-5.318421</text:p>
          </table:table-cell>
          <table:table-cell office:value-type="float" office:value="39" calcext:value-type="float">
            <text:p>39</text:p>
          </table:table-cell>
          <table:table-cell table:formula="of:=[.E292]-[.E29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8</text:p>
          </table:table-cell>
          <table:table-cell office:value-type="float" office:value="0.840586" calcext:value-type="float">
            <text:p>0.840586</text:p>
          </table:table-cell>
          <table:table-cell table:formula="of:=[.C293]-[.C292]" office:value-type="float" office:value="-0.0230039999999999" calcext:value-type="float">
            <text:p>-0.0230039999999999</text:p>
          </table:table-cell>
          <table:table-cell office:value-type="float" office:value="469" calcext:value-type="float">
            <text:p>469</text:p>
          </table:table-cell>
          <table:table-cell office:value-type="float" office:value="-5.092266" calcext:value-type="float">
            <text:p>-5.092266</text:p>
          </table:table-cell>
          <table:table-cell office:value-type="float" office:value="39" calcext:value-type="float">
            <text:p>39</text:p>
          </table:table-cell>
          <table:table-cell table:formula="of:=[.E293]-[.E292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39</text:p>
          </table:table-cell>
          <table:table-cell office:value-type="float" office:value="0.813902" calcext:value-type="float">
            <text:p>0.813902</text:p>
          </table:table-cell>
          <table:table-cell table:formula="of:=[.C294]-[.C293]" office:value-type="float" office:value="-0.026684" calcext:value-type="float">
            <text:p>-0.026684</text:p>
          </table:table-cell>
          <table:table-cell office:value-type="float" office:value="468" calcext:value-type="float">
            <text:p>468</text:p>
          </table:table-cell>
          <table:table-cell office:value-type="float" office:value="-4.742644" calcext:value-type="float">
            <text:p>-4.742644</text:p>
          </table:table-cell>
          <table:table-cell office:value-type="float" office:value="39" calcext:value-type="float">
            <text:p>39</text:p>
          </table:table-cell>
          <table:table-cell table:formula="of:=[.E294]-[.E293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0</text:p>
          </table:table-cell>
          <table:table-cell office:value-type="float" office:value="0.777516" calcext:value-type="float">
            <text:p>0.777516</text:p>
          </table:table-cell>
          <table:table-cell table:formula="of:=[.C295]-[.C294]" office:value-type="float" office:value="-0.036386" calcext:value-type="float">
            <text:p>-0.036386</text:p>
          </table:table-cell>
          <table:table-cell office:value-type="float" office:value="468" calcext:value-type="float">
            <text:p>468</text:p>
          </table:table-cell>
          <table:table-cell office:value-type="float" office:value="-4.251964" calcext:value-type="float">
            <text:p>-4.251964</text:p>
          </table:table-cell>
          <table:table-cell office:value-type="float" office:value="39" calcext:value-type="float">
            <text:p>39</text:p>
          </table:table-cell>
          <table:table-cell table:formula="of:=[.E295]-[.E29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1</text:p>
          </table:table-cell>
          <table:table-cell office:value-type="float" office:value="0.733436" calcext:value-type="float">
            <text:p>0.733436</text:p>
          </table:table-cell>
          <table:table-cell table:formula="of:=[.C296]-[.C295]" office:value-type="float" office:value="-0.04408" calcext:value-type="float">
            <text:p>-0.04408</text:p>
          </table:table-cell>
          <table:table-cell office:value-type="float" office:value="466" calcext:value-type="float">
            <text:p>466</text:p>
          </table:table-cell>
          <table:table-cell office:value-type="float" office:value="-3.464345" calcext:value-type="float">
            <text:p>-3.464345</text:p>
          </table:table-cell>
          <table:table-cell office:value-type="float" office:value="38" calcext:value-type="float">
            <text:p>38</text:p>
          </table:table-cell>
          <table:table-cell table:formula="of:=[.E296]-[.E295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2</text:p>
          </table:table-cell>
          <table:table-cell office:value-type="float" office:value="0.683995" calcext:value-type="float">
            <text:p>0.683995</text:p>
          </table:table-cell>
          <table:table-cell table:formula="of:=[.C297]-[.C296]" office:value-type="float" office:value="-0.049441" calcext:value-type="float">
            <text:p>-0.049441</text:p>
          </table:table-cell>
          <table:table-cell office:value-type="float" office:value="464" calcext:value-type="float">
            <text:p>464</text:p>
          </table:table-cell>
          <table:table-cell office:value-type="float" office:value="-2.710643" calcext:value-type="float">
            <text:p>-2.710643</text:p>
          </table:table-cell>
          <table:table-cell office:value-type="float" office:value="38" calcext:value-type="float">
            <text:p>38</text:p>
          </table:table-cell>
          <table:table-cell table:formula="of:=[.E297]-[.E296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3</text:p>
          </table:table-cell>
          <table:table-cell office:value-type="float" office:value="0.632749" calcext:value-type="float">
            <text:p>0.632749</text:p>
          </table:table-cell>
          <table:table-cell table:formula="of:=[.C298]-[.C297]" office:value-type="float" office:value="-0.051246" calcext:value-type="float">
            <text:p>-0.051246</text:p>
          </table:table-cell>
          <table:table-cell office:value-type="float" office:value="466" calcext:value-type="float">
            <text:p>466</text:p>
          </table:table-cell>
          <table:table-cell office:value-type="float" office:value="-1.915451" calcext:value-type="float">
            <text:p>-1.915451</text:p>
          </table:table-cell>
          <table:table-cell office:value-type="float" office:value="38" calcext:value-type="float">
            <text:p>38</text:p>
          </table:table-cell>
          <table:table-cell table:formula="of:=[.E298]-[.E29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4</text:p>
          </table:table-cell>
          <table:table-cell office:value-type="float" office:value="0.57275" calcext:value-type="float">
            <text:p>0.57275</text:p>
          </table:table-cell>
          <table:table-cell table:formula="of:=[.C299]-[.C298]" office:value-type="float" office:value="-0.059999" calcext:value-type="float">
            <text:p>-0.059999</text:p>
          </table:table-cell>
          <table:table-cell office:value-type="float" office:value="464" calcext:value-type="float">
            <text:p>464</text:p>
          </table:table-cell>
          <table:table-cell office:value-type="float" office:value="-0.768698" calcext:value-type="float">
            <text:p>-0.768698</text:p>
          </table:table-cell>
          <table:table-cell office:value-type="float" office:value="38" calcext:value-type="float">
            <text:p>38</text:p>
          </table:table-cell>
          <table:table-cell table:formula="of:=[.E299]-[.E298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5</text:p>
          </table:table-cell>
          <table:table-cell office:value-type="float" office:value="0.514926" calcext:value-type="float">
            <text:p>0.514926</text:p>
          </table:table-cell>
          <table:table-cell table:formula="of:=[.C300]-[.C299]" office:value-type="float" office:value="-0.057824" calcext:value-type="float">
            <text:p>-0.057824</text:p>
          </table:table-cell>
          <table:table-cell office:value-type="float" office:value="464" calcext:value-type="float">
            <text:p>464</text:p>
          </table:table-cell>
          <table:table-cell office:value-type="float" office:value="0.16022" calcext:value-type="float">
            <text:p>0.16022</text:p>
          </table:table-cell>
          <table:table-cell office:value-type="float" office:value="38" calcext:value-type="float">
            <text:p>38</text:p>
          </table:table-cell>
          <table:table-cell table:formula="of:=[.E300]-[.E29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6</text:p>
          </table:table-cell>
          <table:table-cell office:value-type="float" office:value="0.457245" calcext:value-type="float">
            <text:p>0.457245</text:p>
          </table:table-cell>
          <table:table-cell table:formula="of:=[.C301]-[.C300]" office:value-type="float" office:value="-0.057681" calcext:value-type="float">
            <text:p>-0.057681</text:p>
          </table:table-cell>
          <table:table-cell office:value-type="float" office:value="464" calcext:value-type="float">
            <text:p>464</text:p>
          </table:table-cell>
          <table:table-cell office:value-type="float" office:value="0.977431" calcext:value-type="float">
            <text:p>0.977431</text:p>
          </table:table-cell>
          <table:table-cell office:value-type="float" office:value="37" calcext:value-type="float">
            <text:p>37</text:p>
          </table:table-cell>
          <table:table-cell table:formula="of:=[.E301]-[.E30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7</text:p>
          </table:table-cell>
          <table:table-cell office:value-type="float" office:value="0.397223" calcext:value-type="float">
            <text:p>0.397223</text:p>
          </table:table-cell>
          <table:table-cell table:formula="of:=[.C302]-[.C301]" office:value-type="float" office:value="-0.060022" calcext:value-type="float">
            <text:p>-0.060022</text:p>
          </table:table-cell>
          <table:table-cell office:value-type="float" office:value="460" calcext:value-type="float">
            <text:p>460</text:p>
          </table:table-cell>
          <table:table-cell office:value-type="float" office:value="2.073378" calcext:value-type="float">
            <text:p>2.073378</text:p>
          </table:table-cell>
          <table:table-cell office:value-type="float" office:value="37" calcext:value-type="float">
            <text:p>37</text:p>
          </table:table-cell>
          <table:table-cell table:formula="of:=[.E302]-[.E301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8</text:p>
          </table:table-cell>
          <table:table-cell office:value-type="float" office:value="0.34435" calcext:value-type="float">
            <text:p>0.34435</text:p>
          </table:table-cell>
          <table:table-cell table:formula="of:=[.C303]-[.C302]" office:value-type="float" office:value="-0.052873" calcext:value-type="float">
            <text:p>-0.052873</text:p>
          </table:table-cell>
          <table:table-cell office:value-type="float" office:value="456" calcext:value-type="float">
            <text:p>456</text:p>
          </table:table-cell>
          <table:table-cell office:value-type="float" office:value="2.797021" calcext:value-type="float">
            <text:p>2.797021</text:p>
          </table:table-cell>
          <table:table-cell office:value-type="float" office:value="37" calcext:value-type="float">
            <text:p>37</text:p>
          </table:table-cell>
          <table:table-cell table:formula="of:=[.E303]-[.E302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49</text:p>
          </table:table-cell>
          <table:table-cell office:value-type="float" office:value="0.297805" calcext:value-type="float">
            <text:p>0.297805</text:p>
          </table:table-cell>
          <table:table-cell table:formula="of:=[.C304]-[.C303]" office:value-type="float" office:value="-0.046545" calcext:value-type="float">
            <text:p>-0.046545</text:p>
          </table:table-cell>
          <table:table-cell office:value-type="float" office:value="456" calcext:value-type="float">
            <text:p>456</text:p>
          </table:table-cell>
          <table:table-cell office:value-type="float" office:value="3.399519" calcext:value-type="float">
            <text:p>3.399519</text:p>
          </table:table-cell>
          <table:table-cell office:value-type="float" office:value="37" calcext:value-type="float">
            <text:p>37</text:p>
          </table:table-cell>
          <table:table-cell table:formula="of:=[.E304]-[.E30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0</text:p>
          </table:table-cell>
          <table:table-cell office:value-type="float" office:value="0.256335" calcext:value-type="float">
            <text:p>0.256335</text:p>
          </table:table-cell>
          <table:table-cell table:formula="of:=[.C305]-[.C304]" office:value-type="float" office:value="-0.04147" calcext:value-type="float">
            <text:p>-0.04147</text:p>
          </table:table-cell>
          <table:table-cell office:value-type="float" office:value="454" calcext:value-type="float">
            <text:p>454</text:p>
          </table:table-cell>
          <table:table-cell office:value-type="float" office:value="3.789575" calcext:value-type="float">
            <text:p>3.789575</text:p>
          </table:table-cell>
          <table:table-cell office:value-type="float" office:value="37" calcext:value-type="float">
            <text:p>37</text:p>
          </table:table-cell>
          <table:table-cell table:formula="of:=[.E305]-[.E304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1</text:p>
          </table:table-cell>
          <table:table-cell office:value-type="float" office:value="0.223766" calcext:value-type="float">
            <text:p>0.223766</text:p>
          </table:table-cell>
          <table:table-cell table:formula="of:=[.C306]-[.C305]" office:value-type="float" office:value="-0.032569" calcext:value-type="float">
            <text:p>-0.032569</text:p>
          </table:table-cell>
          <table:table-cell office:value-type="float" office:value="453" calcext:value-type="float">
            <text:p>453</text:p>
          </table:table-cell>
          <table:table-cell office:value-type="float" office:value="4.184459" calcext:value-type="float">
            <text:p>4.184459</text:p>
          </table:table-cell>
          <table:table-cell office:value-type="float" office:value="36" calcext:value-type="float">
            <text:p>36</text:p>
          </table:table-cell>
          <table:table-cell table:formula="of:=[.E306]-[.E305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2</text:p>
          </table:table-cell>
          <table:table-cell office:value-type="float" office:value="0.197711" calcext:value-type="float">
            <text:p>0.197711</text:p>
          </table:table-cell>
          <table:table-cell table:formula="of:=[.C307]-[.C306]" office:value-type="float" office:value="-0.026055" calcext:value-type="float">
            <text:p>-0.026055</text:p>
          </table:table-cell>
          <table:table-cell office:value-type="float" office:value="455" calcext:value-type="float">
            <text:p>455</text:p>
          </table:table-cell>
          <table:table-cell office:value-type="float" office:value="4.24011" calcext:value-type="float">
            <text:p>4.24011</text:p>
          </table:table-cell>
          <table:table-cell office:value-type="float" office:value="36" calcext:value-type="float">
            <text:p>36</text:p>
          </table:table-cell>
          <table:table-cell table:formula="of:=[.E307]-[.E30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3</text:p>
          </table:table-cell>
          <table:table-cell office:value-type="float" office:value="0.180604" calcext:value-type="float">
            <text:p>0.180604</text:p>
          </table:table-cell>
          <table:table-cell table:formula="of:=[.C308]-[.C307]" office:value-type="float" office:value="-0.017107" calcext:value-type="float">
            <text:p>-0.017107</text:p>
          </table:table-cell>
          <table:table-cell office:value-type="float" office:value="452" calcext:value-type="float">
            <text:p>452</text:p>
          </table:table-cell>
          <table:table-cell office:value-type="float" office:value="4.141198" calcext:value-type="float">
            <text:p>4.141198</text:p>
          </table:table-cell>
          <table:table-cell office:value-type="float" office:value="36" calcext:value-type="float">
            <text:p>36</text:p>
          </table:table-cell>
          <table:table-cell table:formula="of:=[.E308]-[.E307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4</text:p>
          </table:table-cell>
          <table:table-cell office:value-type="float" office:value="0.168221" calcext:value-type="float">
            <text:p>0.168221</text:p>
          </table:table-cell>
          <table:table-cell table:formula="of:=[.C309]-[.C308]" office:value-type="float" office:value="-0.012383" calcext:value-type="float">
            <text:p>-0.012383</text:p>
          </table:table-cell>
          <table:table-cell office:value-type="float" office:value="455" calcext:value-type="float">
            <text:p>455</text:p>
          </table:table-cell>
          <table:table-cell office:value-type="float" office:value="3.900006" calcext:value-type="float">
            <text:p>3.900006</text:p>
          </table:table-cell>
          <table:table-cell office:value-type="float" office:value="36" calcext:value-type="float">
            <text:p>36</text:p>
          </table:table-cell>
          <table:table-cell table:formula="of:=[.E309]-[.E30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5</text:p>
          </table:table-cell>
          <table:table-cell office:value-type="float" office:value="0.168955" calcext:value-type="float">
            <text:p>0.168955</text:p>
          </table:table-cell>
          <table:table-cell table:formula="of:=[.C310]-[.C309]" office:value-type="float" office:value="0.000733999999999985" calcext:value-type="float">
            <text:p>0.000733999999999985</text:p>
          </table:table-cell>
          <table:table-cell office:value-type="float" office:value="454" calcext:value-type="float">
            <text:p>454</text:p>
          </table:table-cell>
          <table:table-cell office:value-type="float" office:value="3.339482" calcext:value-type="float">
            <text:p>3.339482</text:p>
          </table:table-cell>
          <table:table-cell office:value-type="float" office:value="36" calcext:value-type="float">
            <text:p>36</text:p>
          </table:table-cell>
          <table:table-cell table:formula="of:=[.E310]-[.E309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6</text:p>
          </table:table-cell>
          <table:table-cell office:value-type="float" office:value="0.171758" calcext:value-type="float">
            <text:p>0.171758</text:p>
          </table:table-cell>
          <table:table-cell table:formula="of:=[.C311]-[.C310]" office:value-type="float" office:value="0.002803" calcext:value-type="float">
            <text:p>0.002803</text:p>
          </table:table-cell>
          <table:table-cell office:value-type="float" office:value="454" calcext:value-type="float">
            <text:p>454</text:p>
          </table:table-cell>
          <table:table-cell office:value-type="float" office:value="2.827883" calcext:value-type="float">
            <text:p>2.827883</text:p>
          </table:table-cell>
          <table:table-cell office:value-type="float" office:value="35" calcext:value-type="float">
            <text:p>35</text:p>
          </table:table-cell>
          <table:table-cell table:formula="of:=[.E311]-[.E31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7</text:p>
          </table:table-cell>
          <table:table-cell office:value-type="float" office:value="0.170291" calcext:value-type="float">
            <text:p>0.170291</text:p>
          </table:table-cell>
          <table:table-cell table:formula="of:=[.C312]-[.C311]" office:value-type="float" office:value="-0.001467" calcext:value-type="float">
            <text:p>-0.001467</text:p>
          </table:table-cell>
          <table:table-cell office:value-type="float" office:value="455" calcext:value-type="float">
            <text:p>455</text:p>
          </table:table-cell>
          <table:table-cell office:value-type="float" office:value="2.487057" calcext:value-type="float">
            <text:p>2.487057</text:p>
          </table:table-cell>
          <table:table-cell office:value-type="float" office:value="35" calcext:value-type="float">
            <text:p>35</text:p>
          </table:table-cell>
          <table:table-cell table:formula="of:=[.E312]-[.E31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8</text:p>
          </table:table-cell>
          <table:table-cell office:value-type="float" office:value="0.167687" calcext:value-type="float">
            <text:p>0.167687</text:p>
          </table:table-cell>
          <table:table-cell table:formula="of:=[.C313]-[.C312]" office:value-type="float" office:value="-0.002604" calcext:value-type="float">
            <text:p>-0.002604</text:p>
          </table:table-cell>
          <table:table-cell office:value-type="float" office:value="455" calcext:value-type="float">
            <text:p>455</text:p>
          </table:table-cell>
          <table:table-cell office:value-type="float" office:value="2.414237" calcext:value-type="float">
            <text:p>2.414237</text:p>
          </table:table-cell>
          <table:table-cell office:value-type="float" office:value="35" calcext:value-type="float">
            <text:p>35</text:p>
          </table:table-cell>
          <table:table-cell table:formula="of:=[.E313]-[.E3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7:59</text:p>
          </table:table-cell>
          <table:table-cell office:value-type="float" office:value="0.154133" calcext:value-type="float">
            <text:p>0.154133</text:p>
          </table:table-cell>
          <table:table-cell table:formula="of:=[.C314]-[.C313]" office:value-type="float" office:value="-0.013554" calcext:value-type="float">
            <text:p>-0.013554</text:p>
          </table:table-cell>
          <table:table-cell office:value-type="float" office:value="458" calcext:value-type="float">
            <text:p>458</text:p>
          </table:table-cell>
          <table:table-cell office:value-type="float" office:value="2.86081" calcext:value-type="float">
            <text:p>2.86081</text:p>
          </table:table-cell>
          <table:table-cell office:value-type="float" office:value="36" calcext:value-type="float">
            <text:p>36</text:p>
          </table:table-cell>
          <table:table-cell table:formula="of:=[.E314]-[.E313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0</text:p>
          </table:table-cell>
          <table:table-cell office:value-type="float" office:value="0.127469" calcext:value-type="float">
            <text:p>0.127469</text:p>
          </table:table-cell>
          <table:table-cell table:formula="of:=[.C315]-[.C314]" office:value-type="float" office:value="-0.026664" calcext:value-type="float">
            <text:p>-0.026664</text:p>
          </table:table-cell>
          <table:table-cell office:value-type="float" office:value="456" calcext:value-type="float">
            <text:p>456</text:p>
          </table:table-cell>
          <table:table-cell office:value-type="float" office:value="3.4693" calcext:value-type="float">
            <text:p>3.4693</text:p>
          </table:table-cell>
          <table:table-cell office:value-type="float" office:value="36" calcext:value-type="float">
            <text:p>36</text:p>
          </table:table-cell>
          <table:table-cell table:formula="of:=[.E315]-[.E314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1</text:p>
          </table:table-cell>
          <table:table-cell office:value-type="float" office:value="0.095973" calcext:value-type="float">
            <text:p>0.095973</text:p>
          </table:table-cell>
          <table:table-cell table:formula="of:=[.C316]-[.C315]" office:value-type="float" office:value="-0.031496" calcext:value-type="float">
            <text:p>-0.031496</text:p>
          </table:table-cell>
          <table:table-cell office:value-type="float" office:value="459" calcext:value-type="float">
            <text:p>459</text:p>
          </table:table-cell>
          <table:table-cell office:value-type="float" office:value="4.226419" calcext:value-type="float">
            <text:p>4.226419</text:p>
          </table:table-cell>
          <table:table-cell office:value-type="float" office:value="36" calcext:value-type="float">
            <text:p>36</text:p>
          </table:table-cell>
          <table:table-cell table:formula="of:=[.E316]-[.E315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2</text:p>
          </table:table-cell>
          <table:table-cell office:value-type="float" office:value="0.065605" calcext:value-type="float">
            <text:p>0.065605</text:p>
          </table:table-cell>
          <table:table-cell table:formula="of:=[.C317]-[.C316]" office:value-type="float" office:value="-0.030368" calcext:value-type="float">
            <text:p>-0.030368</text:p>
          </table:table-cell>
          <table:table-cell office:value-type="float" office:value="459" calcext:value-type="float">
            <text:p>459</text:p>
          </table:table-cell>
          <table:table-cell office:value-type="float" office:value="5.029934" calcext:value-type="float">
            <text:p>5.029934</text:p>
          </table:table-cell>
          <table:table-cell office:value-type="float" office:value="36" calcext:value-type="float">
            <text:p>36</text:p>
          </table:table-cell>
          <table:table-cell table:formula="of:=[.E317]-[.E3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3</text:p>
          </table:table-cell>
          <table:table-cell office:value-type="float" office:value="0.035735" calcext:value-type="float">
            <text:p>0.035735</text:p>
          </table:table-cell>
          <table:table-cell table:formula="of:=[.C318]-[.C317]" office:value-type="float" office:value="-0.02987" calcext:value-type="float">
            <text:p>-0.02987</text:p>
          </table:table-cell>
          <table:table-cell office:value-type="float" office:value="459" calcext:value-type="float">
            <text:p>459</text:p>
          </table:table-cell>
          <table:table-cell office:value-type="float" office:value="5.808317" calcext:value-type="float">
            <text:p>5.808317</text:p>
          </table:table-cell>
          <table:table-cell office:value-type="float" office:value="36" calcext:value-type="float">
            <text:p>36</text:p>
          </table:table-cell>
          <table:table-cell table:formula="of:=[.E318]-[.E3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4</text:p>
          </table:table-cell>
          <table:table-cell office:value-type="float" office:value="0.021117" calcext:value-type="float">
            <text:p>0.021117</text:p>
          </table:table-cell>
          <table:table-cell table:formula="of:=[.C319]-[.C318]" office:value-type="float" office:value="-0.014618" calcext:value-type="float">
            <text:p>-0.014618</text:p>
          </table:table-cell>
          <table:table-cell office:value-type="float" office:value="461" calcext:value-type="float">
            <text:p>461</text:p>
          </table:table-cell>
          <table:table-cell office:value-type="float" office:value="6.155098" calcext:value-type="float">
            <text:p>6.155098</text:p>
          </table:table-cell>
          <table:table-cell office:value-type="float" office:value="36" calcext:value-type="float">
            <text:p>36</text:p>
          </table:table-cell>
          <table:table-cell table:formula="of:=[.E319]-[.E318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5</text:p>
          </table:table-cell>
          <table:table-cell office:value-type="float" office:value="0.017342" calcext:value-type="float">
            <text:p>0.017342</text:p>
          </table:table-cell>
          <table:table-cell table:formula="of:=[.C320]-[.C319]" office:value-type="float" office:value="-0.003775" calcext:value-type="float">
            <text:p>-0.003775</text:p>
          </table:table-cell>
          <table:table-cell office:value-type="float" office:value="466" calcext:value-type="float">
            <text:p>466</text:p>
          </table:table-cell>
          <table:table-cell office:value-type="float" office:value="6.19576" calcext:value-type="float">
            <text:p>6.19576</text:p>
          </table:table-cell>
          <table:table-cell office:value-type="float" office:value="36" calcext:value-type="float">
            <text:p>36</text:p>
          </table:table-cell>
          <table:table-cell table:formula="of:=[.E320]-[.E31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6</text:p>
          </table:table-cell>
          <table:table-cell office:value-type="float" office:value="0.029657" calcext:value-type="float">
            <text:p>0.029657</text:p>
          </table:table-cell>
          <table:table-cell table:formula="of:=[.C321]-[.C320]" office:value-type="float" office:value="0.012315" calcext:value-type="float">
            <text:p>0.012315</text:p>
          </table:table-cell>
          <table:table-cell office:value-type="float" office:value="472" calcext:value-type="float">
            <text:p>472</text:p>
          </table:table-cell>
          <table:table-cell office:value-type="float" office:value="5.864818" calcext:value-type="float">
            <text:p>5.864818</text:p>
          </table:table-cell>
          <table:table-cell office:value-type="float" office:value="36" calcext:value-type="float">
            <text:p>36</text:p>
          </table:table-cell>
          <table:table-cell table:formula="of:=[.E321]-[.E320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7</text:p>
          </table:table-cell>
          <table:table-cell office:value-type="float" office:value="0.048462" calcext:value-type="float">
            <text:p>0.048462</text:p>
          </table:table-cell>
          <table:table-cell table:formula="of:=[.C322]-[.C321]" office:value-type="float" office:value="0.018805" calcext:value-type="float">
            <text:p>0.018805</text:p>
          </table:table-cell>
          <table:table-cell office:value-type="float" office:value="477" calcext:value-type="float">
            <text:p>477</text:p>
          </table:table-cell>
          <table:table-cell office:value-type="float" office:value="5.351365" calcext:value-type="float">
            <text:p>5.351365</text:p>
          </table:table-cell>
          <table:table-cell office:value-type="float" office:value="36" calcext:value-type="float">
            <text:p>36</text:p>
          </table:table-cell>
          <table:table-cell table:formula="of:=[.E322]-[.E32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8</text:p>
          </table:table-cell>
          <table:table-cell office:value-type="float" office:value="0.078944" calcext:value-type="float">
            <text:p>0.078944</text:p>
          </table:table-cell>
          <table:table-cell table:formula="of:=[.C323]-[.C322]" office:value-type="float" office:value="0.030482" calcext:value-type="float">
            <text:p>0.030482</text:p>
          </table:table-cell>
          <table:table-cell office:value-type="float" office:value="482" calcext:value-type="float">
            <text:p>482</text:p>
          </table:table-cell>
          <table:table-cell office:value-type="float" office:value="4.593802" calcext:value-type="float">
            <text:p>4.593802</text:p>
          </table:table-cell>
          <table:table-cell office:value-type="float" office:value="36" calcext:value-type="float">
            <text:p>36</text:p>
          </table:table-cell>
          <table:table-cell table:formula="of:=[.E323]-[.E32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09</text:p>
          </table:table-cell>
          <table:table-cell office:value-type="float" office:value="0.123285" calcext:value-type="float">
            <text:p>0.123285</text:p>
          </table:table-cell>
          <table:table-cell table:formula="of:=[.C324]-[.C323]" office:value-type="float" office:value="0.044341" calcext:value-type="float">
            <text:p>0.044341</text:p>
          </table:table-cell>
          <table:table-cell office:value-type="float" office:value="487" calcext:value-type="float">
            <text:p>487</text:p>
          </table:table-cell>
          <table:table-cell office:value-type="float" office:value="3.37448" calcext:value-type="float">
            <text:p>3.37448</text:p>
          </table:table-cell>
          <table:table-cell office:value-type="float" office:value="36" calcext:value-type="float">
            <text:p>36</text:p>
          </table:table-cell>
          <table:table-cell table:formula="of:=[.E324]-[.E32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0</text:p>
          </table:table-cell>
          <table:table-cell office:value-type="float" office:value="0.166545" calcext:value-type="float">
            <text:p>0.166545</text:p>
          </table:table-cell>
          <table:table-cell table:formula="of:=[.C325]-[.C324]" office:value-type="float" office:value="0.04326" calcext:value-type="float">
            <text:p>0.04326</text:p>
          </table:table-cell>
          <table:table-cell office:value-type="float" office:value="492" calcext:value-type="float">
            <text:p>492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35" calcext:value-type="float">
            <text:p>35</text:p>
          </table:table-cell>
          <table:table-cell table:formula="of:=[.E325]-[.E32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1</text:p>
          </table:table-cell>
          <table:table-cell office:value-type="float" office:value="0.2093" calcext:value-type="float">
            <text:p>0.2093</text:p>
          </table:table-cell>
          <table:table-cell table:formula="of:=[.C326]-[.C325]" office:value-type="float" office:value="0.042755" calcext:value-type="float">
            <text:p>0.042755</text:p>
          </table:table-cell>
          <table:table-cell office:value-type="float" office:value="497" calcext:value-type="float">
            <text:p>497</text:p>
          </table:table-cell>
          <table:table-cell office:value-type="float" office:value="1.495845" calcext:value-type="float">
            <text:p>1.495845</text:p>
          </table:table-cell>
          <table:table-cell office:value-type="float" office:value="35" calcext:value-type="float">
            <text:p>35</text:p>
          </table:table-cell>
          <table:table-cell table:formula="of:=[.E326]-[.E32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2</text:p>
          </table:table-cell>
          <table:table-cell office:value-type="float" office:value="0.250814" calcext:value-type="float">
            <text:p>0.250814</text:p>
          </table:table-cell>
          <table:table-cell table:formula="of:=[.C327]-[.C326]" office:value-type="float" office:value="0.041514" calcext:value-type="float">
            <text:p>0.041514</text:p>
          </table:table-cell>
          <table:table-cell office:value-type="float" office:value="502" calcext:value-type="float">
            <text:p>502</text:p>
          </table:table-cell>
          <table:table-cell office:value-type="float" office:value="0.582953" calcext:value-type="float">
            <text:p>0.582953</text:p>
          </table:table-cell>
          <table:table-cell office:value-type="float" office:value="35" calcext:value-type="float">
            <text:p>35</text:p>
          </table:table-cell>
          <table:table-cell table:formula="of:=[.E327]-[.E32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3</text:p>
          </table:table-cell>
          <table:table-cell office:value-type="float" office:value="0.285312" calcext:value-type="float">
            <text:p>0.285312</text:p>
          </table:table-cell>
          <table:table-cell table:formula="of:=[.C328]-[.C327]" office:value-type="float" office:value="0.034498" calcext:value-type="float">
            <text:p>0.034498</text:p>
          </table:table-cell>
          <table:table-cell office:value-type="float" office:value="507" calcext:value-type="float">
            <text:p>507</text:p>
          </table:table-cell>
          <table:table-cell office:value-type="float" office:value="0.087969" calcext:value-type="float">
            <text:p>0.087969</text:p>
          </table:table-cell>
          <table:table-cell office:value-type="float" office:value="35" calcext:value-type="float">
            <text:p>35</text:p>
          </table:table-cell>
          <table:table-cell table:formula="of:=[.E328]-[.E32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4</text:p>
          </table:table-cell>
          <table:table-cell office:value-type="float" office:value="0.310582" calcext:value-type="float">
            <text:p>0.310582</text:p>
          </table:table-cell>
          <table:table-cell table:formula="of:=[.C329]-[.C328]" office:value-type="float" office:value="0.02527" calcext:value-type="float">
            <text:p>0.02527</text:p>
          </table:table-cell>
          <table:table-cell office:value-type="float" office:value="511" calcext:value-type="float">
            <text:p>511</text:p>
          </table:table-cell>
          <table:table-cell office:value-type="float" office:value="-0.238777" calcext:value-type="float">
            <text:p>-0.238777</text:p>
          </table:table-cell>
          <table:table-cell office:value-type="float" office:value="35" calcext:value-type="float">
            <text:p>35</text:p>
          </table:table-cell>
          <table:table-cell table:formula="of:=[.E329]-[.E328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5</text:p>
          </table:table-cell>
          <table:table-cell office:value-type="float" office:value="0.330624" calcext:value-type="float">
            <text:p>0.330624</text:p>
          </table:table-cell>
          <table:table-cell table:formula="of:=[.C330]-[.C329]" office:value-type="float" office:value="0.0200419999999999" calcext:value-type="float">
            <text:p>0.0200419999999999</text:p>
          </table:table-cell>
          <table:table-cell office:value-type="float" office:value="516" calcext:value-type="float">
            <text:p>516</text:p>
          </table:table-cell>
          <table:table-cell office:value-type="float" office:value="-0.449418" calcext:value-type="float">
            <text:p>-0.449418</text:p>
          </table:table-cell>
          <table:table-cell office:value-type="float" office:value="34" calcext:value-type="float">
            <text:p>34</text:p>
          </table:table-cell>
          <table:table-cell table:formula="of:=[.E330]-[.E32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6</text:p>
          </table:table-cell>
          <table:table-cell office:value-type="float" office:value="0.350922" calcext:value-type="float">
            <text:p>0.350922</text:p>
          </table:table-cell>
          <table:table-cell table:formula="of:=[.C331]-[.C330]" office:value-type="float" office:value="0.020298" calcext:value-type="float">
            <text:p>0.020298</text:p>
          </table:table-cell>
          <table:table-cell office:value-type="float" office:value="518" calcext:value-type="float">
            <text:p>518</text:p>
          </table:table-cell>
          <table:table-cell office:value-type="float" office:value="-0.673439" calcext:value-type="float">
            <text:p>-0.673439</text:p>
          </table:table-cell>
          <table:table-cell office:value-type="float" office:value="34" calcext:value-type="float">
            <text:p>34</text:p>
          </table:table-cell>
          <table:table-cell table:formula="of:=[.E331]-[.E330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7</text:p>
          </table:table-cell>
          <table:table-cell office:value-type="float" office:value="0.368228" calcext:value-type="float">
            <text:p>0.368228</text:p>
          </table:table-cell>
          <table:table-cell table:formula="of:=[.C332]-[.C331]" office:value-type="float" office:value="0.017306" calcext:value-type="float">
            <text:p>0.017306</text:p>
          </table:table-cell>
          <table:table-cell office:value-type="float" office:value="516" calcext:value-type="float">
            <text:p>516</text:p>
          </table:table-cell>
          <table:table-cell office:value-type="float" office:value="-0.89786" calcext:value-type="float">
            <text:p>-0.89786</text:p>
          </table:table-cell>
          <table:table-cell office:value-type="float" office:value="34" calcext:value-type="float">
            <text:p>34</text:p>
          </table:table-cell>
          <table:table-cell table:formula="of:=[.E332]-[.E331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8</text:p>
          </table:table-cell>
          <table:table-cell office:value-type="float" office:value="0.389834" calcext:value-type="float">
            <text:p>0.389834</text:p>
          </table:table-cell>
          <table:table-cell table:formula="of:=[.C333]-[.C332]" office:value-type="float" office:value="0.021606" calcext:value-type="float">
            <text:p>0.021606</text:p>
          </table:table-cell>
          <table:table-cell office:value-type="float" office:value="517" calcext:value-type="float">
            <text:p>517</text:p>
          </table:table-cell>
          <table:table-cell office:value-type="float" office:value="-1.190062" calcext:value-type="float">
            <text:p>-1.190062</text:p>
          </table:table-cell>
          <table:table-cell office:value-type="float" office:value="34" calcext:value-type="float">
            <text:p>34</text:p>
          </table:table-cell>
          <table:table-cell table:formula="of:=[.E333]-[.E33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19</text:p>
          </table:table-cell>
          <table:table-cell office:value-type="float" office:value="0.413243" calcext:value-type="float">
            <text:p>0.413243</text:p>
          </table:table-cell>
          <table:table-cell table:formula="of:=[.C334]-[.C333]" office:value-type="float" office:value="0.023409" calcext:value-type="float">
            <text:p>0.023409</text:p>
          </table:table-cell>
          <table:table-cell office:value-type="float" office:value="514" calcext:value-type="float">
            <text:p>514</text:p>
          </table:table-cell>
          <table:table-cell office:value-type="float" office:value="-1.784796" calcext:value-type="float">
            <text:p>-1.784796</text:p>
          </table:table-cell>
          <table:table-cell office:value-type="float" office:value="34" calcext:value-type="float">
            <text:p>34</text:p>
          </table:table-cell>
          <table:table-cell table:formula="of:=[.E334]-[.E333]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0</text:p>
          </table:table-cell>
          <table:table-cell office:value-type="float" office:value="0.439882" calcext:value-type="float">
            <text:p>0.439882</text:p>
          </table:table-cell>
          <table:table-cell table:formula="of:=[.C335]-[.C334]" office:value-type="float" office:value="0.026639" calcext:value-type="float">
            <text:p>0.026639</text:p>
          </table:table-cell>
          <table:table-cell office:value-type="float" office:value="512" calcext:value-type="float">
            <text:p>512</text:p>
          </table:table-cell>
          <table:table-cell office:value-type="float" office:value="-2.339612" calcext:value-type="float">
            <text:p>-2.339612</text:p>
          </table:table-cell>
          <table:table-cell office:value-type="float" office:value="33" calcext:value-type="float">
            <text:p>33</text:p>
          </table:table-cell>
          <table:table-cell table:formula="of:=[.E335]-[.E334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1</text:p>
          </table:table-cell>
          <table:table-cell office:value-type="float" office:value="0.463559" calcext:value-type="float">
            <text:p>0.463559</text:p>
          </table:table-cell>
          <table:table-cell table:formula="of:=[.C336]-[.C335]" office:value-type="float" office:value="0.023677" calcext:value-type="float">
            <text:p>0.023677</text:p>
          </table:table-cell>
          <table:table-cell office:value-type="float" office:value="511" calcext:value-type="float">
            <text:p>511</text:p>
          </table:table-cell>
          <table:table-cell office:value-type="float" office:value="-2.792228" calcext:value-type="float">
            <text:p>-2.792228</text:p>
          </table:table-cell>
          <table:table-cell office:value-type="float" office:value="33" calcext:value-type="float">
            <text:p>33</text:p>
          </table:table-cell>
          <table:table-cell table:formula="of:=[.E336]-[.E335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2</text:p>
          </table:table-cell>
          <table:table-cell office:value-type="float" office:value="0.48707" calcext:value-type="float">
            <text:p>0.48707</text:p>
          </table:table-cell>
          <table:table-cell table:formula="of:=[.C337]-[.C336]" office:value-type="float" office:value="0.023511" calcext:value-type="float">
            <text:p>0.023511</text:p>
          </table:table-cell>
          <table:table-cell office:value-type="float" office:value="507" calcext:value-type="float">
            <text:p>507</text:p>
          </table:table-cell>
          <table:table-cell office:value-type="float" office:value="-3.340789" calcext:value-type="float">
            <text:p>-3.340789</text:p>
          </table:table-cell>
          <table:table-cell office:value-type="float" office:value="33" calcext:value-type="float">
            <text:p>33</text:p>
          </table:table-cell>
          <table:table-cell table:formula="of:=[.E337]-[.E336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3</text:p>
          </table:table-cell>
          <table:table-cell office:value-type="float" office:value="0.502101" calcext:value-type="float">
            <text:p>0.502101</text:p>
          </table:table-cell>
          <table:table-cell table:formula="of:=[.C338]-[.C337]" office:value-type="float" office:value="0.015031" calcext:value-type="float">
            <text:p>0.015031</text:p>
          </table:table-cell>
          <table:table-cell office:value-type="float" office:value="501" calcext:value-type="float">
            <text:p>501</text:p>
          </table:table-cell>
          <table:table-cell office:value-type="float" office:value="-3.603487" calcext:value-type="float">
            <text:p>-3.603487</text:p>
          </table:table-cell>
          <table:table-cell office:value-type="float" office:value="33" calcext:value-type="float">
            <text:p>33</text:p>
          </table:table-cell>
          <table:table-cell table:formula="of:=[.E338]-[.E337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4</text:p>
          </table:table-cell>
          <table:table-cell office:value-type="float" office:value="0.506899" calcext:value-type="float">
            <text:p>0.506899</text:p>
          </table:table-cell>
          <table:table-cell table:formula="of:=[.C339]-[.C338]" office:value-type="float" office:value="0.00479799999999997" calcext:value-type="float">
            <text:p>0.00479799999999997</text:p>
          </table:table-cell>
          <table:table-cell office:value-type="float" office:value="495" calcext:value-type="float">
            <text:p>495</text:p>
          </table:table-cell>
          <table:table-cell office:value-type="float" office:value="-3.645154" calcext:value-type="float">
            <text:p>-3.645154</text:p>
          </table:table-cell>
          <table:table-cell office:value-type="float" office:value="33" calcext:value-type="float">
            <text:p>33</text:p>
          </table:table-cell>
          <table:table-cell table:formula="of:=[.E339]-[.E338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5</text:p>
          </table:table-cell>
          <table:table-cell office:value-type="float" office:value="0.503238" calcext:value-type="float">
            <text:p>0.503238</text:p>
          </table:table-cell>
          <table:table-cell table:formula="of:=[.C340]-[.C339]" office:value-type="float" office:value="-0.00366100000000003" calcext:value-type="float">
            <text:p>-0.00366100000000003</text:p>
          </table:table-cell>
          <table:table-cell office:value-type="float" office:value="487" calcext:value-type="float">
            <text:p>487</text:p>
          </table:table-cell>
          <table:table-cell office:value-type="float" office:value="-3.506173" calcext:value-type="float">
            <text:p>-3.506173</text:p>
          </table:table-cell>
          <table:table-cell office:value-type="float" office:value="32" calcext:value-type="float">
            <text:p>32</text:p>
          </table:table-cell>
          <table:table-cell table:formula="of:=[.E340]-[.E339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string" calcext:value-type="string">
            <text:p>16:08:26</text:p>
          </table:table-cell>
          <table:table-cell office:value-type="float" office:value="0.488343" calcext:value-type="float">
            <text:p>0.488343</text:p>
          </table:table-cell>
          <table:table-cell table:formula="of:=[.C341]-[.C340]" office:value-type="float" office:value="-0.0148949999999999" calcext:value-type="float">
            <text:p>-0.0148949999999999</text:p>
          </table:table-cell>
          <table:table-cell office:value-type="float" office:value="480" calcext:value-type="float">
            <text:p>480</text:p>
          </table:table-cell>
          <table:table-cell office:value-type="float" office:value="-3.041906" calcext:value-type="float">
            <text:p>-3.041906</text:p>
          </table:table-cell>
          <table:table-cell office:value-type="float" office:value="33" calcext:value-type="float">
            <text:p>33</text:p>
          </table:table-cell>
          <table:table-cell table:formula="of:=[.E341]-[.E340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72" calcext:value-type="float">
            <text:p>47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42]-[.E341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65" calcext:value-type="float">
            <text:p>46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43]-[.E342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57" calcext:value-type="float">
            <text:p>45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44]-[.E343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45]-[.E344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42" calcext:value-type="float">
            <text:p>44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46]-[.E345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36" calcext:value-type="float">
            <text:p>43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47]-[.E346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36" calcext:value-type="float">
            <text:p>43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48]-[.E3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39" calcext:value-type="float">
            <text:p>43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49]-[.E34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40" calcext:value-type="float">
            <text:p>44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50]-[.E34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46" calcext:value-type="float">
            <text:p>44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51]-[.E350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51" calcext:value-type="float">
            <text:p>45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52]-[.E35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57" calcext:value-type="float">
            <text:p>45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53]-[.E352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62" calcext:value-type="float">
            <text:p>46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54]-[.E35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67" calcext:value-type="float">
            <text:p>4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55]-[.E35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72" calcext:value-type="float">
            <text:p>47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56]-[.E35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57]-[.E35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82" calcext:value-type="float">
            <text:p>48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58]-[.E35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87" calcext:value-type="float">
            <text:p>48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E359]-[.E35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92" calcext:value-type="float">
            <text:p>49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60]-[.E35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97" calcext:value-type="float">
            <text:p>49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61]-[.E36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02" calcext:value-type="float">
            <text:p>50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362]-[.E36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07" calcext:value-type="float">
            <text:p>50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63]-[.E36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64]-[.E363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7" calcext:value-type="float">
            <text:p>5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65]-[.E364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22" calcext:value-type="float">
            <text:p>5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66]-[.E365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27" calcext:value-type="float">
            <text:p>52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E367]-[.E36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2" calcext:value-type="float">
            <text:p>53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68]-[.E36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3" calcext:value-type="float">
            <text:p>53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69]-[.E36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3" calcext:value-type="float">
            <text:p>53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70]-[.E3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27" calcext:value-type="float">
            <text:p>52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71]-[.E370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26" calcext:value-type="float">
            <text:p>52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E372]-[.E371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1" calcext:value-type="float">
            <text:p>53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73]-[.E372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3" calcext:value-type="float">
            <text:p>53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74]-[.E373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40" calcext:value-type="float">
            <text:p>54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75]-[.E374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47" calcext:value-type="float">
            <text:p>54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76]-[.E375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52" calcext:value-type="float">
            <text:p>55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77]-[.E37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57" calcext:value-type="float">
            <text:p>55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78]-[.E377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62" calcext:value-type="float">
            <text:p>56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79]-[.E378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67" calcext:value-type="float">
            <text:p>56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80]-[.E37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68" calcext:value-type="float">
            <text:p>56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81]-[.E38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58" calcext:value-type="float">
            <text:p>5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82]-[.E381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52" calcext:value-type="float">
            <text:p>55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3]-[.E382]"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45" calcext:value-type="float">
            <text:p>54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4]-[.E383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7" calcext:value-type="float">
            <text:p>53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5]-[.E384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30" calcext:value-type="float">
            <text:p>53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6]-[.E385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22" calcext:value-type="float">
            <text:p>52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7]-[.E386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5" calcext:value-type="float">
            <text:p>51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8]-[.E387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07" calcext:value-type="float">
            <text:p>50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89]-[.E388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07" calcext:value-type="float">
            <text:p>50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90]-[.E38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0" calcext:value-type="float">
            <text:p>51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91]-[.E390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1" calcext:value-type="float">
            <text:p>51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92]-[.E39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1" calcext:value-type="float">
            <text:p>51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E393]-[.E39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04" calcext:value-type="float">
            <text:p>50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94]-[.E393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97" calcext:value-type="float">
            <text:p>49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95]-[.E394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90" calcext:value-type="float">
            <text:p>49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96]-[.E395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82" calcext:value-type="float">
            <text:p>48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97]-[.E396]" office:value-type="float" office:value="-8" calcext:value-type="float">
            <text:p>-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75" calcext:value-type="float">
            <text:p>47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98]-[.E397]"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71" calcext:value-type="float">
            <text:p>47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399]-[.E398]" office:value-type="float" office:value="-4" calcext:value-type="float">
            <text:p>-4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79" calcext:value-type="float">
            <text:p>47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400]-[.E399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84" calcext:value-type="float">
            <text:p>48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401]-[.E400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490" calcext:value-type="float">
            <text:p>49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402]-[.E401]" office:value-type="float" office:value="6" calcext:value-type="float">
            <text:p>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7T16:14:14.268884626</dc:date>
    <meta:editing-duration>PT31M54S</meta:editing-duration>
    <meta:editing-cycles>6</meta:editing-cycles>
    <meta:generator>LibreOffice/7.3.7.2$Linux_X86_64 LibreOffice_project/30$Build-2</meta:generator>
    <meta:document-statistic meta:table-count="1" meta:cell-count="29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line" chart:style-name="ch1">
        <chart:legend chart:legend-position="end" svg:x="13.712cm" svg:y="4.192cm" style:legend-expansion="high" chart:style-name="ch2"/>
        <chart:plot-area chart:style-name="ch3" table:cell-range-address="'12062023-160141'.C1:'12062023-160141'.C341" chart:data-source-has-labels="row" svg:x="0.319cm" svg:y="0.179cm" svg:width="13.074cm" svg:height="8.631cm">
          <chart:coordinate-region svg:x="1.057cm" svg:y="0.381cm" svg:width="12.301cm" svg:height="7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062023-160141'.C2:'12062023-160141'.C341" chart:label-cell-address="'12062023-160141'.C1:'12062023-160141'.C1" chart:class="chart:line">
            <chart:data-point chart:repeated="3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</text:p>
                <draw:g>
                  <svg:desc>'12062023-160141'.C1:'12062023-16014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65">
                <text:p>0.001365</text:p>
                <draw:g>
                  <svg:desc>'12062023-160141'.C2:'12062023-160141'.C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398">
                <text:p>0.020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912">
                <text:p>0.039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908">
                <text:p>0.063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855">
                <text:p>0.089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6877">
                <text:p>0.116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5275">
                <text:p>0.145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8681">
                <text:p>0.178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6582">
                <text:p>0.206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2112">
                <text:p>0.242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277">
                <text:p>0.272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282">
                <text:p>0.304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8754">
                <text:p>0.338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0522">
                <text:p>0.370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015">
                <text:p>0.4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5661">
                <text:p>0.435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192">
                <text:p>0.465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3293">
                <text:p>0.493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3733">
                <text:p>0.523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1658">
                <text:p>0.551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5747">
                <text:p>0.575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0789">
                <text:p>0.600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3325">
                <text:p>0.62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6416">
                <text:p>0.646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8432">
                <text:p>0.668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549">
                <text:p>0.68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5097">
                <text:p>0.705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9816">
                <text:p>0.719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3497">
                <text:p>0.73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0305">
                <text:p>0.750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4237">
                <text:p>0.764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8205">
                <text:p>0.778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1857">
                <text:p>0.791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5059">
                <text:p>0.805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9664">
                <text:p>0.819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3476">
                <text:p>0.83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2381">
                <text:p>0.852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1291">
                <text:p>0.871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2384">
                <text:p>0.892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4277">
                <text:p>0.914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0353">
                <text:p>0.940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7026">
                <text:p>0.967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509">
                <text:p>0.998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0584">
                <text:p>1.030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65651">
                <text:p>1.065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4115">
                <text:p>1.104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44961">
                <text:p>1.144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8505">
                <text:p>1.18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2798">
                <text:p>1.2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3762">
                <text:p>1.273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21797">
                <text:p>1.321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68774">
                <text:p>1.368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1758">
                <text:p>1.41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64859">
                <text:p>1.464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11427">
                <text:p>1.5114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55262">
                <text:p>1.555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02888">
                <text:p>1.602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44776">
                <text:p>1.644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3839">
                <text:p>1.683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17395">
                <text:p>1.717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43745">
                <text:p>1.743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66891">
                <text:p>1.766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85291">
                <text:p>1.785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00965">
                <text:p>1.800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05407">
                <text:p>1.8054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10872">
                <text:p>1.810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13075">
                <text:p>1.813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10828">
                <text:p>1.8108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06329">
                <text:p>1.806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01577">
                <text:p>1.801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94573">
                <text:p>1.7945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92115">
                <text:p>1.792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90081">
                <text:p>1.790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9233">
                <text:p>1.79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91521">
                <text:p>1.791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01956">
                <text:p>1.8019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16269">
                <text:p>1.8162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8687">
                <text:p>1.828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52906">
                <text:p>1.852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78976">
                <text:p>1.878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08117">
                <text:p>1.908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408">
                <text:p>1.94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75445">
                <text:p>1.975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13674">
                <text:p>2.013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52429">
                <text:p>2.052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93307">
                <text:p>2.093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31675">
                <text:p>2.131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65399">
                <text:p>2.165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90344">
                <text:p>2.1903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3253">
                <text:p>2.213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0615">
                <text:p>2.2406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66409">
                <text:p>2.266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91591">
                <text:p>2.291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14125">
                <text:p>2.314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38687">
                <text:p>2.338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5006">
                <text:p>2.365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88571">
                <text:p>2.388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2307">
                <text:p>2.412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33698">
                <text:p>2.433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55077">
                <text:p>2.4550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74872">
                <text:p>2.4748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91581">
                <text:p>2.491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04833">
                <text:p>2.504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12793">
                <text:p>2.512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20957">
                <text:p>2.5209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25275">
                <text:p>2.525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27565">
                <text:p>2.527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28822">
                <text:p>2.5288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23465">
                <text:p>2.5234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20443">
                <text:p>2.520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624">
                <text:p>2.516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14326">
                <text:p>2.514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12735">
                <text:p>2.512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513635">
                <text:p>2.513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19057">
                <text:p>2.519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28127">
                <text:p>2.528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43121">
                <text:p>2.543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53293">
                <text:p>2.5532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68591">
                <text:p>2.568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580681">
                <text:p>2.580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92042">
                <text:p>2.592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02185">
                <text:p>2.602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16239">
                <text:p>2.6162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625662">
                <text:p>2.625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37504">
                <text:p>2.637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529">
                <text:p>2.6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65309">
                <text:p>2.6653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79951">
                <text:p>2.6799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97914">
                <text:p>2.69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12871">
                <text:p>2.7128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26512">
                <text:p>2.726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794">
                <text:p>2.737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49708">
                <text:p>2.7497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57112">
                <text:p>2.757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58589">
                <text:p>2.758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581">
                <text:p>2.7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52439">
                <text:p>2.752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5394">
                <text:p>2.7453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33542">
                <text:p>2.7335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19524">
                <text:p>2.719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02408">
                <text:p>2.7024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83412">
                <text:p>2.683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64595">
                <text:p>2.6645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43937">
                <text:p>2.643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20122">
                <text:p>2.620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599835">
                <text:p>2.599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80341">
                <text:p>2.5803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62598">
                <text:p>2.5625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44553">
                <text:p>2.544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31369">
                <text:p>2.531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16741">
                <text:p>2.516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08814">
                <text:p>2.5088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01477">
                <text:p>2.5014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96467">
                <text:p>2.4964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93447">
                <text:p>2.4934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9243">
                <text:p>2.492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93461">
                <text:p>2.4934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94406">
                <text:p>2.4944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95355">
                <text:p>2.4953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00327">
                <text:p>2.500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0129">
                <text:p>2.501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3193">
                <text:p>2.5031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03819">
                <text:p>2.5038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01473">
                <text:p>2.501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96561">
                <text:p>2.4965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94303">
                <text:p>2.494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87603">
                <text:p>2.487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8149">
                <text:p>2.481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74953">
                <text:p>2.4749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464656">
                <text:p>2.4646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53462">
                <text:p>2.4534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44573">
                <text:p>2.445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439138">
                <text:p>2.439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36272">
                <text:p>2.436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429899">
                <text:p>2.429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428706">
                <text:p>2.428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26839">
                <text:p>2.426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25356">
                <text:p>2.425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25611">
                <text:p>2.4256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27511">
                <text:p>2.4275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26997">
                <text:p>2.426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27263">
                <text:p>2.4272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6363">
                <text:p>2.4263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2321">
                <text:p>2.423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23804">
                <text:p>2.4238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25073">
                <text:p>2.4250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22318">
                <text:p>2.422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17112">
                <text:p>2.417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4077">
                <text:p>2.4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9309">
                <text:p>2.39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74385">
                <text:p>2.374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351566">
                <text:p>2.3515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324298">
                <text:p>2.324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9704">
                <text:p>2.297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62278">
                <text:p>2.2622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28124">
                <text:p>2.228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91447">
                <text:p>2.191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53636">
                <text:p>2.153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115268">
                <text:p>2.1152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75891">
                <text:p>2.0758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38797">
                <text:p>2.038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99048">
                <text:p>1.9990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63522">
                <text:p>1.963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924216">
                <text:p>1.924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88532">
                <text:p>1.888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50738">
                <text:p>1.850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815801">
                <text:p>1.8158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82292">
                <text:p>1.7822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40693">
                <text:p>1.7406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03153">
                <text:p>1.7031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63849">
                <text:p>1.6638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26105">
                <text:p>1.626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85288">
                <text:p>1.5852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4219">
                <text:p>1.542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02244">
                <text:p>1.502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65286">
                <text:p>1.4652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24699">
                <text:p>1.4246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84113">
                <text:p>1.3841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44502">
                <text:p>1.3445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02444">
                <text:p>1.3024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60302">
                <text:p>1.2603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19869">
                <text:p>1.2198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80911">
                <text:p>1.18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1861">
                <text:p>1.1418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04998">
                <text:p>1.104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73155">
                <text:p>1.0731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40054">
                <text:p>1.0400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10998">
                <text:p>1.010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85681">
                <text:p>0.9856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62572">
                <text:p>0.9625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3104">
                <text:p>0.943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7997">
                <text:p>0.9279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1384">
                <text:p>0.913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05007">
                <text:p>0.9050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00833">
                <text:p>0.900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9541">
                <text:p>0.895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93277">
                <text:p>0.8932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93806">
                <text:p>0.893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97394">
                <text:p>0.8973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04717">
                <text:p>0.9047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12131">
                <text:p>0.9121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17156">
                <text:p>0.9171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28189">
                <text:p>0.9281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38142">
                <text:p>0.938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43901">
                <text:p>0.9439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52612">
                <text:p>0.952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9069">
                <text:p>0.9590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6607">
                <text:p>0.9666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69765">
                <text:p>0.9697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5746">
                <text:p>0.9757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666">
                <text:p>0.979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8201">
                <text:p>0.978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6677">
                <text:p>0.9766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4301">
                <text:p>0.974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1399">
                <text:p>0.9713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6431">
                <text:p>0.964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53802">
                <text:p>0.9538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39161">
                <text:p>0.9391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21292">
                <text:p>0.9212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01877">
                <text:p>0.9018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9647">
                <text:p>0.8796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54105">
                <text:p>0.854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27366">
                <text:p>0.8273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99888">
                <text:p>0.7998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72509">
                <text:p>0.772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43062">
                <text:p>0.7430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19207">
                <text:p>0.7192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94603">
                <text:p>0.6946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3767">
                <text:p>0.6737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57955">
                <text:p>0.6579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44902">
                <text:p>0.644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35025">
                <text:p>0.635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29574">
                <text:p>0.6295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28403">
                <text:p>0.6284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34787">
                <text:p>0.6347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42497">
                <text:p>0.6424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56428">
                <text:p>0.656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70712">
                <text:p>0.6707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3006">
                <text:p>0.693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14492">
                <text:p>0.7144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38863">
                <text:p>0.7388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65603">
                <text:p>0.7656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92473">
                <text:p>0.792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14998">
                <text:p>0.814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8741">
                <text:p>0.8387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5952">
                <text:p>0.8559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0162">
                <text:p>0.8701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9968">
                <text:p>0.879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81692">
                <text:p>0.881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5598">
                <text:p>0.8755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359">
                <text:p>0.863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40586">
                <text:p>0.840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13902">
                <text:p>0.8139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77516">
                <text:p>0.7775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3436">
                <text:p>0.7334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83995">
                <text:p>0.6839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32749">
                <text:p>0.6327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7275">
                <text:p>0.572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14926">
                <text:p>0.514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57245">
                <text:p>0.4572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97223">
                <text:p>0.3972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4435">
                <text:p>0.344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97805">
                <text:p>0.2978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56335">
                <text:p>0.2563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23766">
                <text:p>0.2237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7711">
                <text:p>0.1977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80604">
                <text:p>0.1806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68221">
                <text:p>0.1682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8955">
                <text:p>0.1689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71758">
                <text:p>0.1717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70291">
                <text:p>0.1702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7687">
                <text:p>0.1676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54133">
                <text:p>0.154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7469">
                <text:p>0.1274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5973">
                <text:p>0.0959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65605">
                <text:p>0.0656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5735">
                <text:p>0.0357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1117">
                <text:p>0.021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7342">
                <text:p>0.017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9657">
                <text:p>0.0296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48462">
                <text:p>0.048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8944">
                <text:p>0.0789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3285">
                <text:p>0.1232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66545">
                <text:p>0.166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93">
                <text:p>0.20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50814">
                <text:p>0.2508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5312">
                <text:p>0.2853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10582">
                <text:p>0.3105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30624">
                <text:p>0.3306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50922">
                <text:p>0.3509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68228">
                <text:p>0.368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9834">
                <text:p>0.3898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13243">
                <text:p>0.4132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39882">
                <text:p>0.4398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3559">
                <text:p>0.4635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707">
                <text:p>0.48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02101">
                <text:p>0.5021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06899">
                <text:p>0.5068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03238">
                <text:p>0.5032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88343">
                <text:p>0.488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